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33333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5833333333333333in"/>
    </style:style>
    <style:style style:name="co5" style:family="table-column">
      <style:table-column-properties fo:break-before="auto" style:column-width="0.6458333333333334in"/>
    </style:style>
    <style:style style:name="co6" style:family="table-column">
      <style:table-column-properties fo:break-before="auto" style:column-width="0.96875in"/>
    </style:style>
    <style:style style:name="co7" style:family="table-column">
      <style:table-column-properties fo:break-before="auto" style:column-width="0.8541666666666666in"/>
    </style:style>
    <style:style style:name="co8" style:family="table-column">
      <style:table-column-properties fo:break-before="auto" style:column-width="1.34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625in"/>
    </style:style>
    <style:style style:name="co11" style:family="table-column">
      <style:table-column-properties fo:break-before="auto" style:column-width="0.625in"/>
    </style:style>
    <style:style style:name="co12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Score Sheet">
      <style:table-properties table:display="true" style:writing-mode="lr-tb"/>
    </style:style>
    <style:style style:name="ta2" style:family="table" style:master-page-name="PageStyle_5f_Stats">
      <style:table-properties table:display="true" style:writing-mode="lr-tb"/>
    </style:style>
    <style:style style:name="ta3" style:family="table" style:master-page-name="PageStyle_5f_The Dec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">
      <style:table-cell-properties fo:border-right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right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">
      <style:table-cell-properties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1">
      <style:table-cell-properties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order-top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6" style:family="table-cell" style:parent-style-name="Default">
      <style:table-cell-properties fo:border-left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lef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1">
      <style:table-cell-properties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">
      <style:table-cell-properties fo:border-right="1.0pt solid #000000" fo:border-top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2" style:family="table-cell" style:parent-style-name="Default">
      <style:table-cell-properties fo:border-right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3" style:family="table-cell" style:parent-style-name="Default">
      <style:table-cell-properties fo:border-right="1.0pt solid #000000"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core Sheet" table:style-name="ta1" table:print="false">
        <office:forms form:automatic-focus="false" form:apply-design-mode="false"/>
        <table:table-column table:style-name="co2" table:number-columns-repeated="9" table:default-cell-style-name="ce15"/>
        <table:table-column table:style-name="co1" table:default-cell-style-name="ce15" table:number-columns-repeated="247"/>
        <table:table-row table:style-name="ro2">
          <table:table-cell table:style-name="ce21" table:number-columns-spanned="3" table:number-rows-spanned="1" office:value-type="string">
            <text:p>Wins</text:p>
          </table:table-cell>
          <table:covered-table-cell table:number-columns-repeated="2"/>
          <table:table-cell table:style-name="ce21" table:number-columns-spanned="3" table:number-rows-spanned="1" office:value-type="string">
            <text:p>Bridge</text:p>
          </table:table-cell>
          <table:covered-table-cell table:number-columns-repeated="2"/>
          <table:table-cell table:style-name="ce21" table:number-columns-spanned="3" table:number-rows-spanned="1" office:value-type="string">
            <text:p>Briggs</text:p>
          </table:table-cell>
          <table:covered-table-cell table:number-columns-repeated="2"/>
          <table:table-cell table:style-name="ce23"/>
          <table:table-cell table:number-columns-repeated="2" table:style-name="ce24"/>
          <table:table-cell table:number-columns-repeated="14" table:style-name="ce25"/>
        </table:table-row>
        <table:table-row table:style-name="ro2">
          <table:table-cell table:style-name="ce21" office:value-type="string">
            <text:p>S</text:p>
          </table:table-cell>
          <table:table-cell table:style-name="ce21" office:value-type="string">
            <text:p>C</text:p>
          </table:table-cell>
          <table:table-cell table:style-name="ce26" office:value-type="string">
            <text:p>T</text:p>
          </table:table-cell>
          <table:table-cell table:style-name="ce21" office:value-type="string">
            <text:p>S</text:p>
          </table:table-cell>
          <table:table-cell table:style-name="ce21" office:value-type="string">
            <text:p>C</text:p>
          </table:table-cell>
          <table:table-cell table:style-name="ce26" office:value-type="string">
            <text:p>T</text:p>
          </table:table-cell>
          <table:table-cell table:style-name="ce21" office:value-type="string">
            <text:p>S</text:p>
          </table:table-cell>
          <table:table-cell table:style-name="ce21" office:value-type="string">
            <text:p>C</text:p>
          </table:table-cell>
          <table:table-cell table:style-name="ce27" office:value-type="string">
            <text:p>T</text:p>
          </table:table-cell>
          <table:table-cell table:style-name="ce28" office:value-type="string">
            <text:p>Date</text:p>
          </table:table-cell>
          <table:table-cell table:style-name="ce29" office:value-type="string">
            <text:p>Games Played</text:p>
          </table:table-cell>
          <table:table-cell table:style-name="ce29"/>
          <table:table-cell table:number-columns-repeated="14" table:style-name="ce25"/>
        </table:table-row>
        <table:table-row table:style-name="ro2"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 office:value-type="string">
            <text:p>4-9-2014</text:p>
          </table:table-cell>
          <table:table-cell table:style-name="ce32" table:formula="of:=IF(ISBLANK([.A3]);&quot;&quot;;SUM([.A3:.C3]))" office:value-type="string">
            <text:p>9</text:p>
          </table:table-cell>
          <table:table-cell table:style-name="ce36"/>
        </table:table-row>
        <table:table-row table:style-name="ro2"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3">
            <text:p>3</text:p>
          </table:table-cell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 office:value-type="string">
            <text:p>1-10-2014</text:p>
          </table:table-cell>
          <table:table-cell table:style-name="ce32" table:formula="of:=IF(ISBLANK([.A4]);&quot;&quot;;SUM([.A4:.C4]))" office:value-type="string">
            <text:p>18</text:p>
          </table:table-cell>
          <table:table-cell table:style-name="ce36"/>
        </table:table-row>
        <table:table-row table:style-name="ro2">
          <table:table-cell table:style-name="ce30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4">
            <text:p>4</text:p>
          </table:table-cell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 office:value-type="string">
            <text:p>1-11-2014</text:p>
          </table:table-cell>
          <table:table-cell table:style-name="ce32" table:formula="of:=IF(ISBLANK([.A5]);&quot;&quot;;SUM([.A5:.C5]))" office:value-type="string">
            <text:p>13</text:p>
          </table:table-cell>
          <table:table-cell table:style-name="ce36"/>
          <table:table-cell/>
          <table:table-cell table:number-columns-repeated="2" table:style-name="ce37"/>
        </table:table-row>
        <table:table-row table:style-name="ro2">
          <table:table-cell table:style-name="ce30" office:value-type="float" office:value="3">
            <text:p>3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8">
            <text:p>8</text:p>
          </table:table-cell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 office:value-type="string">
            <text:p>1-12-2014</text:p>
          </table:table-cell>
          <table:table-cell table:style-name="ce32" table:formula="of:=IF(ISBLANK([.A6]);&quot;&quot;;SUM([.A6:.C6]))" office:value-type="string">
            <text:p>19</text:p>
          </table:table-cell>
          <table:table-cell table:style-name="ce36"/>
          <table:table-cell table:style-name="ce37"/>
        </table:table-row>
        <table:table-row table:style-name="ro2"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8">
            <text:p>8</text:p>
          </table:table-cell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35" office:value-type="string">
            <text:p>1-1-2015</text:p>
          </table:table-cell>
          <table:table-cell table:style-name="ce32" table:formula="of:=IF(ISBLANK([.A7]);&quot;&quot;;SUM([.A7:.C7]))" office:value-type="string">
            <text:p>17</text:p>
          </table:table-cell>
          <table:table-cell table:style-name="ce36"/>
          <table:table-cell table:style-name="ce37"/>
        </table:table-row>
        <table:table-row table:style-name="ro2">
          <table:table-cell table:style-name="ce30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35" office:value-type="string">
            <text:p>20-1-2015</text:p>
          </table:table-cell>
          <table:table-cell table:style-name="ce32" table:formula="of:=IF(ISBLANK([.A8]);&quot;&quot;;SUM([.A8:.C8]))" office:value-type="string">
            <text:p>10</text:p>
          </table:table-cell>
          <table:table-cell table:style-name="ce36"/>
        </table:table-row>
        <table:table-row table:style-name="ro2">
          <table:table-cell table:style-name="ce30" office:value-type="float" office:value="10">
            <text:p>1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number-columns-repeated="2" table:style-name="ce32"/>
          <table:table-cell table:style-name="ce38"/>
          <table:table-cell table:style-name="ce35" office:value-type="string">
            <text:p>24-2-2015</text:p>
          </table:table-cell>
          <table:table-cell table:style-name="ce32" table:formula="of:=IF(ISBLANK([.A9]);&quot;&quot;;SUM([.A9:.C9]))" office:value-type="string">
            <text:p>16</text:p>
          </table:table-cell>
          <table:table-cell table:style-name="ce36"/>
        </table:table-row>
        <table:table-row table:style-name="ro2">
          <table:table-cell table:style-name="ce30" office:value-type="float" office:value="4">
            <text:p>4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1">
            <text:p>1</text:p>
          </table:table-cell>
          <table:table-cell table:style-name="ce32"/>
          <table:table-cell table:style-name="ce30"/>
          <table:table-cell table:style-name="ce38"/>
          <table:table-cell table:style-name="ce35" office:value-type="string">
            <text:p>10-3-2015</text:p>
          </table:table-cell>
          <table:table-cell table:style-name="ce32" table:formula="of:=IF(ISBLANK([.A10]);&quot;&quot;;SUM([.A10:.C10]))" office:value-type="string">
            <text:p>15</text:p>
          </table:table-cell>
          <table:table-cell table:style-name="ce36"/>
        </table:table-row>
        <table:table-row table:style-name="ro2"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24-3-2015</text:p>
          </table:table-cell>
          <table:table-cell table:style-name="ce32" table:formula="of:=IF(ISBLANK([.A11]);&quot;&quot;;SUM([.A11:.C11]))" office:value-type="string">
            <text:p>14</text:p>
          </table:table-cell>
          <table:table-cell table:style-name="ce36"/>
        </table:table-row>
        <table:table-row table:style-name="ro2">
          <table:table-cell table:style-name="ce30" office:value-type="float" office:value="8">
            <text:p>8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5" office:value-type="string">
            <text:p>14-4-2015</text:p>
          </table:table-cell>
          <table:table-cell table:style-name="ce32" table:formula="of:=IF(ISBLANK([.A12]);&quot;&quot;;SUM([.A12:.C12]))" office:value-type="string">
            <text:p>13</text:p>
          </table:table-cell>
          <table:table-cell table:style-name="ce36"/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5-5-2015</text:p>
          </table:table-cell>
          <table:table-cell table:style-name="ce32" table:formula="of:=IF(ISBLANK([.A13]);&quot;&quot;;SUM([.A13:.C13]))" office:value-type="string">
            <text:p>18</text:p>
          </table:table-cell>
          <table:table-cell table:style-name="ce36"/>
        </table:table-row>
        <table:table-row table:style-name="ro2">
          <table:table-cell table:style-name="ce30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16-6-2015</text:p>
          </table:table-cell>
          <table:table-cell table:style-name="ce32" table:formula="of:=IF(ISBLANK([.A14]);&quot;&quot;;SUM([.A14:.C14]))" office:value-type="string">
            <text:p>12</text:p>
          </table:table-cell>
          <table:table-cell table:style-name="ce36"/>
        </table:table-row>
        <table:table-row table:style-name="ro2">
          <table:table-cell table:style-name="ce30" office:value-type="float" office:value="10">
            <text:p>10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30-6-2015</text:p>
          </table:table-cell>
          <table:table-cell table:style-name="ce32" table:formula="of:=IF(ISBLANK([.A15]);&quot;&quot;;SUM([.A15:.C15]))" office:value-type="string">
            <text:p>19</text:p>
          </table:table-cell>
          <table:table-cell table:style-name="ce36"/>
        </table:table-row>
        <table:table-row table:style-name="ro2">
          <table:table-cell table:style-name="ce30" office:value-type="float" office:value="4">
            <text:p>4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14-7-2015</text:p>
          </table:table-cell>
          <table:table-cell table:style-name="ce32" table:formula="of:=IF(ISBLANK([.A16]);&quot;&quot;;SUM([.A16:.C16]))" office:value-type="string">
            <text:p>12</text:p>
          </table:table-cell>
          <table:table-cell table:style-name="ce36"/>
        </table:table-row>
        <table:table-row table:style-name="ro2">
          <table:table-cell table:style-name="ce3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28-7-2015</text:p>
          </table:table-cell>
          <table:table-cell table:style-name="ce32" table:formula="of:=IF(ISBLANK([.A17]);&quot;&quot;;SUM([.A17:.C17]))" office:value-type="string">
            <text:p>13</text:p>
          </table:table-cell>
          <table:table-cell table:style-name="ce36"/>
        </table:table-row>
        <table:table-row table:style-name="ro2">
          <table:table-cell table:style-name="ce30" office:value-type="float" office:value="8">
            <text:p>8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25-8-2015</text:p>
          </table:table-cell>
          <table:table-cell table:style-name="ce32" table:formula="of:=IF(ISBLANK([.A18]);&quot;&quot;;SUM([.A18:.C18]))" office:value-type="string">
            <text:p>15</text:p>
          </table:table-cell>
          <table:table-cell table:style-name="ce36"/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30" office:value-type="float" office:value="3">
            <text:p>3</text:p>
          </table:table-cell>
          <table:table-cell table:style-name="ce31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8-9-2015</text:p>
          </table:table-cell>
          <table:table-cell table:style-name="ce32" table:formula="of:=IF(ISBLANK([.A19]);&quot;&quot;;SUM([.A19:.C19]))" office:value-type="string">
            <text:p>13</text:p>
          </table:table-cell>
          <table:table-cell table:style-name="ce36"/>
        </table:table-row>
        <table:table-row table:style-name="ro2">
          <table:table-cell table:style-name="ce30" office:value-type="float" office:value="2">
            <text:p>2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22-9-2015</text:p>
          </table:table-cell>
          <table:table-cell table:style-name="ce32" table:formula="of:=IF(ISBLANK([.A20]);&quot;&quot;;SUM([.A20:.C20]))" office:value-type="string">
            <text:p>12</text:p>
          </table:table-cell>
          <table:table-cell table:style-name="ce36"/>
        </table:table-row>
        <table:table-row table:style-name="ro2">
          <table:table-cell table:style-name="ce30" office:value-type="float" office:value="10">
            <text:p>10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6-10-2015</text:p>
          </table:table-cell>
          <table:table-cell table:style-name="ce32" table:formula="of:=IF(ISBLANK([.A21]);&quot;&quot;;SUM([.A21:.C21]))" office:value-type="string">
            <text:p>17</text:p>
          </table:table-cell>
          <table:table-cell table:style-name="ce39"/>
        </table:table-row>
        <table:table-row table:style-name="ro2"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20-10-2015</text:p>
          </table:table-cell>
          <table:table-cell table:style-name="ce32" table:formula="of:=IF(ISBLANK([.A22]);&quot;&quot;;SUM([.A22:.C22]))" office:value-type="string">
            <text:p>13</text:p>
          </table:table-cell>
          <table:table-cell table:style-name="ce39"/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10-11-2015</text:p>
          </table:table-cell>
          <table:table-cell table:style-name="ce32" table:formula="of:=IF(ISBLANK([.A23]);&quot;&quot;;SUM([.A23:.C23]))" office:value-type="string">
            <text:p>16</text:p>
          </table:table-cell>
          <table:table-cell table:style-name="ce39"/>
        </table:table-row>
        <table:table-row table:style-name="ro2"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1-12-2015</text:p>
          </table:table-cell>
          <table:table-cell table:style-name="ce32" table:formula="of:=IF(ISBLANK([.A24]);&quot;&quot;;SUM([.A24:.C24]))" office:value-type="string">
            <text:p>14</text:p>
          </table:table-cell>
          <table:table-cell table:style-name="ce39"/>
        </table:table-row>
        <table:table-row table:style-name="ro2"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21-12-2015</text:p>
          </table:table-cell>
          <table:table-cell table:style-name="ce32" table:formula="of:=IF(ISBLANK([.A25]);&quot;&quot;;SUM([.A25:.C25]))" office:value-type="string">
            <text:p>20</text:p>
          </table:table-cell>
          <table:table-cell table:style-name="ce39"/>
        </table:table-row>
        <table:table-row table:style-name="ro2"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12-1-2016</text:p>
          </table:table-cell>
          <table:table-cell table:style-name="ce32" table:formula="of:=IF(ISBLANK([.A26]);&quot;&quot;;SUM([.A26:.C26]))" office:value-type="string">
            <text:p>15</text:p>
          </table:table-cell>
          <table:table-cell table:style-name="ce39"/>
        </table:table-row>
        <table:table-row table:style-name="ro2">
          <table:table-cell table:style-name="ce30" office:value-type="float" office:value="8">
            <text:p>8</text:p>
          </table:table-cell>
          <table:table-cell table:style-name="ce30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7">
            <text:p>7</text:p>
          </table:table-cell>
          <table:table-cell table:style-name="ce31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2-2-2016</text:p>
          </table:table-cell>
          <table:table-cell table:style-name="ce32" table:formula="of:=IF(ISBLANK([.A27]);&quot;&quot;;SUM([.A27:.C27]))" office:value-type="string">
            <text:p>12</text:p>
          </table:table-cell>
          <table:table-cell table:style-name="ce39"/>
        </table:table-row>
        <table:table-row table:style-name="ro2">
          <table:table-cell table:style-name="ce30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style-name="ce31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 table:style-name="ce35" office:value-type="string">
            <text:p>16-2-2016</text:p>
          </table:table-cell>
          <table:table-cell table:style-name="ce32" table:formula="of:=IF(ISBLANK([.A28]);&quot;&quot;;SUM([.A28:.C28]))" office:value-type="string">
            <text:p>14</text:p>
          </table:table-cell>
          <table:table-cell table:style-name="ce39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4"/>
          <table:table-cell table:style-name="ce35"/>
          <table:table-cell table:style-name="ce39" table:formula="of:=IF(ISBLANK([.A29]);&quot;&quot;;SUM([.A29:.C2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4"/>
          <table:table-cell table:style-name="ce35"/>
          <table:table-cell table:style-name="ce39" table:formula="of:=IF(ISBLANK([.A30]);&quot;&quot;;SUM([.A30:.C3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4"/>
          <table:table-cell table:style-name="ce35"/>
          <table:table-cell table:style-name="ce39" table:formula="of:=IF(ISBLANK([.A31]);&quot;&quot;;SUM([.A31:.C3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4"/>
          <table:table-cell table:style-name="ce35"/>
          <table:table-cell table:style-name="ce39" table:formula="of:=IF(ISBLANK([.A32]);&quot;&quot;;SUM([.A32:.C3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4"/>
          <table:table-cell table:style-name="ce35"/>
          <table:table-cell table:style-name="ce39" table:formula="of:=IF(ISBLANK([.A33]);&quot;&quot;;SUM([.A33:.C3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4"/>
          <table:table-cell table:style-name="ce35"/>
          <table:table-cell table:style-name="ce39" table:formula="of:=IF(ISBLANK([.A34]);&quot;&quot;;SUM([.A34:.C3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4"/>
          <table:table-cell table:style-name="ce35"/>
          <table:table-cell table:style-name="ce39" table:formula="of:=IF(ISBLANK([.A35]);&quot;&quot;;SUM([.A35:.C3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4"/>
          <table:table-cell table:style-name="ce35"/>
          <table:table-cell table:style-name="ce39" table:formula="of:=IF(ISBLANK([.A36]);&quot;&quot;;SUM([.A36:.C3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4"/>
          <table:table-cell table:style-name="ce35"/>
          <table:table-cell table:style-name="ce39" table:formula="of:=IF(ISBLANK([.A37]);&quot;&quot;;SUM([.A37:.C3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1"/>
          <table:table-cell table:number-columns-repeated="2" table:style-name="ce30"/>
          <table:table-cell table:style-name="ce34"/>
          <table:table-cell table:style-name="ce35"/>
          <table:table-cell table:style-name="ce39" table:formula="of:=IF(ISBLANK([.A38]);&quot;&quot;;SUM([.A38:.C3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39]);&quot;&quot;;SUM([.A39:.C3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40]);&quot;&quot;;SUM([.A40:.C4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41]);&quot;&quot;;SUM([.A41:.C4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42]);&quot;&quot;;SUM([.A42:.C4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43]);&quot;&quot;;SUM([.A43:.C4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44]);&quot;&quot;;SUM([.A44:.C4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45]);&quot;&quot;;SUM([.A45:.C4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46]);&quot;&quot;;SUM([.A46:.C4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47]);&quot;&quot;;SUM([.A47:.C4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48]);&quot;&quot;;SUM([.A48:.C4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49]);&quot;&quot;;SUM([.A49:.C4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50]);&quot;&quot;;SUM([.A50:.C5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51]);&quot;&quot;;SUM([.A51:.C5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52]);&quot;&quot;;SUM([.A52:.C5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53]);&quot;&quot;;SUM([.A53:.C5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54]);&quot;&quot;;SUM([.A54:.C5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4"/>
          <table:table-cell table:style-name="ce35"/>
          <table:table-cell table:style-name="ce39" table:formula="of:=IF(ISBLANK([.A55]);&quot;&quot;;SUM([.A55:.C5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35"/>
          <table:table-cell table:style-name="ce39" table:formula="of:=IF(ISBLANK([.A56]);&quot;&quot;;SUM([.A56:.C56]))" office:value-type="string">
            <text:p/>
          </table:table-cell>
          <table:table-cell table:style-name="ce39"/>
        </table:table-row>
        <table:table-row table:style-name="ro2">
          <table:table-cell table:style-name="ce30"/>
          <table:table-cell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]);&quot;&quot;;SUM([.A57:.C5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]);&quot;&quot;;SUM([.A58:.C5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]);&quot;&quot;;SUM([.A59:.C5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]);&quot;&quot;;SUM([.A60:.C6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]);&quot;&quot;;SUM([.A61:.C6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]);&quot;&quot;;SUM([.A62:.C62]))" office:value-type="string">
            <text:p/>
          </table:table-cell>
          <table:table-cell table:style-name="ce39"/>
        </table:table-row>
        <table:table-row table:style-name="ro2">
          <table:table-cell table:style-name="ce30"/>
          <table:table-cell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]);&quot;&quot;;SUM([.A63:.C63]))" office:value-type="string">
            <text:p/>
          </table:table-cell>
          <table:table-cell table:style-name="ce39"/>
        </table:table-row>
        <table:table-row table:style-name="ro2">
          <table:table-cell table:style-name="ce30"/>
          <table:table-cell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]);&quot;&quot;;SUM([.A64:.C6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]);&quot;&quot;;SUM([.A65:.C6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]);&quot;&quot;;SUM([.A66:.C6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]);&quot;&quot;;SUM([.A67:.C6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]);&quot;&quot;;SUM([.A68:.C6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]);&quot;&quot;;SUM([.A69:.C6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]);&quot;&quot;;SUM([.A70:.C7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]);&quot;&quot;;SUM([.A71:.C7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]);&quot;&quot;;SUM([.A72:.C7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]);&quot;&quot;;SUM([.A73:.C7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]);&quot;&quot;;SUM([.A74:.C7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]);&quot;&quot;;SUM([.A75:.C7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]);&quot;&quot;;SUM([.A76:.C7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]);&quot;&quot;;SUM([.A77:.C7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]);&quot;&quot;;SUM([.A78:.C7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]);&quot;&quot;;SUM([.A79:.C7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]);&quot;&quot;;SUM([.A80:.C8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]);&quot;&quot;;SUM([.A81:.C8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]);&quot;&quot;;SUM([.A82:.C8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]);&quot;&quot;;SUM([.A83:.C8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]);&quot;&quot;;SUM([.A84:.C8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]);&quot;&quot;;SUM([.A85:.C8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]);&quot;&quot;;SUM([.A86:.C8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]);&quot;&quot;;SUM([.A87:.C8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]);&quot;&quot;;SUM([.A88:.C8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]);&quot;&quot;;SUM([.A89:.C8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]);&quot;&quot;;SUM([.A90:.C9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]);&quot;&quot;;SUM([.A91:.C9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]);&quot;&quot;;SUM([.A92:.C9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]);&quot;&quot;;SUM([.A93:.C9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]);&quot;&quot;;SUM([.A94:.C9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]);&quot;&quot;;SUM([.A95:.C9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]);&quot;&quot;;SUM([.A96:.C9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]);&quot;&quot;;SUM([.A97:.C9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]);&quot;&quot;;SUM([.A98:.C9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]);&quot;&quot;;SUM([.A99:.C9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00]);&quot;&quot;;SUM([.A100:.C10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01]);&quot;&quot;;SUM([.A101:.C10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02]);&quot;&quot;;SUM([.A102:.C10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03]);&quot;&quot;;SUM([.A103:.C10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04]);&quot;&quot;;SUM([.A104:.C10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05]);&quot;&quot;;SUM([.A105:.C10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06]);&quot;&quot;;SUM([.A106:.C10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07]);&quot;&quot;;SUM([.A107:.C10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08]);&quot;&quot;;SUM([.A108:.C10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09]);&quot;&quot;;SUM([.A109:.C10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10]);&quot;&quot;;SUM([.A110:.C11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11]);&quot;&quot;;SUM([.A111:.C11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12]);&quot;&quot;;SUM([.A112:.C11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13]);&quot;&quot;;SUM([.A113:.C11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14]);&quot;&quot;;SUM([.A114:.C11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15]);&quot;&quot;;SUM([.A115:.C11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16]);&quot;&quot;;SUM([.A116:.C11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17]);&quot;&quot;;SUM([.A117:.C11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18]);&quot;&quot;;SUM([.A118:.C11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19]);&quot;&quot;;SUM([.A119:.C11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20]);&quot;&quot;;SUM([.A120:.C12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21]);&quot;&quot;;SUM([.A121:.C12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22]);&quot;&quot;;SUM([.A122:.C12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23]);&quot;&quot;;SUM([.A123:.C12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24]);&quot;&quot;;SUM([.A124:.C12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25]);&quot;&quot;;SUM([.A125:.C12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26]);&quot;&quot;;SUM([.A126:.C12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27]);&quot;&quot;;SUM([.A127:.C12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28]);&quot;&quot;;SUM([.A128:.C12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29]);&quot;&quot;;SUM([.A129:.C12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30]);&quot;&quot;;SUM([.A130:.C13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31]);&quot;&quot;;SUM([.A131:.C13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32]);&quot;&quot;;SUM([.A132:.C13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33]);&quot;&quot;;SUM([.A133:.C13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34]);&quot;&quot;;SUM([.A134:.C13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35]);&quot;&quot;;SUM([.A135:.C13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36]);&quot;&quot;;SUM([.A136:.C13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37]);&quot;&quot;;SUM([.A137:.C13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38]);&quot;&quot;;SUM([.A138:.C13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39]);&quot;&quot;;SUM([.A139:.C13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40]);&quot;&quot;;SUM([.A140:.C14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41]);&quot;&quot;;SUM([.A141:.C14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42]);&quot;&quot;;SUM([.A142:.C14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43]);&quot;&quot;;SUM([.A143:.C14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44]);&quot;&quot;;SUM([.A144:.C14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45]);&quot;&quot;;SUM([.A145:.C14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46]);&quot;&quot;;SUM([.A146:.C14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47]);&quot;&quot;;SUM([.A147:.C14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48]);&quot;&quot;;SUM([.A148:.C14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49]);&quot;&quot;;SUM([.A149:.C14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50]);&quot;&quot;;SUM([.A150:.C15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51]);&quot;&quot;;SUM([.A151:.C15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52]);&quot;&quot;;SUM([.A152:.C15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53]);&quot;&quot;;SUM([.A153:.C15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54]);&quot;&quot;;SUM([.A154:.C15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55]);&quot;&quot;;SUM([.A155:.C15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56]);&quot;&quot;;SUM([.A156:.C15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57]);&quot;&quot;;SUM([.A157:.C15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58]);&quot;&quot;;SUM([.A158:.C15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59]);&quot;&quot;;SUM([.A159:.C15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60]);&quot;&quot;;SUM([.A160:.C16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61]);&quot;&quot;;SUM([.A161:.C16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62]);&quot;&quot;;SUM([.A162:.C16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63]);&quot;&quot;;SUM([.A163:.C16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64]);&quot;&quot;;SUM([.A164:.C16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65]);&quot;&quot;;SUM([.A165:.C16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66]);&quot;&quot;;SUM([.A166:.C16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67]);&quot;&quot;;SUM([.A167:.C16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68]);&quot;&quot;;SUM([.A168:.C16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69]);&quot;&quot;;SUM([.A169:.C16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70]);&quot;&quot;;SUM([.A170:.C17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71]);&quot;&quot;;SUM([.A171:.C17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72]);&quot;&quot;;SUM([.A172:.C17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73]);&quot;&quot;;SUM([.A173:.C17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74]);&quot;&quot;;SUM([.A174:.C17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75]);&quot;&quot;;SUM([.A175:.C17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76]);&quot;&quot;;SUM([.A176:.C17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77]);&quot;&quot;;SUM([.A177:.C17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78]);&quot;&quot;;SUM([.A178:.C17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79]);&quot;&quot;;SUM([.A179:.C17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80]);&quot;&quot;;SUM([.A180:.C18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81]);&quot;&quot;;SUM([.A181:.C18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82]);&quot;&quot;;SUM([.A182:.C18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83]);&quot;&quot;;SUM([.A183:.C18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84]);&quot;&quot;;SUM([.A184:.C18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85]);&quot;&quot;;SUM([.A185:.C18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86]);&quot;&quot;;SUM([.A186:.C18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87]);&quot;&quot;;SUM([.A187:.C18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88]);&quot;&quot;;SUM([.A188:.C18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89]);&quot;&quot;;SUM([.A189:.C18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90]);&quot;&quot;;SUM([.A190:.C19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91]);&quot;&quot;;SUM([.A191:.C19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92]);&quot;&quot;;SUM([.A192:.C19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93]);&quot;&quot;;SUM([.A193:.C19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94]);&quot;&quot;;SUM([.A194:.C19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95]);&quot;&quot;;SUM([.A195:.C19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96]);&quot;&quot;;SUM([.A196:.C19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97]);&quot;&quot;;SUM([.A197:.C19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98]);&quot;&quot;;SUM([.A198:.C19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199]);&quot;&quot;;SUM([.A199:.C19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00]);&quot;&quot;;SUM([.A200:.C20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01]);&quot;&quot;;SUM([.A201:.C20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02]);&quot;&quot;;SUM([.A202:.C20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03]);&quot;&quot;;SUM([.A203:.C20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04]);&quot;&quot;;SUM([.A204:.C20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05]);&quot;&quot;;SUM([.A205:.C20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06]);&quot;&quot;;SUM([.A206:.C20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07]);&quot;&quot;;SUM([.A207:.C20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08]);&quot;&quot;;SUM([.A208:.C20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09]);&quot;&quot;;SUM([.A209:.C20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10]);&quot;&quot;;SUM([.A210:.C21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11]);&quot;&quot;;SUM([.A211:.C21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12]);&quot;&quot;;SUM([.A212:.C21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13]);&quot;&quot;;SUM([.A213:.C21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14]);&quot;&quot;;SUM([.A214:.C21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15]);&quot;&quot;;SUM([.A215:.C21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16]);&quot;&quot;;SUM([.A216:.C21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17]);&quot;&quot;;SUM([.A217:.C21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18]);&quot;&quot;;SUM([.A218:.C21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19]);&quot;&quot;;SUM([.A219:.C21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20]);&quot;&quot;;SUM([.A220:.C22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21]);&quot;&quot;;SUM([.A221:.C22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22]);&quot;&quot;;SUM([.A222:.C22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23]);&quot;&quot;;SUM([.A223:.C22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24]);&quot;&quot;;SUM([.A224:.C22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25]);&quot;&quot;;SUM([.A225:.C22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26]);&quot;&quot;;SUM([.A226:.C22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27]);&quot;&quot;;SUM([.A227:.C22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28]);&quot;&quot;;SUM([.A228:.C22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29]);&quot;&quot;;SUM([.A229:.C22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30]);&quot;&quot;;SUM([.A230:.C23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31]);&quot;&quot;;SUM([.A231:.C23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32]);&quot;&quot;;SUM([.A232:.C23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33]);&quot;&quot;;SUM([.A233:.C23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34]);&quot;&quot;;SUM([.A234:.C23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35]);&quot;&quot;;SUM([.A235:.C23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36]);&quot;&quot;;SUM([.A236:.C23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37]);&quot;&quot;;SUM([.A237:.C23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38]);&quot;&quot;;SUM([.A238:.C23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39]);&quot;&quot;;SUM([.A239:.C23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40]);&quot;&quot;;SUM([.A240:.C24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41]);&quot;&quot;;SUM([.A241:.C24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42]);&quot;&quot;;SUM([.A242:.C24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43]);&quot;&quot;;SUM([.A243:.C24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44]);&quot;&quot;;SUM([.A244:.C24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45]);&quot;&quot;;SUM([.A245:.C24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46]);&quot;&quot;;SUM([.A246:.C24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47]);&quot;&quot;;SUM([.A247:.C24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48]);&quot;&quot;;SUM([.A248:.C24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49]);&quot;&quot;;SUM([.A249:.C24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50]);&quot;&quot;;SUM([.A250:.C25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51]);&quot;&quot;;SUM([.A251:.C25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52]);&quot;&quot;;SUM([.A252:.C25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53]);&quot;&quot;;SUM([.A253:.C25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54]);&quot;&quot;;SUM([.A254:.C25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55]);&quot;&quot;;SUM([.A255:.C25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56]);&quot;&quot;;SUM([.A256:.C25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57]);&quot;&quot;;SUM([.A257:.C25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58]);&quot;&quot;;SUM([.A258:.C25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59]);&quot;&quot;;SUM([.A259:.C25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60]);&quot;&quot;;SUM([.A260:.C26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61]);&quot;&quot;;SUM([.A261:.C26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62]);&quot;&quot;;SUM([.A262:.C26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63]);&quot;&quot;;SUM([.A263:.C26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64]);&quot;&quot;;SUM([.A264:.C26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65]);&quot;&quot;;SUM([.A265:.C26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66]);&quot;&quot;;SUM([.A266:.C26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67]);&quot;&quot;;SUM([.A267:.C26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68]);&quot;&quot;;SUM([.A268:.C26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69]);&quot;&quot;;SUM([.A269:.C26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70]);&quot;&quot;;SUM([.A270:.C27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71]);&quot;&quot;;SUM([.A271:.C27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72]);&quot;&quot;;SUM([.A272:.C27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73]);&quot;&quot;;SUM([.A273:.C27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74]);&quot;&quot;;SUM([.A274:.C27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75]);&quot;&quot;;SUM([.A275:.C27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76]);&quot;&quot;;SUM([.A276:.C27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77]);&quot;&quot;;SUM([.A277:.C27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78]);&quot;&quot;;SUM([.A278:.C27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79]);&quot;&quot;;SUM([.A279:.C27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80]);&quot;&quot;;SUM([.A280:.C28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81]);&quot;&quot;;SUM([.A281:.C28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82]);&quot;&quot;;SUM([.A282:.C28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83]);&quot;&quot;;SUM([.A283:.C28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84]);&quot;&quot;;SUM([.A284:.C28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85]);&quot;&quot;;SUM([.A285:.C28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86]);&quot;&quot;;SUM([.A286:.C28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87]);&quot;&quot;;SUM([.A287:.C28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88]);&quot;&quot;;SUM([.A288:.C28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89]);&quot;&quot;;SUM([.A289:.C28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90]);&quot;&quot;;SUM([.A290:.C29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91]);&quot;&quot;;SUM([.A291:.C29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92]);&quot;&quot;;SUM([.A292:.C29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93]);&quot;&quot;;SUM([.A293:.C29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94]);&quot;&quot;;SUM([.A294:.C29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95]);&quot;&quot;;SUM([.A295:.C29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96]);&quot;&quot;;SUM([.A296:.C29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97]);&quot;&quot;;SUM([.A297:.C29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98]);&quot;&quot;;SUM([.A298:.C29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299]);&quot;&quot;;SUM([.A299:.C29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00]);&quot;&quot;;SUM([.A300:.C30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01]);&quot;&quot;;SUM([.A301:.C30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02]);&quot;&quot;;SUM([.A302:.C30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03]);&quot;&quot;;SUM([.A303:.C30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04]);&quot;&quot;;SUM([.A304:.C30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05]);&quot;&quot;;SUM([.A305:.C30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06]);&quot;&quot;;SUM([.A306:.C30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07]);&quot;&quot;;SUM([.A307:.C30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08]);&quot;&quot;;SUM([.A308:.C30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09]);&quot;&quot;;SUM([.A309:.C30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10]);&quot;&quot;;SUM([.A310:.C31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11]);&quot;&quot;;SUM([.A311:.C31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12]);&quot;&quot;;SUM([.A312:.C31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13]);&quot;&quot;;SUM([.A313:.C31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14]);&quot;&quot;;SUM([.A314:.C31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15]);&quot;&quot;;SUM([.A315:.C31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16]);&quot;&quot;;SUM([.A316:.C31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17]);&quot;&quot;;SUM([.A317:.C31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18]);&quot;&quot;;SUM([.A318:.C31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19]);&quot;&quot;;SUM([.A319:.C31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20]);&quot;&quot;;SUM([.A320:.C32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21]);&quot;&quot;;SUM([.A321:.C32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22]);&quot;&quot;;SUM([.A322:.C32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23]);&quot;&quot;;SUM([.A323:.C32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24]);&quot;&quot;;SUM([.A324:.C32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25]);&quot;&quot;;SUM([.A325:.C32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26]);&quot;&quot;;SUM([.A326:.C32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27]);&quot;&quot;;SUM([.A327:.C32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28]);&quot;&quot;;SUM([.A328:.C32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29]);&quot;&quot;;SUM([.A329:.C32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30]);&quot;&quot;;SUM([.A330:.C33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31]);&quot;&quot;;SUM([.A331:.C33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32]);&quot;&quot;;SUM([.A332:.C33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33]);&quot;&quot;;SUM([.A333:.C33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34]);&quot;&quot;;SUM([.A334:.C33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35]);&quot;&quot;;SUM([.A335:.C33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36]);&quot;&quot;;SUM([.A336:.C33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37]);&quot;&quot;;SUM([.A337:.C33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38]);&quot;&quot;;SUM([.A338:.C33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39]);&quot;&quot;;SUM([.A339:.C33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40]);&quot;&quot;;SUM([.A340:.C34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41]);&quot;&quot;;SUM([.A341:.C34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42]);&quot;&quot;;SUM([.A342:.C34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43]);&quot;&quot;;SUM([.A343:.C34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44]);&quot;&quot;;SUM([.A344:.C34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45]);&quot;&quot;;SUM([.A345:.C34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46]);&quot;&quot;;SUM([.A346:.C34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47]);&quot;&quot;;SUM([.A347:.C34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48]);&quot;&quot;;SUM([.A348:.C34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49]);&quot;&quot;;SUM([.A349:.C34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50]);&quot;&quot;;SUM([.A350:.C35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51]);&quot;&quot;;SUM([.A351:.C35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52]);&quot;&quot;;SUM([.A352:.C35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53]);&quot;&quot;;SUM([.A353:.C35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54]);&quot;&quot;;SUM([.A354:.C35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55]);&quot;&quot;;SUM([.A355:.C35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56]);&quot;&quot;;SUM([.A356:.C35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57]);&quot;&quot;;SUM([.A357:.C35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58]);&quot;&quot;;SUM([.A358:.C35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59]);&quot;&quot;;SUM([.A359:.C35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60]);&quot;&quot;;SUM([.A360:.C36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61]);&quot;&quot;;SUM([.A361:.C36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62]);&quot;&quot;;SUM([.A362:.C36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63]);&quot;&quot;;SUM([.A363:.C36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64]);&quot;&quot;;SUM([.A364:.C36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65]);&quot;&quot;;SUM([.A365:.C36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66]);&quot;&quot;;SUM([.A366:.C36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67]);&quot;&quot;;SUM([.A367:.C36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68]);&quot;&quot;;SUM([.A368:.C36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69]);&quot;&quot;;SUM([.A369:.C36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70]);&quot;&quot;;SUM([.A370:.C37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71]);&quot;&quot;;SUM([.A371:.C37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72]);&quot;&quot;;SUM([.A372:.C37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73]);&quot;&quot;;SUM([.A373:.C37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74]);&quot;&quot;;SUM([.A374:.C37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75]);&quot;&quot;;SUM([.A375:.C37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76]);&quot;&quot;;SUM([.A376:.C37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77]);&quot;&quot;;SUM([.A377:.C37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78]);&quot;&quot;;SUM([.A378:.C37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79]);&quot;&quot;;SUM([.A379:.C37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80]);&quot;&quot;;SUM([.A380:.C38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81]);&quot;&quot;;SUM([.A381:.C38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82]);&quot;&quot;;SUM([.A382:.C38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83]);&quot;&quot;;SUM([.A383:.C38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84]);&quot;&quot;;SUM([.A384:.C38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85]);&quot;&quot;;SUM([.A385:.C38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86]);&quot;&quot;;SUM([.A386:.C38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87]);&quot;&quot;;SUM([.A387:.C38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88]);&quot;&quot;;SUM([.A388:.C38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89]);&quot;&quot;;SUM([.A389:.C38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90]);&quot;&quot;;SUM([.A390:.C39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91]);&quot;&quot;;SUM([.A391:.C39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92]);&quot;&quot;;SUM([.A392:.C39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93]);&quot;&quot;;SUM([.A393:.C39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94]);&quot;&quot;;SUM([.A394:.C39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95]);&quot;&quot;;SUM([.A395:.C39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96]);&quot;&quot;;SUM([.A396:.C39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97]);&quot;&quot;;SUM([.A397:.C39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98]);&quot;&quot;;SUM([.A398:.C39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399]);&quot;&quot;;SUM([.A399:.C39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00]);&quot;&quot;;SUM([.A400:.C40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01]);&quot;&quot;;SUM([.A401:.C40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02]);&quot;&quot;;SUM([.A402:.C40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03]);&quot;&quot;;SUM([.A403:.C40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04]);&quot;&quot;;SUM([.A404:.C40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05]);&quot;&quot;;SUM([.A405:.C40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06]);&quot;&quot;;SUM([.A406:.C40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07]);&quot;&quot;;SUM([.A407:.C40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08]);&quot;&quot;;SUM([.A408:.C40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09]);&quot;&quot;;SUM([.A409:.C40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10]);&quot;&quot;;SUM([.A410:.C41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11]);&quot;&quot;;SUM([.A411:.C41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12]);&quot;&quot;;SUM([.A412:.C41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13]);&quot;&quot;;SUM([.A413:.C41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14]);&quot;&quot;;SUM([.A414:.C41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15]);&quot;&quot;;SUM([.A415:.C41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16]);&quot;&quot;;SUM([.A416:.C41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17]);&quot;&quot;;SUM([.A417:.C41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18]);&quot;&quot;;SUM([.A418:.C41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19]);&quot;&quot;;SUM([.A419:.C41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20]);&quot;&quot;;SUM([.A420:.C42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21]);&quot;&quot;;SUM([.A421:.C42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22]);&quot;&quot;;SUM([.A422:.C42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23]);&quot;&quot;;SUM([.A423:.C42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24]);&quot;&quot;;SUM([.A424:.C42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25]);&quot;&quot;;SUM([.A425:.C42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26]);&quot;&quot;;SUM([.A426:.C42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27]);&quot;&quot;;SUM([.A427:.C42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28]);&quot;&quot;;SUM([.A428:.C42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29]);&quot;&quot;;SUM([.A429:.C42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30]);&quot;&quot;;SUM([.A430:.C43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31]);&quot;&quot;;SUM([.A431:.C43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32]);&quot;&quot;;SUM([.A432:.C43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33]);&quot;&quot;;SUM([.A433:.C43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34]);&quot;&quot;;SUM([.A434:.C43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35]);&quot;&quot;;SUM([.A435:.C43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36]);&quot;&quot;;SUM([.A436:.C43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37]);&quot;&quot;;SUM([.A437:.C43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38]);&quot;&quot;;SUM([.A438:.C43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39]);&quot;&quot;;SUM([.A439:.C43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40]);&quot;&quot;;SUM([.A440:.C44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41]);&quot;&quot;;SUM([.A441:.C44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42]);&quot;&quot;;SUM([.A442:.C44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43]);&quot;&quot;;SUM([.A443:.C44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44]);&quot;&quot;;SUM([.A444:.C44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45]);&quot;&quot;;SUM([.A445:.C44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46]);&quot;&quot;;SUM([.A446:.C44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47]);&quot;&quot;;SUM([.A447:.C44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48]);&quot;&quot;;SUM([.A448:.C44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49]);&quot;&quot;;SUM([.A449:.C44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50]);&quot;&quot;;SUM([.A450:.C45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51]);&quot;&quot;;SUM([.A451:.C45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52]);&quot;&quot;;SUM([.A452:.C45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53]);&quot;&quot;;SUM([.A453:.C45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54]);&quot;&quot;;SUM([.A454:.C45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55]);&quot;&quot;;SUM([.A455:.C45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56]);&quot;&quot;;SUM([.A456:.C45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57]);&quot;&quot;;SUM([.A457:.C45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58]);&quot;&quot;;SUM([.A458:.C45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59]);&quot;&quot;;SUM([.A459:.C45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60]);&quot;&quot;;SUM([.A460:.C46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61]);&quot;&quot;;SUM([.A461:.C46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62]);&quot;&quot;;SUM([.A462:.C46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63]);&quot;&quot;;SUM([.A463:.C46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64]);&quot;&quot;;SUM([.A464:.C46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65]);&quot;&quot;;SUM([.A465:.C46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66]);&quot;&quot;;SUM([.A466:.C46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67]);&quot;&quot;;SUM([.A467:.C46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68]);&quot;&quot;;SUM([.A468:.C46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69]);&quot;&quot;;SUM([.A469:.C46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70]);&quot;&quot;;SUM([.A470:.C47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71]);&quot;&quot;;SUM([.A471:.C47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72]);&quot;&quot;;SUM([.A472:.C47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73]);&quot;&quot;;SUM([.A473:.C47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74]);&quot;&quot;;SUM([.A474:.C47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75]);&quot;&quot;;SUM([.A475:.C47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76]);&quot;&quot;;SUM([.A476:.C47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77]);&quot;&quot;;SUM([.A477:.C47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78]);&quot;&quot;;SUM([.A478:.C47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79]);&quot;&quot;;SUM([.A479:.C47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80]);&quot;&quot;;SUM([.A480:.C48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81]);&quot;&quot;;SUM([.A481:.C48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82]);&quot;&quot;;SUM([.A482:.C48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83]);&quot;&quot;;SUM([.A483:.C48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84]);&quot;&quot;;SUM([.A484:.C48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85]);&quot;&quot;;SUM([.A485:.C48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86]);&quot;&quot;;SUM([.A486:.C48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87]);&quot;&quot;;SUM([.A487:.C48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88]);&quot;&quot;;SUM([.A488:.C48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89]);&quot;&quot;;SUM([.A489:.C48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90]);&quot;&quot;;SUM([.A490:.C49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91]);&quot;&quot;;SUM([.A491:.C49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92]);&quot;&quot;;SUM([.A492:.C49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93]);&quot;&quot;;SUM([.A493:.C49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94]);&quot;&quot;;SUM([.A494:.C49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95]);&quot;&quot;;SUM([.A495:.C49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96]);&quot;&quot;;SUM([.A496:.C49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97]);&quot;&quot;;SUM([.A497:.C49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98]);&quot;&quot;;SUM([.A498:.C49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499]);&quot;&quot;;SUM([.A499:.C49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00]);&quot;&quot;;SUM([.A500:.C50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01]);&quot;&quot;;SUM([.A501:.C50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02]);&quot;&quot;;SUM([.A502:.C50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03]);&quot;&quot;;SUM([.A503:.C50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04]);&quot;&quot;;SUM([.A504:.C50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05]);&quot;&quot;;SUM([.A505:.C50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06]);&quot;&quot;;SUM([.A506:.C50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07]);&quot;&quot;;SUM([.A507:.C50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08]);&quot;&quot;;SUM([.A508:.C50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09]);&quot;&quot;;SUM([.A509:.C50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10]);&quot;&quot;;SUM([.A510:.C51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11]);&quot;&quot;;SUM([.A511:.C51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12]);&quot;&quot;;SUM([.A512:.C51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13]);&quot;&quot;;SUM([.A513:.C51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14]);&quot;&quot;;SUM([.A514:.C51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15]);&quot;&quot;;SUM([.A515:.C51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16]);&quot;&quot;;SUM([.A516:.C51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17]);&quot;&quot;;SUM([.A517:.C51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18]);&quot;&quot;;SUM([.A518:.C51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19]);&quot;&quot;;SUM([.A519:.C51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20]);&quot;&quot;;SUM([.A520:.C52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21]);&quot;&quot;;SUM([.A521:.C52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22]);&quot;&quot;;SUM([.A522:.C52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23]);&quot;&quot;;SUM([.A523:.C52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24]);&quot;&quot;;SUM([.A524:.C52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25]);&quot;&quot;;SUM([.A525:.C52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26]);&quot;&quot;;SUM([.A526:.C52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27]);&quot;&quot;;SUM([.A527:.C52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28]);&quot;&quot;;SUM([.A528:.C52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29]);&quot;&quot;;SUM([.A529:.C52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30]);&quot;&quot;;SUM([.A530:.C53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31]);&quot;&quot;;SUM([.A531:.C53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32]);&quot;&quot;;SUM([.A532:.C53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33]);&quot;&quot;;SUM([.A533:.C53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34]);&quot;&quot;;SUM([.A534:.C53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35]);&quot;&quot;;SUM([.A535:.C53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36]);&quot;&quot;;SUM([.A536:.C53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37]);&quot;&quot;;SUM([.A537:.C53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38]);&quot;&quot;;SUM([.A538:.C53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39]);&quot;&quot;;SUM([.A539:.C53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40]);&quot;&quot;;SUM([.A540:.C54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41]);&quot;&quot;;SUM([.A541:.C54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42]);&quot;&quot;;SUM([.A542:.C54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43]);&quot;&quot;;SUM([.A543:.C54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44]);&quot;&quot;;SUM([.A544:.C54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45]);&quot;&quot;;SUM([.A545:.C54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46]);&quot;&quot;;SUM([.A546:.C54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47]);&quot;&quot;;SUM([.A547:.C54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48]);&quot;&quot;;SUM([.A548:.C54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49]);&quot;&quot;;SUM([.A549:.C54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50]);&quot;&quot;;SUM([.A550:.C55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51]);&quot;&quot;;SUM([.A551:.C55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52]);&quot;&quot;;SUM([.A552:.C55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53]);&quot;&quot;;SUM([.A553:.C55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54]);&quot;&quot;;SUM([.A554:.C55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55]);&quot;&quot;;SUM([.A555:.C55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56]);&quot;&quot;;SUM([.A556:.C55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57]);&quot;&quot;;SUM([.A557:.C55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58]);&quot;&quot;;SUM([.A558:.C55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59]);&quot;&quot;;SUM([.A559:.C55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60]);&quot;&quot;;SUM([.A560:.C56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61]);&quot;&quot;;SUM([.A561:.C56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62]);&quot;&quot;;SUM([.A562:.C56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63]);&quot;&quot;;SUM([.A563:.C56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64]);&quot;&quot;;SUM([.A564:.C56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65]);&quot;&quot;;SUM([.A565:.C56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66]);&quot;&quot;;SUM([.A566:.C56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67]);&quot;&quot;;SUM([.A567:.C56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68]);&quot;&quot;;SUM([.A568:.C56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69]);&quot;&quot;;SUM([.A569:.C56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0]);&quot;&quot;;SUM([.A570:.C57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1]);&quot;&quot;;SUM([.A571:.C57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2]);&quot;&quot;;SUM([.A572:.C57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3]);&quot;&quot;;SUM([.A573:.C57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4]);&quot;&quot;;SUM([.A574:.C57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5]);&quot;&quot;;SUM([.A575:.C57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6]);&quot;&quot;;SUM([.A576:.C57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7]);&quot;&quot;;SUM([.A577:.C57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8]);&quot;&quot;;SUM([.A578:.C57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79]);&quot;&quot;;SUM([.A579:.C57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0]);&quot;&quot;;SUM([.A580:.C58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1]);&quot;&quot;;SUM([.A581:.C58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2]);&quot;&quot;;SUM([.A582:.C58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3]);&quot;&quot;;SUM([.A583:.C58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4]);&quot;&quot;;SUM([.A584:.C58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5]);&quot;&quot;;SUM([.A585:.C58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6]);&quot;&quot;;SUM([.A586:.C58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7]);&quot;&quot;;SUM([.A587:.C58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8]);&quot;&quot;;SUM([.A588:.C58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89]);&quot;&quot;;SUM([.A589:.C58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0]);&quot;&quot;;SUM([.A590:.C59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1]);&quot;&quot;;SUM([.A591:.C59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2]);&quot;&quot;;SUM([.A592:.C59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3]);&quot;&quot;;SUM([.A593:.C59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4]);&quot;&quot;;SUM([.A594:.C59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5]);&quot;&quot;;SUM([.A595:.C59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6]);&quot;&quot;;SUM([.A596:.C59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7]);&quot;&quot;;SUM([.A597:.C59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8]);&quot;&quot;;SUM([.A598:.C59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599]);&quot;&quot;;SUM([.A599:.C59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0]);&quot;&quot;;SUM([.A600:.C60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1]);&quot;&quot;;SUM([.A601:.C60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2]);&quot;&quot;;SUM([.A602:.C60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3]);&quot;&quot;;SUM([.A603:.C60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4]);&quot;&quot;;SUM([.A604:.C60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5]);&quot;&quot;;SUM([.A605:.C60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6]);&quot;&quot;;SUM([.A606:.C60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7]);&quot;&quot;;SUM([.A607:.C60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8]);&quot;&quot;;SUM([.A608:.C60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09]);&quot;&quot;;SUM([.A609:.C60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0]);&quot;&quot;;SUM([.A610:.C61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1]);&quot;&quot;;SUM([.A611:.C61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2]);&quot;&quot;;SUM([.A612:.C61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3]);&quot;&quot;;SUM([.A613:.C61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4]);&quot;&quot;;SUM([.A614:.C61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5]);&quot;&quot;;SUM([.A615:.C61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6]);&quot;&quot;;SUM([.A616:.C61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7]);&quot;&quot;;SUM([.A617:.C61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8]);&quot;&quot;;SUM([.A618:.C61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19]);&quot;&quot;;SUM([.A619:.C61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0]);&quot;&quot;;SUM([.A620:.C62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1]);&quot;&quot;;SUM([.A621:.C62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2]);&quot;&quot;;SUM([.A622:.C62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3]);&quot;&quot;;SUM([.A623:.C62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4]);&quot;&quot;;SUM([.A624:.C62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5]);&quot;&quot;;SUM([.A625:.C62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6]);&quot;&quot;;SUM([.A626:.C62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7]);&quot;&quot;;SUM([.A627:.C62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8]);&quot;&quot;;SUM([.A628:.C62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29]);&quot;&quot;;SUM([.A629:.C62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0]);&quot;&quot;;SUM([.A630:.C63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1]);&quot;&quot;;SUM([.A631:.C63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2]);&quot;&quot;;SUM([.A632:.C63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3]);&quot;&quot;;SUM([.A633:.C63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4]);&quot;&quot;;SUM([.A634:.C63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5]);&quot;&quot;;SUM([.A635:.C63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6]);&quot;&quot;;SUM([.A636:.C63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7]);&quot;&quot;;SUM([.A637:.C63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8]);&quot;&quot;;SUM([.A638:.C63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39]);&quot;&quot;;SUM([.A639:.C63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0]);&quot;&quot;;SUM([.A640:.C64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1]);&quot;&quot;;SUM([.A641:.C64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2]);&quot;&quot;;SUM([.A642:.C64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3]);&quot;&quot;;SUM([.A643:.C64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4]);&quot;&quot;;SUM([.A644:.C64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5]);&quot;&quot;;SUM([.A645:.C64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6]);&quot;&quot;;SUM([.A646:.C64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7]);&quot;&quot;;SUM([.A647:.C64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8]);&quot;&quot;;SUM([.A648:.C64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49]);&quot;&quot;;SUM([.A649:.C64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0]);&quot;&quot;;SUM([.A650:.C65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1]);&quot;&quot;;SUM([.A651:.C65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2]);&quot;&quot;;SUM([.A652:.C65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3]);&quot;&quot;;SUM([.A653:.C65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4]);&quot;&quot;;SUM([.A654:.C65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5]);&quot;&quot;;SUM([.A655:.C65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6]);&quot;&quot;;SUM([.A656:.C65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7]);&quot;&quot;;SUM([.A657:.C65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8]);&quot;&quot;;SUM([.A658:.C65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59]);&quot;&quot;;SUM([.A659:.C65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0]);&quot;&quot;;SUM([.A660:.C66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1]);&quot;&quot;;SUM([.A661:.C66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2]);&quot;&quot;;SUM([.A662:.C66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3]);&quot;&quot;;SUM([.A663:.C66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4]);&quot;&quot;;SUM([.A664:.C66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5]);&quot;&quot;;SUM([.A665:.C66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6]);&quot;&quot;;SUM([.A666:.C66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7]);&quot;&quot;;SUM([.A667:.C66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8]);&quot;&quot;;SUM([.A668:.C66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69]);&quot;&quot;;SUM([.A669:.C66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0]);&quot;&quot;;SUM([.A670:.C67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1]);&quot;&quot;;SUM([.A671:.C67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2]);&quot;&quot;;SUM([.A672:.C67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3]);&quot;&quot;;SUM([.A673:.C67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4]);&quot;&quot;;SUM([.A674:.C67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5]);&quot;&quot;;SUM([.A675:.C67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6]);&quot;&quot;;SUM([.A676:.C67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7]);&quot;&quot;;SUM([.A677:.C67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8]);&quot;&quot;;SUM([.A678:.C67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79]);&quot;&quot;;SUM([.A679:.C67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0]);&quot;&quot;;SUM([.A680:.C68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1]);&quot;&quot;;SUM([.A681:.C68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2]);&quot;&quot;;SUM([.A682:.C68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3]);&quot;&quot;;SUM([.A683:.C68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4]);&quot;&quot;;SUM([.A684:.C68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5]);&quot;&quot;;SUM([.A685:.C68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6]);&quot;&quot;;SUM([.A686:.C68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7]);&quot;&quot;;SUM([.A687:.C68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8]);&quot;&quot;;SUM([.A688:.C68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89]);&quot;&quot;;SUM([.A689:.C68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0]);&quot;&quot;;SUM([.A690:.C69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1]);&quot;&quot;;SUM([.A691:.C69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2]);&quot;&quot;;SUM([.A692:.C69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3]);&quot;&quot;;SUM([.A693:.C69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4]);&quot;&quot;;SUM([.A694:.C69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5]);&quot;&quot;;SUM([.A695:.C69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6]);&quot;&quot;;SUM([.A696:.C69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7]);&quot;&quot;;SUM([.A697:.C69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8]);&quot;&quot;;SUM([.A698:.C69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699]);&quot;&quot;;SUM([.A699:.C69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0]);&quot;&quot;;SUM([.A700:.C70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1]);&quot;&quot;;SUM([.A701:.C70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2]);&quot;&quot;;SUM([.A702:.C70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3]);&quot;&quot;;SUM([.A703:.C70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4]);&quot;&quot;;SUM([.A704:.C70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5]);&quot;&quot;;SUM([.A705:.C70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6]);&quot;&quot;;SUM([.A706:.C70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7]);&quot;&quot;;SUM([.A707:.C70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8]);&quot;&quot;;SUM([.A708:.C70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09]);&quot;&quot;;SUM([.A709:.C70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0]);&quot;&quot;;SUM([.A710:.C71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1]);&quot;&quot;;SUM([.A711:.C71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2]);&quot;&quot;;SUM([.A712:.C71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3]);&quot;&quot;;SUM([.A713:.C71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4]);&quot;&quot;;SUM([.A714:.C71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5]);&quot;&quot;;SUM([.A715:.C71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6]);&quot;&quot;;SUM([.A716:.C71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7]);&quot;&quot;;SUM([.A717:.C71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8]);&quot;&quot;;SUM([.A718:.C71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19]);&quot;&quot;;SUM([.A719:.C71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0]);&quot;&quot;;SUM([.A720:.C72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1]);&quot;&quot;;SUM([.A721:.C72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2]);&quot;&quot;;SUM([.A722:.C72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3]);&quot;&quot;;SUM([.A723:.C72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4]);&quot;&quot;;SUM([.A724:.C72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5]);&quot;&quot;;SUM([.A725:.C72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6]);&quot;&quot;;SUM([.A726:.C72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7]);&quot;&quot;;SUM([.A727:.C72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8]);&quot;&quot;;SUM([.A728:.C72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29]);&quot;&quot;;SUM([.A729:.C72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0]);&quot;&quot;;SUM([.A730:.C73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1]);&quot;&quot;;SUM([.A731:.C73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2]);&quot;&quot;;SUM([.A732:.C73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3]);&quot;&quot;;SUM([.A733:.C73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4]);&quot;&quot;;SUM([.A734:.C73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5]);&quot;&quot;;SUM([.A735:.C73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6]);&quot;&quot;;SUM([.A736:.C73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7]);&quot;&quot;;SUM([.A737:.C73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8]);&quot;&quot;;SUM([.A738:.C73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39]);&quot;&quot;;SUM([.A739:.C73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0]);&quot;&quot;;SUM([.A740:.C74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1]);&quot;&quot;;SUM([.A741:.C74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2]);&quot;&quot;;SUM([.A742:.C74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3]);&quot;&quot;;SUM([.A743:.C74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4]);&quot;&quot;;SUM([.A744:.C74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5]);&quot;&quot;;SUM([.A745:.C74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6]);&quot;&quot;;SUM([.A746:.C74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7]);&quot;&quot;;SUM([.A747:.C74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8]);&quot;&quot;;SUM([.A748:.C74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49]);&quot;&quot;;SUM([.A749:.C74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0]);&quot;&quot;;SUM([.A750:.C75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1]);&quot;&quot;;SUM([.A751:.C75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2]);&quot;&quot;;SUM([.A752:.C75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3]);&quot;&quot;;SUM([.A753:.C75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4]);&quot;&quot;;SUM([.A754:.C75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5]);&quot;&quot;;SUM([.A755:.C75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6]);&quot;&quot;;SUM([.A756:.C75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7]);&quot;&quot;;SUM([.A757:.C75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8]);&quot;&quot;;SUM([.A758:.C75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59]);&quot;&quot;;SUM([.A759:.C75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0]);&quot;&quot;;SUM([.A760:.C76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1]);&quot;&quot;;SUM([.A761:.C76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2]);&quot;&quot;;SUM([.A762:.C76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3]);&quot;&quot;;SUM([.A763:.C76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4]);&quot;&quot;;SUM([.A764:.C76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5]);&quot;&quot;;SUM([.A765:.C76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6]);&quot;&quot;;SUM([.A766:.C76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7]);&quot;&quot;;SUM([.A767:.C76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8]);&quot;&quot;;SUM([.A768:.C76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69]);&quot;&quot;;SUM([.A769:.C76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0]);&quot;&quot;;SUM([.A770:.C77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1]);&quot;&quot;;SUM([.A771:.C77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2]);&quot;&quot;;SUM([.A772:.C77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3]);&quot;&quot;;SUM([.A773:.C77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4]);&quot;&quot;;SUM([.A774:.C77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5]);&quot;&quot;;SUM([.A775:.C77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6]);&quot;&quot;;SUM([.A776:.C77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7]);&quot;&quot;;SUM([.A777:.C77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8]);&quot;&quot;;SUM([.A778:.C77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79]);&quot;&quot;;SUM([.A779:.C77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0]);&quot;&quot;;SUM([.A780:.C78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1]);&quot;&quot;;SUM([.A781:.C78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2]);&quot;&quot;;SUM([.A782:.C78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3]);&quot;&quot;;SUM([.A783:.C78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4]);&quot;&quot;;SUM([.A784:.C78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5]);&quot;&quot;;SUM([.A785:.C78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6]);&quot;&quot;;SUM([.A786:.C78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7]);&quot;&quot;;SUM([.A787:.C78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8]);&quot;&quot;;SUM([.A788:.C78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89]);&quot;&quot;;SUM([.A789:.C78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0]);&quot;&quot;;SUM([.A790:.C79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1]);&quot;&quot;;SUM([.A791:.C79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2]);&quot;&quot;;SUM([.A792:.C79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3]);&quot;&quot;;SUM([.A793:.C79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4]);&quot;&quot;;SUM([.A794:.C79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5]);&quot;&quot;;SUM([.A795:.C79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6]);&quot;&quot;;SUM([.A796:.C79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7]);&quot;&quot;;SUM([.A797:.C79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8]);&quot;&quot;;SUM([.A798:.C79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799]);&quot;&quot;;SUM([.A799:.C79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0]);&quot;&quot;;SUM([.A800:.C80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1]);&quot;&quot;;SUM([.A801:.C80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2]);&quot;&quot;;SUM([.A802:.C80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3]);&quot;&quot;;SUM([.A803:.C80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4]);&quot;&quot;;SUM([.A804:.C80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5]);&quot;&quot;;SUM([.A805:.C80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6]);&quot;&quot;;SUM([.A806:.C80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7]);&quot;&quot;;SUM([.A807:.C80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8]);&quot;&quot;;SUM([.A808:.C80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09]);&quot;&quot;;SUM([.A809:.C80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0]);&quot;&quot;;SUM([.A810:.C81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1]);&quot;&quot;;SUM([.A811:.C81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2]);&quot;&quot;;SUM([.A812:.C81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3]);&quot;&quot;;SUM([.A813:.C81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4]);&quot;&quot;;SUM([.A814:.C81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5]);&quot;&quot;;SUM([.A815:.C81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6]);&quot;&quot;;SUM([.A816:.C81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7]);&quot;&quot;;SUM([.A817:.C81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8]);&quot;&quot;;SUM([.A818:.C81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19]);&quot;&quot;;SUM([.A819:.C81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0]);&quot;&quot;;SUM([.A820:.C82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1]);&quot;&quot;;SUM([.A821:.C82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2]);&quot;&quot;;SUM([.A822:.C82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3]);&quot;&quot;;SUM([.A823:.C82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4]);&quot;&quot;;SUM([.A824:.C82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5]);&quot;&quot;;SUM([.A825:.C82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6]);&quot;&quot;;SUM([.A826:.C82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7]);&quot;&quot;;SUM([.A827:.C82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8]);&quot;&quot;;SUM([.A828:.C82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29]);&quot;&quot;;SUM([.A829:.C82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0]);&quot;&quot;;SUM([.A830:.C83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1]);&quot;&quot;;SUM([.A831:.C83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2]);&quot;&quot;;SUM([.A832:.C83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3]);&quot;&quot;;SUM([.A833:.C83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4]);&quot;&quot;;SUM([.A834:.C83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5]);&quot;&quot;;SUM([.A835:.C83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6]);&quot;&quot;;SUM([.A836:.C83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7]);&quot;&quot;;SUM([.A837:.C83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8]);&quot;&quot;;SUM([.A838:.C83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39]);&quot;&quot;;SUM([.A839:.C83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0]);&quot;&quot;;SUM([.A840:.C84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1]);&quot;&quot;;SUM([.A841:.C84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2]);&quot;&quot;;SUM([.A842:.C84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3]);&quot;&quot;;SUM([.A843:.C84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4]);&quot;&quot;;SUM([.A844:.C84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5]);&quot;&quot;;SUM([.A845:.C84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6]);&quot;&quot;;SUM([.A846:.C84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7]);&quot;&quot;;SUM([.A847:.C84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8]);&quot;&quot;;SUM([.A848:.C84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49]);&quot;&quot;;SUM([.A849:.C84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0]);&quot;&quot;;SUM([.A850:.C85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1]);&quot;&quot;;SUM([.A851:.C85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2]);&quot;&quot;;SUM([.A852:.C85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3]);&quot;&quot;;SUM([.A853:.C85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4]);&quot;&quot;;SUM([.A854:.C85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5]);&quot;&quot;;SUM([.A855:.C85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6]);&quot;&quot;;SUM([.A856:.C85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7]);&quot;&quot;;SUM([.A857:.C85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8]);&quot;&quot;;SUM([.A858:.C85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59]);&quot;&quot;;SUM([.A859:.C85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0]);&quot;&quot;;SUM([.A860:.C86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1]);&quot;&quot;;SUM([.A861:.C86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2]);&quot;&quot;;SUM([.A862:.C86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3]);&quot;&quot;;SUM([.A863:.C86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4]);&quot;&quot;;SUM([.A864:.C86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5]);&quot;&quot;;SUM([.A865:.C86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6]);&quot;&quot;;SUM([.A866:.C86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7]);&quot;&quot;;SUM([.A867:.C86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8]);&quot;&quot;;SUM([.A868:.C86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69]);&quot;&quot;;SUM([.A869:.C86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0]);&quot;&quot;;SUM([.A870:.C87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1]);&quot;&quot;;SUM([.A871:.C87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2]);&quot;&quot;;SUM([.A872:.C87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3]);&quot;&quot;;SUM([.A873:.C87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4]);&quot;&quot;;SUM([.A874:.C87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5]);&quot;&quot;;SUM([.A875:.C87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6]);&quot;&quot;;SUM([.A876:.C87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7]);&quot;&quot;;SUM([.A877:.C87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8]);&quot;&quot;;SUM([.A878:.C87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79]);&quot;&quot;;SUM([.A879:.C87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0]);&quot;&quot;;SUM([.A880:.C88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1]);&quot;&quot;;SUM([.A881:.C88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2]);&quot;&quot;;SUM([.A882:.C88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3]);&quot;&quot;;SUM([.A883:.C88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4]);&quot;&quot;;SUM([.A884:.C88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5]);&quot;&quot;;SUM([.A885:.C88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6]);&quot;&quot;;SUM([.A886:.C88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7]);&quot;&quot;;SUM([.A887:.C88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8]);&quot;&quot;;SUM([.A888:.C88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89]);&quot;&quot;;SUM([.A889:.C88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0]);&quot;&quot;;SUM([.A890:.C89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1]);&quot;&quot;;SUM([.A891:.C89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2]);&quot;&quot;;SUM([.A892:.C89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3]);&quot;&quot;;SUM([.A893:.C89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4]);&quot;&quot;;SUM([.A894:.C89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5]);&quot;&quot;;SUM([.A895:.C89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6]);&quot;&quot;;SUM([.A896:.C89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7]);&quot;&quot;;SUM([.A897:.C89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8]);&quot;&quot;;SUM([.A898:.C89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899]);&quot;&quot;;SUM([.A899:.C89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0]);&quot;&quot;;SUM([.A900:.C90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1]);&quot;&quot;;SUM([.A901:.C90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2]);&quot;&quot;;SUM([.A902:.C90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3]);&quot;&quot;;SUM([.A903:.C90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4]);&quot;&quot;;SUM([.A904:.C90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5]);&quot;&quot;;SUM([.A905:.C90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6]);&quot;&quot;;SUM([.A906:.C90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7]);&quot;&quot;;SUM([.A907:.C90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8]);&quot;&quot;;SUM([.A908:.C90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09]);&quot;&quot;;SUM([.A909:.C90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0]);&quot;&quot;;SUM([.A910:.C91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1]);&quot;&quot;;SUM([.A911:.C91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2]);&quot;&quot;;SUM([.A912:.C91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3]);&quot;&quot;;SUM([.A913:.C91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4]);&quot;&quot;;SUM([.A914:.C91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5]);&quot;&quot;;SUM([.A915:.C91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6]);&quot;&quot;;SUM([.A916:.C91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7]);&quot;&quot;;SUM([.A917:.C91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8]);&quot;&quot;;SUM([.A918:.C91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19]);&quot;&quot;;SUM([.A919:.C91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0]);&quot;&quot;;SUM([.A920:.C92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1]);&quot;&quot;;SUM([.A921:.C92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2]);&quot;&quot;;SUM([.A922:.C92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3]);&quot;&quot;;SUM([.A923:.C92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4]);&quot;&quot;;SUM([.A924:.C92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5]);&quot;&quot;;SUM([.A925:.C92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6]);&quot;&quot;;SUM([.A926:.C92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7]);&quot;&quot;;SUM([.A927:.C92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8]);&quot;&quot;;SUM([.A928:.C92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29]);&quot;&quot;;SUM([.A929:.C92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0]);&quot;&quot;;SUM([.A930:.C93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1]);&quot;&quot;;SUM([.A931:.C93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2]);&quot;&quot;;SUM([.A932:.C93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3]);&quot;&quot;;SUM([.A933:.C93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4]);&quot;&quot;;SUM([.A934:.C93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5]);&quot;&quot;;SUM([.A935:.C93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6]);&quot;&quot;;SUM([.A936:.C93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7]);&quot;&quot;;SUM([.A937:.C93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8]);&quot;&quot;;SUM([.A938:.C93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39]);&quot;&quot;;SUM([.A939:.C93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0]);&quot;&quot;;SUM([.A940:.C94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1]);&quot;&quot;;SUM([.A941:.C94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2]);&quot;&quot;;SUM([.A942:.C94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3]);&quot;&quot;;SUM([.A943:.C94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4]);&quot;&quot;;SUM([.A944:.C94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5]);&quot;&quot;;SUM([.A945:.C94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6]);&quot;&quot;;SUM([.A946:.C94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7]);&quot;&quot;;SUM([.A947:.C94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8]);&quot;&quot;;SUM([.A948:.C94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49]);&quot;&quot;;SUM([.A949:.C94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0]);&quot;&quot;;SUM([.A950:.C95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1]);&quot;&quot;;SUM([.A951:.C95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2]);&quot;&quot;;SUM([.A952:.C95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3]);&quot;&quot;;SUM([.A953:.C95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4]);&quot;&quot;;SUM([.A954:.C95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5]);&quot;&quot;;SUM([.A955:.C95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6]);&quot;&quot;;SUM([.A956:.C95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7]);&quot;&quot;;SUM([.A957:.C95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8]);&quot;&quot;;SUM([.A958:.C95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59]);&quot;&quot;;SUM([.A959:.C95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0]);&quot;&quot;;SUM([.A960:.C96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1]);&quot;&quot;;SUM([.A961:.C96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2]);&quot;&quot;;SUM([.A962:.C96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3]);&quot;&quot;;SUM([.A963:.C96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4]);&quot;&quot;;SUM([.A964:.C96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5]);&quot;&quot;;SUM([.A965:.C96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6]);&quot;&quot;;SUM([.A966:.C96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7]);&quot;&quot;;SUM([.A967:.C96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8]);&quot;&quot;;SUM([.A968:.C96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69]);&quot;&quot;;SUM([.A969:.C96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0]);&quot;&quot;;SUM([.A970:.C97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1]);&quot;&quot;;SUM([.A971:.C97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2]);&quot;&quot;;SUM([.A972:.C97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3]);&quot;&quot;;SUM([.A973:.C97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4]);&quot;&quot;;SUM([.A974:.C97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5]);&quot;&quot;;SUM([.A975:.C97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6]);&quot;&quot;;SUM([.A976:.C97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7]);&quot;&quot;;SUM([.A977:.C97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8]);&quot;&quot;;SUM([.A978:.C97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79]);&quot;&quot;;SUM([.A979:.C97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0]);&quot;&quot;;SUM([.A980:.C98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1]);&quot;&quot;;SUM([.A981:.C98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2]);&quot;&quot;;SUM([.A982:.C98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3]);&quot;&quot;;SUM([.A983:.C98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4]);&quot;&quot;;SUM([.A984:.C98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5]);&quot;&quot;;SUM([.A985:.C98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6]);&quot;&quot;;SUM([.A986:.C98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7]);&quot;&quot;;SUM([.A987:.C98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8]);&quot;&quot;;SUM([.A988:.C98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89]);&quot;&quot;;SUM([.A989:.C989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0]);&quot;&quot;;SUM([.A990:.C990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1]);&quot;&quot;;SUM([.A991:.C991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2]);&quot;&quot;;SUM([.A992:.C992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3]);&quot;&quot;;SUM([.A993:.C993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4]);&quot;&quot;;SUM([.A994:.C994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5]);&quot;&quot;;SUM([.A995:.C995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6]);&quot;&quot;;SUM([.A996:.C996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7]);&quot;&quot;;SUM([.A997:.C997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8]);&quot;&quot;;SUM([.A998:.C998]))" office:value-type="string">
            <text:p/>
          </table:table-cell>
          <table:table-cell table:style-name="ce39"/>
        </table:table-row>
        <table:table-row table:style-name="ro2"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3"/>
          <table:table-cell table:number-columns-repeated="2" table:style-name="ce32"/>
          <table:table-cell table:style-name="ce38"/>
          <table:table-cell table:style-name="ce40"/>
          <table:table-cell table:style-name="ce39" table:formula="of:=IF(ISBLANK([.A999]);&quot;&quot;;SUM([.A999:.C999]))" office:value-type="string">
            <text:p/>
          </table:table-cell>
          <table:table-cell table:style-name="ce39"/>
        </table:table-row>
      </table:table>
      <table:table table:name="Stats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3" table:default-cell-style-name="ce15"/>
        <table:table-column table:style-name="co8" table:default-cell-style-name="ce15"/>
        <table:table-column table:style-name="co3" table:default-cell-style-name="ce15" table:number-columns-repeated="250"/>
        <table:table-row table:style-name="ro2">
          <table:table-cell table:style-name="ce41" office:value-type="string">
            <text:p>Sansom Matches Won</text:p>
          </table:table-cell>
          <table:table-cell table:style-name="ce42" table:formula="of:=COUNTIF([.D:.D];&quot;SANSOM&quot;)" office:value-type="string">
            <text:p>13</text:p>
          </table:table-cell>
          <table:table-cell/>
          <table:table-cell table:style-name="ce43" table:formula="of:=(IF(ISBLANK(['Score Sheet'.A3]);&quot;&quot;;IF(AND(['Score Sheet'.C3]&gt;['Score Sheet'.A3];['Score Sheet'.C3]&gt;['Score Sheet'.B3]);&quot;TABLE&quot;;IF(['Score Sheet'.A3]=['Score Sheet'.B3];&quot;DRAW&quot;;IF(['Score Sheet'.A3]&gt;['Score Sheet'.B3];&quot;SANSOM&quot;;&quot;COOPER&quot;)))))" office:value-type="string">
            <text:p>COOPER</text:p>
          </table:table-cell>
          <table:table-cell table:style-name="ce44" table:formula="of:=['Score Sheet'.J3]" office:value-type="string">
            <text:p>4-9-2014</text:p>
          </table:table-cell>
          <table:table-cell/>
          <table:table-cell table:number-columns-repeated="2" table:style-name="ce45"/>
          <table:table-cell table:style-name="ce37"/>
        </table:table-row>
        <table:table-row table:style-name="ro2">
          <table:table-cell table:style-name="ce46" office:value-type="string">
            <text:p>Cooper Matches Won</text:p>
          </table:table-cell>
          <table:table-cell table:style-name="ce34" table:formula="of:=COUNTIF([.D:.D];&quot;COOPER&quot;)" office:value-type="string">
            <text:p>8</text:p>
          </table:table-cell>
          <table:table-cell/>
          <table:table-cell table:style-name="ce43" table:formula="of:=(IF(ISBLANK(['Score Sheet'.A4]);&quot;&quot;;IF(AND(['Score Sheet'.C4]&gt;['Score Sheet'.A4];['Score Sheet'.C4]&gt;['Score Sheet'.B4]);&quot;TABLE&quot;;IF(['Score Sheet'.A4]=['Score Sheet'.B4];&quot;DRAW&quot;;IF(['Score Sheet'.A4]&gt;['Score Sheet'.B4];&quot;SANSOM&quot;;&quot;COOPER&quot;)))))" office:value-type="string">
            <text:p>SANSOM</text:p>
          </table:table-cell>
          <table:table-cell table:style-name="ce44" table:formula="of:=['Score Sheet'.J4]" office:value-type="string">
            <text:p>1-10-2014</text:p>
          </table:table-cell>
          <table:table-cell table:style-name="ce37"/>
          <table:table-cell table:number-columns-repeated="2" table:style-name="ce43"/>
        </table:table-row>
        <table:table-row table:style-name="ro2">
          <table:table-cell table:style-name="ce46" office:value-type="string">
            <text:p>Table Games Won</text:p>
          </table:table-cell>
          <table:table-cell table:style-name="ce34" table:formula="of:=COUNTIF([.D:.D];&quot;TABLE&quot;)" office:value-type="string">
            <text:p>3</text:p>
          </table:table-cell>
          <table:table-cell/>
          <table:table-cell table:style-name="ce43" table:formula="of:=(IF(ISBLANK(['Score Sheet'.A5]);&quot;&quot;;IF(AND(['Score Sheet'.C5]&gt;['Score Sheet'.A5];['Score Sheet'.C5]&gt;['Score Sheet'.B5]);&quot;TABLE&quot;;IF(['Score Sheet'.A5]=['Score Sheet'.B5];&quot;DRAW&quot;;IF(['Score Sheet'.A5]&gt;['Score Sheet'.B5];&quot;SANSOM&quot;;&quot;COOPER&quot;)))))" office:value-type="string">
            <text:p>COOPER</text:p>
          </table:table-cell>
          <table:table-cell table:style-name="ce44" table:formula="of:=['Score Sheet'.J5]" office:value-type="string">
            <text:p>1-11-2014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7" office:value-type="string">
            <text:p>Draws</text:p>
          </table:table-cell>
          <table:table-cell table:style-name="ce48" table:formula="of:=COUNTIF([.D:.D];&quot;DRAW&quot;)" office:value-type="string">
            <text:p>2</text:p>
          </table:table-cell>
          <table:table-cell/>
          <table:table-cell table:style-name="ce43" table:formula="of:=(IF(ISBLANK(['Score Sheet'.A6]);&quot;&quot;;IF(AND(['Score Sheet'.C6]&gt;['Score Sheet'.A6];['Score Sheet'.C6]&gt;['Score Sheet'.B6]);&quot;TABLE&quot;;IF(['Score Sheet'.A6]=['Score Sheet'.B6];&quot;DRAW&quot;;IF(['Score Sheet'.A6]&gt;['Score Sheet'.B6];&quot;SANSOM&quot;;&quot;COOPER&quot;)))))" office:value-type="string">
            <text:p>COOPER</text:p>
          </table:table-cell>
          <table:table-cell table:style-name="ce44" table:formula="of:=['Score Sheet'.J6]" office:value-type="string">
            <text:p>1-12-2014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1" office:value-type="string">
            <text:p>Sansom Games Won</text:p>
          </table:table-cell>
          <table:table-cell table:style-name="ce49" table:formula="of:=SUM(['Score Sheet'.A1:.A1000])" office:value-type="string">
            <text:p>153</text:p>
          </table:table-cell>
          <table:table-cell/>
          <table:table-cell table:style-name="ce43" table:formula="of:=(IF(ISBLANK(['Score Sheet'.A7]);&quot;&quot;;IF(AND(['Score Sheet'.C7]&gt;['Score Sheet'.A7];['Score Sheet'.C7]&gt;['Score Sheet'.B7]);&quot;TABLE&quot;;IF(['Score Sheet'.A7]=['Score Sheet'.B7];&quot;DRAW&quot;;IF(['Score Sheet'.A7]&gt;['Score Sheet'.B7];&quot;SANSOM&quot;;&quot;COOPER&quot;)))))" office:value-type="string">
            <text:p>TABLE</text:p>
          </table:table-cell>
          <table:table-cell table:style-name="ce44" table:formula="of:=['Score Sheet'.J7]" office:value-type="string">
            <text:p>1-1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6" office:value-type="string">
            <text:p>Cooper Games Won</text:p>
          </table:table-cell>
          <table:table-cell table:style-name="ce38" table:formula="of:=SUM(['Score Sheet'.B1:.B1000])" office:value-type="string">
            <text:p>152</text:p>
          </table:table-cell>
          <table:table-cell/>
          <table:table-cell table:style-name="ce43" table:formula="of:=(IF(ISBLANK(['Score Sheet'.A8]);&quot;&quot;;IF(AND(['Score Sheet'.C8]&gt;['Score Sheet'.A8];['Score Sheet'.C8]&gt;['Score Sheet'.B8]);&quot;TABLE&quot;;IF(['Score Sheet'.A8]=['Score Sheet'.B8];&quot;DRAW&quot;;IF(['Score Sheet'.A8]&gt;['Score Sheet'.B8];&quot;SANSOM&quot;;&quot;COOPER&quot;)))))" office:value-type="string">
            <text:p>SANSOM</text:p>
          </table:table-cell>
          <table:table-cell table:style-name="ce44" table:formula="of:=['Score Sheet'.J8]" office:value-type="string">
            <text:p>20-1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7" office:value-type="string">
            <text:p>Table Games Won</text:p>
          </table:table-cell>
          <table:table-cell table:style-name="ce50" table:formula="of:=SUM(['Score Sheet'.C1:.C1000])" office:value-type="string">
            <text:p>74</text:p>
          </table:table-cell>
          <table:table-cell/>
          <table:table-cell table:style-name="ce43" table:formula="of:=(IF(ISBLANK(['Score Sheet'.A9]);&quot;&quot;;IF(AND(['Score Sheet'.C9]&gt;['Score Sheet'.A9];['Score Sheet'.C9]&gt;['Score Sheet'.B9]);&quot;TABLE&quot;;IF(['Score Sheet'.A9]=['Score Sheet'.B9];&quot;DRAW&quot;;IF(['Score Sheet'.A9]&gt;['Score Sheet'.B9];&quot;SANSOM&quot;;&quot;COOPER&quot;)))))" office:value-type="string">
            <text:p>SANSOM</text:p>
          </table:table-cell>
          <table:table-cell table:style-name="ce44" table:formula="of:=['Score Sheet'.J9]" office:value-type="string">
            <text:p>24-2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1" office:value-type="string">
            <text:p>Sansom Bridge Cards</text:p>
          </table:table-cell>
          <table:table-cell table:style-name="ce51" table:formula="of:=SUM(['Score Sheet'.D1:.D1000])" office:value-type="string">
            <text:p>127</text:p>
          </table:table-cell>
          <table:table-cell/>
          <table:table-cell table:style-name="ce43" table:formula="of:=(IF(ISBLANK(['Score Sheet'.A10]);&quot;&quot;;IF(AND(['Score Sheet'.C10]&gt;['Score Sheet'.A10];['Score Sheet'.C10]&gt;['Score Sheet'.B10]);&quot;TABLE&quot;;IF(['Score Sheet'.A10]=['Score Sheet'.B10];&quot;DRAW&quot;;IF(['Score Sheet'.A10]&gt;['Score Sheet'.B10];&quot;SANSOM&quot;;&quot;COOPER&quot;)))))" office:value-type="string">
            <text:p>COOPER</text:p>
          </table:table-cell>
          <table:table-cell table:style-name="ce44" table:formula="of:=['Score Sheet'.J10]" office:value-type="string">
            <text:p>10-3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6" office:value-type="string">
            <text:p>Cooper Bridge Cards</text:p>
          </table:table-cell>
          <table:table-cell table:style-name="ce52" table:formula="of:=SUM(['Score Sheet'.E1:.E1000])" office:value-type="string">
            <text:p>147</text:p>
          </table:table-cell>
          <table:table-cell/>
          <table:table-cell table:style-name="ce43" table:formula="of:=(IF(ISBLANK(['Score Sheet'.A11]);&quot;&quot;;IF(AND(['Score Sheet'.C11]&gt;['Score Sheet'.A11];['Score Sheet'.C11]&gt;['Score Sheet'.B11]);&quot;TABLE&quot;;IF(['Score Sheet'.A11]=['Score Sheet'.B11];&quot;DRAW&quot;;IF(['Score Sheet'.A11]&gt;['Score Sheet'.B11];&quot;SANSOM&quot;;&quot;COOPER&quot;)))))" office:value-type="string">
            <text:p>SANSOM</text:p>
          </table:table-cell>
          <table:table-cell table:style-name="ce44" table:formula="of:=['Score Sheet'.J11]" office:value-type="string">
            <text:p>24-3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7" office:value-type="string">
            <text:p>Table Bridge Cards</text:p>
          </table:table-cell>
          <table:table-cell table:style-name="ce53" table:formula="of:=SUM(['Score Sheet'.F1:.F1000])" office:value-type="string">
            <text:p>8</text:p>
          </table:table-cell>
          <table:table-cell/>
          <table:table-cell table:style-name="ce43" table:formula="of:=(IF(ISBLANK(['Score Sheet'.A12]);&quot;&quot;;IF(AND(['Score Sheet'.C12]&gt;['Score Sheet'.A12];['Score Sheet'.C12]&gt;['Score Sheet'.B12]);&quot;TABLE&quot;;IF(['Score Sheet'.A12]=['Score Sheet'.B12];&quot;DRAW&quot;;IF(['Score Sheet'.A12]&gt;['Score Sheet'.B12];&quot;SANSOM&quot;;&quot;COOPER&quot;)))))" office:value-type="string">
            <text:p>SANSOM</text:p>
          </table:table-cell>
          <table:table-cell table:style-name="ce44" table:formula="of:=['Score Sheet'.J12]" office:value-type="string">
            <text:p>14-4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1" office:value-type="string">
            <text:p>Sansom Briggsings</text:p>
          </table:table-cell>
          <table:table-cell table:style-name="ce51" table:formula="of:=SUM(['Score Sheet'.G1:.G1000])" office:value-type="string">
            <text:p>37</text:p>
          </table:table-cell>
          <table:table-cell/>
          <table:table-cell table:style-name="ce43" table:formula="of:=(IF(ISBLANK(['Score Sheet'.A13]);&quot;&quot;;IF(AND(['Score Sheet'.C13]&gt;['Score Sheet'.A13];['Score Sheet'.C13]&gt;['Score Sheet'.B13]);&quot;TABLE&quot;;IF(['Score Sheet'.A13]=['Score Sheet'.B13];&quot;DRAW&quot;;IF(['Score Sheet'.A13]&gt;['Score Sheet'.B13];&quot;SANSOM&quot;;&quot;COOPER&quot;)))))" office:value-type="string">
            <text:p>DRAW</text:p>
          </table:table-cell>
          <table:table-cell table:style-name="ce44" table:formula="of:=['Score Sheet'.J13]" office:value-type="string">
            <text:p>5-5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6" office:value-type="string">
            <text:p>Cooper Briggsings</text:p>
          </table:table-cell>
          <table:table-cell table:style-name="ce52" table:formula="of:=SUM(['Score Sheet'.H1:.H1000])" office:value-type="string">
            <text:p>32</text:p>
          </table:table-cell>
          <table:table-cell/>
          <table:table-cell table:style-name="ce43" table:formula="of:=(IF(ISBLANK(['Score Sheet'.A14]);&quot;&quot;;IF(AND(['Score Sheet'.C14]&gt;['Score Sheet'.A14];['Score Sheet'.C14]&gt;['Score Sheet'.B14]);&quot;TABLE&quot;;IF(['Score Sheet'.A14]=['Score Sheet'.B14];&quot;DRAW&quot;;IF(['Score Sheet'.A14]&gt;['Score Sheet'.B14];&quot;SANSOM&quot;;&quot;COOPER&quot;)))))" office:value-type="string">
            <text:p>COOPER</text:p>
          </table:table-cell>
          <table:table-cell table:style-name="ce44" table:formula="of:=['Score Sheet'.J14]" office:value-type="string">
            <text:p>16-6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7" office:value-type="string">
            <text:p>Table Briggsings</text:p>
          </table:table-cell>
          <table:table-cell table:style-name="ce53" table:formula="of:=SUM(['Score Sheet'.I1:.I1000])" office:value-type="string">
            <text:p>1</text:p>
          </table:table-cell>
          <table:table-cell/>
          <table:table-cell table:style-name="ce43" table:formula="of:=(IF(ISBLANK(['Score Sheet'.A15]);&quot;&quot;;IF(AND(['Score Sheet'.C15]&gt;['Score Sheet'.A15];['Score Sheet'.C15]&gt;['Score Sheet'.B15]);&quot;TABLE&quot;;IF(['Score Sheet'.A15]=['Score Sheet'.B15];&quot;DRAW&quot;;IF(['Score Sheet'.A15]&gt;['Score Sheet'.B15];&quot;SANSOM&quot;;&quot;COOPER&quot;)))))" office:value-type="string">
            <text:p>SANSOM</text:p>
          </table:table-cell>
          <table:table-cell table:style-name="ce44" table:formula="of:=['Score Sheet'.J15]" office:value-type="string">
            <text:p>30-6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1" office:value-type="string">
            <text:p>Games Played</text:p>
          </table:table-cell>
          <table:table-cell table:style-name="ce49" table:formula="of:=SUM([.B5:.B7])" office:value-type="string">
            <text:p>379</text:p>
          </table:table-cell>
          <table:table-cell/>
          <table:table-cell table:style-name="ce43" table:formula="of:=(IF(ISBLANK(['Score Sheet'.A16]);&quot;&quot;;IF(AND(['Score Sheet'.C16]&gt;['Score Sheet'.A16];['Score Sheet'.C16]&gt;['Score Sheet'.B16]);&quot;TABLE&quot;;IF(['Score Sheet'.A16]=['Score Sheet'.B16];&quot;DRAW&quot;;IF(['Score Sheet'.A16]&gt;['Score Sheet'.B16];&quot;SANSOM&quot;;&quot;COOPER&quot;)))))" office:value-type="string">
            <text:p>COOPER</text:p>
          </table:table-cell>
          <table:table-cell table:style-name="ce44" table:formula="of:=['Score Sheet'.J16]" office:value-type="string">
            <text:p>14-7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47" office:value-type="string">
            <text:p>Matches Played</text:p>
          </table:table-cell>
          <table:table-cell table:style-name="ce50" table:formula="of:=SUM([.B1:.B4])" office:value-type="string">
            <text:p>26</text:p>
          </table:table-cell>
          <table:table-cell/>
          <table:table-cell table:style-name="ce43" table:formula="of:=(IF(ISBLANK(['Score Sheet'.A17]);&quot;&quot;;IF(AND(['Score Sheet'.C17]&gt;['Score Sheet'.A17];['Score Sheet'.C17]&gt;['Score Sheet'.B17]);&quot;TABLE&quot;;IF(['Score Sheet'.A17]=['Score Sheet'.B17];&quot;DRAW&quot;;IF(['Score Sheet'.A17]&gt;['Score Sheet'.B17];&quot;SANSOM&quot;;&quot;COOPER&quot;)))))" office:value-type="string">
            <text:p>TABLE</text:p>
          </table:table-cell>
          <table:table-cell table:style-name="ce44" table:formula="of:=['Score Sheet'.J17]" office:value-type="string">
            <text:p>28-7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37" office:value-type="string">
            <text:p>Sansom Season Matches</text:p>
          </table:table-cell>
          <table:table-cell table:style-name="ce39"/>
          <table:table-cell/>
          <table:table-cell table:style-name="ce43" table:formula="of:=(IF(ISBLANK(['Score Sheet'.A18]);&quot;&quot;;IF(AND(['Score Sheet'.C18]&gt;['Score Sheet'.A18];['Score Sheet'.C18]&gt;['Score Sheet'.B18]);&quot;TABLE&quot;;IF(['Score Sheet'.A18]=['Score Sheet'.B18];&quot;DRAW&quot;;IF(['Score Sheet'.A18]&gt;['Score Sheet'.B18];&quot;SANSOM&quot;;&quot;COOPER&quot;)))))" office:value-type="string">
            <text:p>SANSOM</text:p>
          </table:table-cell>
          <table:table-cell table:style-name="ce44" table:formula="of:=['Score Sheet'.J18]" office:value-type="string">
            <text:p>25-8-2015</text:p>
          </table:table-cell>
          <table:table-cell/>
          <table:table-cell table:number-columns-repeated="2" table:style-name="ce43"/>
        </table:table-row>
        <table:table-row table:style-name="ro2">
          <table:table-cell table:style-name="ce37" office:value-type="string">
            <text:p>Cooper Season Matches</text:p>
          </table:table-cell>
          <table:table-cell table:style-name="ce39"/>
          <table:table-cell/>
          <table:table-cell table:style-name="ce43" table:formula="of:=(IF(ISBLANK(['Score Sheet'.A19]);&quot;&quot;;IF(AND(['Score Sheet'.C19]&gt;['Score Sheet'.A19];['Score Sheet'.C19]&gt;['Score Sheet'.B19]);&quot;TABLE&quot;;IF(['Score Sheet'.A19]=['Score Sheet'.B19];&quot;DRAW&quot;;IF(['Score Sheet'.A19]&gt;['Score Sheet'.B19];&quot;SANSOM&quot;;&quot;COOPER&quot;)))))" office:value-type="string">
            <text:p>SANSOM</text:p>
          </table:table-cell>
          <table:table-cell table:style-name="ce44" table:formula="of:=['Score Sheet'.J19]" office:value-type="string">
            <text:p>8-9-2015</text:p>
          </table:table-cell>
        </table:table-row>
        <table:table-row table:style-name="ro2">
          <table:table-cell table:style-name="ce37" office:value-type="string">
            <text:p>Sansom Season Games</text:p>
          </table:table-cell>
          <table:table-cell table:style-name="ce39"/>
          <table:table-cell/>
          <table:table-cell table:style-name="ce43" table:formula="of:=(IF(ISBLANK(['Score Sheet'.A20]);&quot;&quot;;IF(AND(['Score Sheet'.C20]&gt;['Score Sheet'.A20];['Score Sheet'.C20]&gt;['Score Sheet'.B20]);&quot;TABLE&quot;;IF(['Score Sheet'.A20]=['Score Sheet'.B20];&quot;DRAW&quot;;IF(['Score Sheet'.A20]&gt;['Score Sheet'.B20];&quot;SANSOM&quot;;&quot;COOPER&quot;)))))" office:value-type="string">
            <text:p>COOPER</text:p>
          </table:table-cell>
          <table:table-cell table:style-name="ce44" table:formula="of:=['Score Sheet'.J20]" office:value-type="string">
            <text:p>22-9-2015</text:p>
          </table:table-cell>
        </table:table-row>
        <table:table-row table:style-name="ro2">
          <table:table-cell table:style-name="ce37" office:value-type="string">
            <text:p>Cooper Season Games</text:p>
          </table:table-cell>
          <table:table-cell table:style-name="ce39"/>
          <table:table-cell/>
          <table:table-cell table:style-name="ce43" table:formula="of:=(IF(ISBLANK(['Score Sheet'.A21]);&quot;&quot;;IF(AND(['Score Sheet'.C21]&gt;['Score Sheet'.A21];['Score Sheet'.C21]&gt;['Score Sheet'.B21]);&quot;TABLE&quot;;IF(['Score Sheet'.A21]=['Score Sheet'.B21];&quot;DRAW&quot;;IF(['Score Sheet'.A21]&gt;['Score Sheet'.B21];&quot;SANSOM&quot;;&quot;COOPER&quot;)))))" office:value-type="string">
            <text:p>SANSOM</text:p>
          </table:table-cell>
          <table:table-cell table:style-name="ce44" table:formula="of:=['Score Sheet'.J21]" office:value-type="string">
            <text:p>6-10-2015</text:p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]);&quot;&quot;;IF(AND(['Score Sheet'.C22]&gt;['Score Sheet'.A22];['Score Sheet'.C22]&gt;['Score Sheet'.B22]);&quot;TABLE&quot;;IF(['Score Sheet'.A22]=['Score Sheet'.B22];&quot;DRAW&quot;;IF(['Score Sheet'.A22]&gt;['Score Sheet'.B22];&quot;SANSOM&quot;;&quot;COOPER&quot;)))))" office:value-type="string">
            <text:p>TABLE</text:p>
          </table:table-cell>
          <table:table-cell table:style-name="ce44" table:formula="of:=['Score Sheet'.J22]" office:value-type="string">
            <text:p>20-10-2015</text:p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]);&quot;&quot;;IF(AND(['Score Sheet'.C23]&gt;['Score Sheet'.A23];['Score Sheet'.C23]&gt;['Score Sheet'.B23]);&quot;TABLE&quot;;IF(['Score Sheet'.A23]=['Score Sheet'.B23];&quot;DRAW&quot;;IF(['Score Sheet'.A23]&gt;['Score Sheet'.B23];&quot;SANSOM&quot;;&quot;COOPER&quot;)))))" office:value-type="string">
            <text:p>SANSOM</text:p>
          </table:table-cell>
          <table:table-cell table:style-name="ce44" table:formula="of:=['Score Sheet'.J23]" office:value-type="string">
            <text:p>10-11-2015</text:p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]);&quot;&quot;;IF(AND(['Score Sheet'.C24]&gt;['Score Sheet'.A24];['Score Sheet'.C24]&gt;['Score Sheet'.B24]);&quot;TABLE&quot;;IF(['Score Sheet'.A24]=['Score Sheet'.B24];&quot;DRAW&quot;;IF(['Score Sheet'.A24]&gt;['Score Sheet'.B24];&quot;SANSOM&quot;;&quot;COOPER&quot;)))))" office:value-type="string">
            <text:p>SANSOM</text:p>
          </table:table-cell>
          <table:table-cell table:style-name="ce44" table:formula="of:=['Score Sheet'.J24]" office:value-type="string">
            <text:p>1-12-2015</text:p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]);&quot;&quot;;IF(AND(['Score Sheet'.C25]&gt;['Score Sheet'.A25];['Score Sheet'.C25]&gt;['Score Sheet'.B25]);&quot;TABLE&quot;;IF(['Score Sheet'.A25]=['Score Sheet'.B25];&quot;DRAW&quot;;IF(['Score Sheet'.A25]&gt;['Score Sheet'.B25];&quot;SANSOM&quot;;&quot;COOPER&quot;)))))" office:value-type="string">
            <text:p>SANSOM</text:p>
          </table:table-cell>
          <table:table-cell table:style-name="ce44" table:formula="of:=['Score Sheet'.J25]" office:value-type="string">
            <text:p>21-12-2015</text:p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]);&quot;&quot;;IF(AND(['Score Sheet'.C26]&gt;['Score Sheet'.A26];['Score Sheet'.C26]&gt;['Score Sheet'.B26]);&quot;TABLE&quot;;IF(['Score Sheet'.A26]=['Score Sheet'.B26];&quot;DRAW&quot;;IF(['Score Sheet'.A26]&gt;['Score Sheet'.B26];&quot;SANSOM&quot;;&quot;COOPER&quot;)))))" office:value-type="string">
            <text:p>COOPER</text:p>
          </table:table-cell>
          <table:table-cell table:style-name="ce44" table:formula="of:=['Score Sheet'.J26]" office:value-type="string">
            <text:p>12-1-2016</text:p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]);&quot;&quot;;IF(AND(['Score Sheet'.C27]&gt;['Score Sheet'.A27];['Score Sheet'.C27]&gt;['Score Sheet'.B27]);&quot;TABLE&quot;;IF(['Score Sheet'.A27]=['Score Sheet'.B27];&quot;DRAW&quot;;IF(['Score Sheet'.A27]&gt;['Score Sheet'.B27];&quot;SANSOM&quot;;&quot;COOPER&quot;)))))" office:value-type="string">
            <text:p>SANSOM</text:p>
          </table:table-cell>
          <table:table-cell table:style-name="ce44" table:formula="of:=['Score Sheet'.J27]" office:value-type="string">
            <text:p>2-2-2016</text:p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]);&quot;&quot;;IF(AND(['Score Sheet'.C28]&gt;['Score Sheet'.A28];['Score Sheet'.C28]&gt;['Score Sheet'.B28]);&quot;TABLE&quot;;IF(['Score Sheet'.A28]=['Score Sheet'.B28];&quot;DRAW&quot;;IF(['Score Sheet'.A28]&gt;['Score Sheet'.B28];&quot;SANSOM&quot;;&quot;COOPER&quot;)))))" office:value-type="string">
            <text:p>DRAW</text:p>
          </table:table-cell>
          <table:table-cell table:style-name="ce44" table:formula="of:=['Score Sheet'.J28]" office:value-type="string">
            <text:p>16-2-2016</text:p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]);&quot;&quot;;IF(AND(['Score Sheet'.C29]&gt;['Score Sheet'.A29];['Score Sheet'.C29]&gt;['Score Sheet'.B29]);&quot;TABLE&quot;;IF(['Score Sheet'.A29]=['Score Sheet'.B29];&quot;DRAW&quot;;IF(['Score Sheet'.A29]&gt;['Score Sheet'.B29];&quot;SANSOM&quot;;&quot;COOPER&quot;)))))" office:value-type="string">
            <text:p/>
          </table:table-cell>
          <table:table-cell table:style-name="ce44" table:formula="of:=['Score Sheet'.J2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0]);&quot;&quot;;IF(AND(['Score Sheet'.C30]&gt;['Score Sheet'.A30];['Score Sheet'.C30]&gt;['Score Sheet'.B30]);&quot;TABLE&quot;;IF(['Score Sheet'.A30]=['Score Sheet'.B30];&quot;DRAW&quot;;IF(['Score Sheet'.A30]&gt;['Score Sheet'.B30];&quot;SANSOM&quot;;&quot;COOPER&quot;)))))" office:value-type="string">
            <text:p/>
          </table:table-cell>
          <table:table-cell table:style-name="ce44" table:formula="of:=['Score Sheet'.J3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1]);&quot;&quot;;IF(AND(['Score Sheet'.C31]&gt;['Score Sheet'.A31];['Score Sheet'.C31]&gt;['Score Sheet'.B31]);&quot;TABLE&quot;;IF(['Score Sheet'.A31]=['Score Sheet'.B31];&quot;DRAW&quot;;IF(['Score Sheet'.A31]&gt;['Score Sheet'.B31];&quot;SANSOM&quot;;&quot;COOPER&quot;)))))" office:value-type="string">
            <text:p/>
          </table:table-cell>
          <table:table-cell table:style-name="ce44" table:formula="of:=['Score Sheet'.J3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2]);&quot;&quot;;IF(AND(['Score Sheet'.C32]&gt;['Score Sheet'.A32];['Score Sheet'.C32]&gt;['Score Sheet'.B32]);&quot;TABLE&quot;;IF(['Score Sheet'.A32]=['Score Sheet'.B32];&quot;DRAW&quot;;IF(['Score Sheet'.A32]&gt;['Score Sheet'.B32];&quot;SANSOM&quot;;&quot;COOPER&quot;)))))" office:value-type="string">
            <text:p/>
          </table:table-cell>
          <table:table-cell table:style-name="ce44" table:formula="of:=['Score Sheet'.J3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3]);&quot;&quot;;IF(AND(['Score Sheet'.C33]&gt;['Score Sheet'.A33];['Score Sheet'.C33]&gt;['Score Sheet'.B33]);&quot;TABLE&quot;;IF(['Score Sheet'.A33]=['Score Sheet'.B33];&quot;DRAW&quot;;IF(['Score Sheet'.A33]&gt;['Score Sheet'.B33];&quot;SANSOM&quot;;&quot;COOPER&quot;)))))" office:value-type="string">
            <text:p/>
          </table:table-cell>
          <table:table-cell table:style-name="ce44" table:formula="of:=['Score Sheet'.J3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4]);&quot;&quot;;IF(AND(['Score Sheet'.C34]&gt;['Score Sheet'.A34];['Score Sheet'.C34]&gt;['Score Sheet'.B34]);&quot;TABLE&quot;;IF(['Score Sheet'.A34]=['Score Sheet'.B34];&quot;DRAW&quot;;IF(['Score Sheet'.A34]&gt;['Score Sheet'.B34];&quot;SANSOM&quot;;&quot;COOPER&quot;)))))" office:value-type="string">
            <text:p/>
          </table:table-cell>
          <table:table-cell table:style-name="ce44" table:formula="of:=['Score Sheet'.J3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5]);&quot;&quot;;IF(AND(['Score Sheet'.C35]&gt;['Score Sheet'.A35];['Score Sheet'.C35]&gt;['Score Sheet'.B35]);&quot;TABLE&quot;;IF(['Score Sheet'.A35]=['Score Sheet'.B35];&quot;DRAW&quot;;IF(['Score Sheet'.A35]&gt;['Score Sheet'.B35];&quot;SANSOM&quot;;&quot;COOPER&quot;)))))" office:value-type="string">
            <text:p/>
          </table:table-cell>
          <table:table-cell table:style-name="ce44" table:formula="of:=['Score Sheet'.J3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6]);&quot;&quot;;IF(AND(['Score Sheet'.C36]&gt;['Score Sheet'.A36];['Score Sheet'.C36]&gt;['Score Sheet'.B36]);&quot;TABLE&quot;;IF(['Score Sheet'.A36]=['Score Sheet'.B36];&quot;DRAW&quot;;IF(['Score Sheet'.A36]&gt;['Score Sheet'.B36];&quot;SANSOM&quot;;&quot;COOPER&quot;)))))" office:value-type="string">
            <text:p/>
          </table:table-cell>
          <table:table-cell table:style-name="ce44" table:formula="of:=['Score Sheet'.J3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7]);&quot;&quot;;IF(AND(['Score Sheet'.C37]&gt;['Score Sheet'.A37];['Score Sheet'.C37]&gt;['Score Sheet'.B37]);&quot;TABLE&quot;;IF(['Score Sheet'.A37]=['Score Sheet'.B37];&quot;DRAW&quot;;IF(['Score Sheet'.A37]&gt;['Score Sheet'.B37];&quot;SANSOM&quot;;&quot;COOPER&quot;)))))" office:value-type="string">
            <text:p/>
          </table:table-cell>
          <table:table-cell table:style-name="ce44" table:formula="of:=['Score Sheet'.J3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8]);&quot;&quot;;IF(AND(['Score Sheet'.C38]&gt;['Score Sheet'.A38];['Score Sheet'.C38]&gt;['Score Sheet'.B38]);&quot;TABLE&quot;;IF(['Score Sheet'.A38]=['Score Sheet'.B38];&quot;DRAW&quot;;IF(['Score Sheet'.A38]&gt;['Score Sheet'.B38];&quot;SANSOM&quot;;&quot;COOPER&quot;)))))" office:value-type="string">
            <text:p/>
          </table:table-cell>
          <table:table-cell table:style-name="ce44" table:formula="of:=['Score Sheet'.J3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9]);&quot;&quot;;IF(AND(['Score Sheet'.C39]&gt;['Score Sheet'.A39];['Score Sheet'.C39]&gt;['Score Sheet'.B39]);&quot;TABLE&quot;;IF(['Score Sheet'.A39]=['Score Sheet'.B39];&quot;DRAW&quot;;IF(['Score Sheet'.A39]&gt;['Score Sheet'.B39];&quot;SANSOM&quot;;&quot;COOPER&quot;)))))" office:value-type="string">
            <text:p/>
          </table:table-cell>
          <table:table-cell table:style-name="ce44" table:formula="of:=['Score Sheet'.J3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40]);&quot;&quot;;IF(AND(['Score Sheet'.C40]&gt;['Score Sheet'.A40];['Score Sheet'.C40]&gt;['Score Sheet'.B40]);&quot;TABLE&quot;;IF(['Score Sheet'.A40]=['Score Sheet'.B40];&quot;DRAW&quot;;IF(['Score Sheet'.A40]&gt;['Score Sheet'.B40];&quot;SANSOM&quot;;&quot;COOPER&quot;)))))" office:value-type="string">
            <text:p/>
          </table:table-cell>
          <table:table-cell table:style-name="ce44" table:formula="of:=['Score Sheet'.J4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41]);&quot;&quot;;IF(AND(['Score Sheet'.C41]&gt;['Score Sheet'.A41];['Score Sheet'.C41]&gt;['Score Sheet'.B41]);&quot;TABLE&quot;;IF(['Score Sheet'.A41]=['Score Sheet'.B41];&quot;DRAW&quot;;IF(['Score Sheet'.A41]&gt;['Score Sheet'.B41];&quot;SANSOM&quot;;&quot;COOPER&quot;)))))" office:value-type="string">
            <text:p/>
          </table:table-cell>
          <table:table-cell table:style-name="ce44" table:formula="of:=['Score Sheet'.J4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42]);&quot;&quot;;IF(AND(['Score Sheet'.C42]&gt;['Score Sheet'.A42];['Score Sheet'.C42]&gt;['Score Sheet'.B42]);&quot;TABLE&quot;;IF(['Score Sheet'.A42]=['Score Sheet'.B42];&quot;DRAW&quot;;IF(['Score Sheet'.A42]&gt;['Score Sheet'.B42];&quot;SANSOM&quot;;&quot;COOPER&quot;)))))" office:value-type="string">
            <text:p/>
          </table:table-cell>
          <table:table-cell table:style-name="ce44" table:formula="of:=['Score Sheet'.J4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43]);&quot;&quot;;IF(AND(['Score Sheet'.C43]&gt;['Score Sheet'.A43];['Score Sheet'.C43]&gt;['Score Sheet'.B43]);&quot;TABLE&quot;;IF(['Score Sheet'.A43]=['Score Sheet'.B43];&quot;DRAW&quot;;IF(['Score Sheet'.A43]&gt;['Score Sheet'.B43];&quot;SANSOM&quot;;&quot;COOPER&quot;)))))" office:value-type="string">
            <text:p/>
          </table:table-cell>
          <table:table-cell table:style-name="ce44" table:formula="of:=['Score Sheet'.J4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44]);&quot;&quot;;IF(AND(['Score Sheet'.C44]&gt;['Score Sheet'.A44];['Score Sheet'.C44]&gt;['Score Sheet'.B44]);&quot;TABLE&quot;;IF(['Score Sheet'.A44]=['Score Sheet'.B44];&quot;DRAW&quot;;IF(['Score Sheet'.A44]&gt;['Score Sheet'.B44];&quot;SANSOM&quot;;&quot;COOPER&quot;)))))" office:value-type="string">
            <text:p/>
          </table:table-cell>
          <table:table-cell table:style-name="ce44" table:formula="of:=['Score Sheet'.J4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45]);&quot;&quot;;IF(AND(['Score Sheet'.C45]&gt;['Score Sheet'.A45];['Score Sheet'.C45]&gt;['Score Sheet'.B45]);&quot;TABLE&quot;;IF(['Score Sheet'.A45]=['Score Sheet'.B45];&quot;DRAW&quot;;IF(['Score Sheet'.A45]&gt;['Score Sheet'.B45];&quot;SANSOM&quot;;&quot;COOPER&quot;)))))" office:value-type="string">
            <text:p/>
          </table:table-cell>
          <table:table-cell table:style-name="ce44" table:formula="of:=['Score Sheet'.J4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46]);&quot;&quot;;IF(AND(['Score Sheet'.C46]&gt;['Score Sheet'.A46];['Score Sheet'.C46]&gt;['Score Sheet'.B46]);&quot;TABLE&quot;;IF(['Score Sheet'.A46]=['Score Sheet'.B46];&quot;DRAW&quot;;IF(['Score Sheet'.A46]&gt;['Score Sheet'.B46];&quot;SANSOM&quot;;&quot;COOPER&quot;)))))" office:value-type="string">
            <text:p/>
          </table:table-cell>
          <table:table-cell table:style-name="ce44" table:formula="of:=['Score Sheet'.J4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47]);&quot;&quot;;IF(AND(['Score Sheet'.C47]&gt;['Score Sheet'.A47];['Score Sheet'.C47]&gt;['Score Sheet'.B47]);&quot;TABLE&quot;;IF(['Score Sheet'.A47]=['Score Sheet'.B47];&quot;DRAW&quot;;IF(['Score Sheet'.A47]&gt;['Score Sheet'.B47];&quot;SANSOM&quot;;&quot;COOPER&quot;)))))" office:value-type="string">
            <text:p/>
          </table:table-cell>
          <table:table-cell table:style-name="ce44" table:formula="of:=['Score Sheet'.J4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48]);&quot;&quot;;IF(AND(['Score Sheet'.C48]&gt;['Score Sheet'.A48];['Score Sheet'.C48]&gt;['Score Sheet'.B48]);&quot;TABLE&quot;;IF(['Score Sheet'.A48]=['Score Sheet'.B48];&quot;DRAW&quot;;IF(['Score Sheet'.A48]&gt;['Score Sheet'.B48];&quot;SANSOM&quot;;&quot;COOPER&quot;)))))" office:value-type="string">
            <text:p/>
          </table:table-cell>
          <table:table-cell table:style-name="ce44" table:formula="of:=['Score Sheet'.J4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49]);&quot;&quot;;IF(AND(['Score Sheet'.C49]&gt;['Score Sheet'.A49];['Score Sheet'.C49]&gt;['Score Sheet'.B49]);&quot;TABLE&quot;;IF(['Score Sheet'.A49]=['Score Sheet'.B49];&quot;DRAW&quot;;IF(['Score Sheet'.A49]&gt;['Score Sheet'.B49];&quot;SANSOM&quot;;&quot;COOPER&quot;)))))" office:value-type="string">
            <text:p/>
          </table:table-cell>
          <table:table-cell table:style-name="ce44" table:formula="of:=['Score Sheet'.J4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50]);&quot;&quot;;IF(AND(['Score Sheet'.C50]&gt;['Score Sheet'.A50];['Score Sheet'.C50]&gt;['Score Sheet'.B50]);&quot;TABLE&quot;;IF(['Score Sheet'.A50]=['Score Sheet'.B50];&quot;DRAW&quot;;IF(['Score Sheet'.A50]&gt;['Score Sheet'.B50];&quot;SANSOM&quot;;&quot;COOPER&quot;)))))" office:value-type="string">
            <text:p/>
          </table:table-cell>
          <table:table-cell table:style-name="ce44" table:formula="of:=['Score Sheet'.J5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51]);&quot;&quot;;IF(AND(['Score Sheet'.C51]&gt;['Score Sheet'.A51];['Score Sheet'.C51]&gt;['Score Sheet'.B51]);&quot;TABLE&quot;;IF(['Score Sheet'.A51]=['Score Sheet'.B51];&quot;DRAW&quot;;IF(['Score Sheet'.A51]&gt;['Score Sheet'.B51];&quot;SANSOM&quot;;&quot;COOPER&quot;)))))" office:value-type="string">
            <text:p/>
          </table:table-cell>
          <table:table-cell table:style-name="ce44" table:formula="of:=['Score Sheet'.J5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52]);&quot;&quot;;IF(AND(['Score Sheet'.C52]&gt;['Score Sheet'.A52];['Score Sheet'.C52]&gt;['Score Sheet'.B52]);&quot;TABLE&quot;;IF(['Score Sheet'.A52]=['Score Sheet'.B52];&quot;DRAW&quot;;IF(['Score Sheet'.A52]&gt;['Score Sheet'.B52];&quot;SANSOM&quot;;&quot;COOPER&quot;)))))" office:value-type="string">
            <text:p/>
          </table:table-cell>
          <table:table-cell table:style-name="ce44" table:formula="of:=['Score Sheet'.J5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53]);&quot;&quot;;IF(AND(['Score Sheet'.C53]&gt;['Score Sheet'.A53];['Score Sheet'.C53]&gt;['Score Sheet'.B53]);&quot;TABLE&quot;;IF(['Score Sheet'.A53]=['Score Sheet'.B53];&quot;DRAW&quot;;IF(['Score Sheet'.A53]&gt;['Score Sheet'.B53];&quot;SANSOM&quot;;&quot;COOPER&quot;)))))" office:value-type="string">
            <text:p/>
          </table:table-cell>
          <table:table-cell table:style-name="ce44" table:formula="of:=['Score Sheet'.J5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54]);&quot;&quot;;IF(AND(['Score Sheet'.C54]&gt;['Score Sheet'.A54];['Score Sheet'.C54]&gt;['Score Sheet'.B54]);&quot;TABLE&quot;;IF(['Score Sheet'.A54]=['Score Sheet'.B54];&quot;DRAW&quot;;IF(['Score Sheet'.A54]&gt;['Score Sheet'.B54];&quot;SANSOM&quot;;&quot;COOPER&quot;)))))" office:value-type="string">
            <text:p/>
          </table:table-cell>
          <table:table-cell table:style-name="ce44" table:formula="of:=['Score Sheet'.J5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55]);&quot;&quot;;IF(AND(['Score Sheet'.C55]&gt;['Score Sheet'.A55];['Score Sheet'.C55]&gt;['Score Sheet'.B55]);&quot;TABLE&quot;;IF(['Score Sheet'.A55]=['Score Sheet'.B55];&quot;DRAW&quot;;IF(['Score Sheet'.A55]&gt;['Score Sheet'.B55];&quot;SANSOM&quot;;&quot;COOPER&quot;)))))" office:value-type="string">
            <text:p/>
          </table:table-cell>
          <table:table-cell table:style-name="ce44" table:formula="of:=['Score Sheet'.J5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56]);&quot;&quot;;IF(AND(['Score Sheet'.C56]&gt;['Score Sheet'.A56];['Score Sheet'.C56]&gt;['Score Sheet'.B56]);&quot;TABLE&quot;;IF(['Score Sheet'.A56]=['Score Sheet'.B56];&quot;DRAW&quot;;IF(['Score Sheet'.A56]&gt;['Score Sheet'.B56];&quot;SANSOM&quot;;&quot;COOPER&quot;)))))" office:value-type="string">
            <text:p/>
          </table:table-cell>
          <table:table-cell table:style-name="ce44" table:formula="of:=['Score Sheet'.J5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57]);&quot;&quot;;IF(AND(['Score Sheet'.C57]&gt;['Score Sheet'.A57];['Score Sheet'.C57]&gt;['Score Sheet'.B57]);&quot;TABLE&quot;;IF(['Score Sheet'.A57]=['Score Sheet'.B57];&quot;DRAW&quot;;IF(['Score Sheet'.A57]&gt;['Score Sheet'.B57];&quot;SANSOM&quot;;&quot;COOPER&quot;)))))" office:value-type="string">
            <text:p/>
          </table:table-cell>
          <table:table-cell table:style-name="ce44" table:formula="of:=['Score Sheet'.J5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58]);&quot;&quot;;IF(AND(['Score Sheet'.C58]&gt;['Score Sheet'.A58];['Score Sheet'.C58]&gt;['Score Sheet'.B58]);&quot;TABLE&quot;;IF(['Score Sheet'.A58]=['Score Sheet'.B58];&quot;DRAW&quot;;IF(['Score Sheet'.A58]&gt;['Score Sheet'.B58];&quot;SANSOM&quot;;&quot;COOPER&quot;)))))" office:value-type="string">
            <text:p/>
          </table:table-cell>
          <table:table-cell table:style-name="ce44" table:formula="of:=['Score Sheet'.J5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59]);&quot;&quot;;IF(AND(['Score Sheet'.C59]&gt;['Score Sheet'.A59];['Score Sheet'.C59]&gt;['Score Sheet'.B59]);&quot;TABLE&quot;;IF(['Score Sheet'.A59]=['Score Sheet'.B59];&quot;DRAW&quot;;IF(['Score Sheet'.A59]&gt;['Score Sheet'.B59];&quot;SANSOM&quot;;&quot;COOPER&quot;)))))" office:value-type="string">
            <text:p/>
          </table:table-cell>
          <table:table-cell table:style-name="ce44" table:formula="of:=['Score Sheet'.J5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60]);&quot;&quot;;IF(AND(['Score Sheet'.C60]&gt;['Score Sheet'.A60];['Score Sheet'.C60]&gt;['Score Sheet'.B60]);&quot;TABLE&quot;;IF(['Score Sheet'.A60]=['Score Sheet'.B60];&quot;DRAW&quot;;IF(['Score Sheet'.A60]&gt;['Score Sheet'.B60];&quot;SANSOM&quot;;&quot;COOPER&quot;)))))" office:value-type="string">
            <text:p/>
          </table:table-cell>
          <table:table-cell table:style-name="ce44" table:formula="of:=['Score Sheet'.J6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61]);&quot;&quot;;IF(AND(['Score Sheet'.C61]&gt;['Score Sheet'.A61];['Score Sheet'.C61]&gt;['Score Sheet'.B61]);&quot;TABLE&quot;;IF(['Score Sheet'.A61]=['Score Sheet'.B61];&quot;DRAW&quot;;IF(['Score Sheet'.A61]&gt;['Score Sheet'.B61];&quot;SANSOM&quot;;&quot;COOPER&quot;)))))" office:value-type="string">
            <text:p/>
          </table:table-cell>
          <table:table-cell table:style-name="ce44" table:formula="of:=['Score Sheet'.J6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62]);&quot;&quot;;IF(AND(['Score Sheet'.C62]&gt;['Score Sheet'.A62];['Score Sheet'.C62]&gt;['Score Sheet'.B62]);&quot;TABLE&quot;;IF(['Score Sheet'.A62]=['Score Sheet'.B62];&quot;DRAW&quot;;IF(['Score Sheet'.A62]&gt;['Score Sheet'.B62];&quot;SANSOM&quot;;&quot;COOPER&quot;)))))" office:value-type="string">
            <text:p/>
          </table:table-cell>
          <table:table-cell table:style-name="ce44" table:formula="of:=['Score Sheet'.J6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63]);&quot;&quot;;IF(AND(['Score Sheet'.C63]&gt;['Score Sheet'.A63];['Score Sheet'.C63]&gt;['Score Sheet'.B63]);&quot;TABLE&quot;;IF(['Score Sheet'.A63]=['Score Sheet'.B63];&quot;DRAW&quot;;IF(['Score Sheet'.A63]&gt;['Score Sheet'.B63];&quot;SANSOM&quot;;&quot;COOPER&quot;)))))" office:value-type="string">
            <text:p/>
          </table:table-cell>
          <table:table-cell table:style-name="ce44" table:formula="of:=['Score Sheet'.J6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64]);&quot;&quot;;IF(AND(['Score Sheet'.C64]&gt;['Score Sheet'.A64];['Score Sheet'.C64]&gt;['Score Sheet'.B64]);&quot;TABLE&quot;;IF(['Score Sheet'.A64]=['Score Sheet'.B64];&quot;DRAW&quot;;IF(['Score Sheet'.A64]&gt;['Score Sheet'.B64];&quot;SANSOM&quot;;&quot;COOPER&quot;)))))" office:value-type="string">
            <text:p/>
          </table:table-cell>
          <table:table-cell table:style-name="ce44" table:formula="of:=['Score Sheet'.J6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65]);&quot;&quot;;IF(AND(['Score Sheet'.C65]&gt;['Score Sheet'.A65];['Score Sheet'.C65]&gt;['Score Sheet'.B65]);&quot;TABLE&quot;;IF(['Score Sheet'.A65]=['Score Sheet'.B65];&quot;DRAW&quot;;IF(['Score Sheet'.A65]&gt;['Score Sheet'.B65];&quot;SANSOM&quot;;&quot;COOPER&quot;)))))" office:value-type="string">
            <text:p/>
          </table:table-cell>
          <table:table-cell table:style-name="ce44" table:formula="of:=['Score Sheet'.J6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66]);&quot;&quot;;IF(AND(['Score Sheet'.C66]&gt;['Score Sheet'.A66];['Score Sheet'.C66]&gt;['Score Sheet'.B66]);&quot;TABLE&quot;;IF(['Score Sheet'.A66]=['Score Sheet'.B66];&quot;DRAW&quot;;IF(['Score Sheet'.A66]&gt;['Score Sheet'.B66];&quot;SANSOM&quot;;&quot;COOPER&quot;)))))" office:value-type="string">
            <text:p/>
          </table:table-cell>
          <table:table-cell table:style-name="ce44" table:formula="of:=['Score Sheet'.J6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67]);&quot;&quot;;IF(AND(['Score Sheet'.C67]&gt;['Score Sheet'.A67];['Score Sheet'.C67]&gt;['Score Sheet'.B67]);&quot;TABLE&quot;;IF(['Score Sheet'.A67]=['Score Sheet'.B67];&quot;DRAW&quot;;IF(['Score Sheet'.A67]&gt;['Score Sheet'.B67];&quot;SANSOM&quot;;&quot;COOPER&quot;)))))" office:value-type="string">
            <text:p/>
          </table:table-cell>
          <table:table-cell table:style-name="ce44" table:formula="of:=['Score Sheet'.J6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68]);&quot;&quot;;IF(AND(['Score Sheet'.C68]&gt;['Score Sheet'.A68];['Score Sheet'.C68]&gt;['Score Sheet'.B68]);&quot;TABLE&quot;;IF(['Score Sheet'.A68]=['Score Sheet'.B68];&quot;DRAW&quot;;IF(['Score Sheet'.A68]&gt;['Score Sheet'.B68];&quot;SANSOM&quot;;&quot;COOPER&quot;)))))" office:value-type="string">
            <text:p/>
          </table:table-cell>
          <table:table-cell table:style-name="ce44" table:formula="of:=['Score Sheet'.J6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69]);&quot;&quot;;IF(AND(['Score Sheet'.C69]&gt;['Score Sheet'.A69];['Score Sheet'.C69]&gt;['Score Sheet'.B69]);&quot;TABLE&quot;;IF(['Score Sheet'.A69]=['Score Sheet'.B69];&quot;DRAW&quot;;IF(['Score Sheet'.A69]&gt;['Score Sheet'.B69];&quot;SANSOM&quot;;&quot;COOPER&quot;)))))" office:value-type="string">
            <text:p/>
          </table:table-cell>
          <table:table-cell table:style-name="ce44" table:formula="of:=['Score Sheet'.J6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70]);&quot;&quot;;IF(AND(['Score Sheet'.C70]&gt;['Score Sheet'.A70];['Score Sheet'.C70]&gt;['Score Sheet'.B70]);&quot;TABLE&quot;;IF(['Score Sheet'.A70]=['Score Sheet'.B70];&quot;DRAW&quot;;IF(['Score Sheet'.A70]&gt;['Score Sheet'.B70];&quot;SANSOM&quot;;&quot;COOPER&quot;)))))" office:value-type="string">
            <text:p/>
          </table:table-cell>
          <table:table-cell table:style-name="ce44" table:formula="of:=['Score Sheet'.J7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71]);&quot;&quot;;IF(AND(['Score Sheet'.C71]&gt;['Score Sheet'.A71];['Score Sheet'.C71]&gt;['Score Sheet'.B71]);&quot;TABLE&quot;;IF(['Score Sheet'.A71]=['Score Sheet'.B71];&quot;DRAW&quot;;IF(['Score Sheet'.A71]&gt;['Score Sheet'.B71];&quot;SANSOM&quot;;&quot;COOPER&quot;)))))" office:value-type="string">
            <text:p/>
          </table:table-cell>
          <table:table-cell table:style-name="ce44" table:formula="of:=['Score Sheet'.J7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72]);&quot;&quot;;IF(AND(['Score Sheet'.C72]&gt;['Score Sheet'.A72];['Score Sheet'.C72]&gt;['Score Sheet'.B72]);&quot;TABLE&quot;;IF(['Score Sheet'.A72]=['Score Sheet'.B72];&quot;DRAW&quot;;IF(['Score Sheet'.A72]&gt;['Score Sheet'.B72];&quot;SANSOM&quot;;&quot;COOPER&quot;)))))" office:value-type="string">
            <text:p/>
          </table:table-cell>
          <table:table-cell table:style-name="ce44" table:formula="of:=['Score Sheet'.J7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73]);&quot;&quot;;IF(AND(['Score Sheet'.C73]&gt;['Score Sheet'.A73];['Score Sheet'.C73]&gt;['Score Sheet'.B73]);&quot;TABLE&quot;;IF(['Score Sheet'.A73]=['Score Sheet'.B73];&quot;DRAW&quot;;IF(['Score Sheet'.A73]&gt;['Score Sheet'.B73];&quot;SANSOM&quot;;&quot;COOPER&quot;)))))" office:value-type="string">
            <text:p/>
          </table:table-cell>
          <table:table-cell table:style-name="ce44" table:formula="of:=['Score Sheet'.J7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74]);&quot;&quot;;IF(AND(['Score Sheet'.C74]&gt;['Score Sheet'.A74];['Score Sheet'.C74]&gt;['Score Sheet'.B74]);&quot;TABLE&quot;;IF(['Score Sheet'.A74]=['Score Sheet'.B74];&quot;DRAW&quot;;IF(['Score Sheet'.A74]&gt;['Score Sheet'.B74];&quot;SANSOM&quot;;&quot;COOPER&quot;)))))" office:value-type="string">
            <text:p/>
          </table:table-cell>
          <table:table-cell table:style-name="ce44" table:formula="of:=['Score Sheet'.J7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75]);&quot;&quot;;IF(AND(['Score Sheet'.C75]&gt;['Score Sheet'.A75];['Score Sheet'.C75]&gt;['Score Sheet'.B75]);&quot;TABLE&quot;;IF(['Score Sheet'.A75]=['Score Sheet'.B75];&quot;DRAW&quot;;IF(['Score Sheet'.A75]&gt;['Score Sheet'.B75];&quot;SANSOM&quot;;&quot;COOPER&quot;)))))" office:value-type="string">
            <text:p/>
          </table:table-cell>
          <table:table-cell table:style-name="ce44" table:formula="of:=['Score Sheet'.J7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76]);&quot;&quot;;IF(AND(['Score Sheet'.C76]&gt;['Score Sheet'.A76];['Score Sheet'.C76]&gt;['Score Sheet'.B76]);&quot;TABLE&quot;;IF(['Score Sheet'.A76]=['Score Sheet'.B76];&quot;DRAW&quot;;IF(['Score Sheet'.A76]&gt;['Score Sheet'.B76];&quot;SANSOM&quot;;&quot;COOPER&quot;)))))" office:value-type="string">
            <text:p/>
          </table:table-cell>
          <table:table-cell table:style-name="ce44" table:formula="of:=['Score Sheet'.J7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77]);&quot;&quot;;IF(AND(['Score Sheet'.C77]&gt;['Score Sheet'.A77];['Score Sheet'.C77]&gt;['Score Sheet'.B77]);&quot;TABLE&quot;;IF(['Score Sheet'.A77]=['Score Sheet'.B77];&quot;DRAW&quot;;IF(['Score Sheet'.A77]&gt;['Score Sheet'.B77];&quot;SANSOM&quot;;&quot;COOPER&quot;)))))" office:value-type="string">
            <text:p/>
          </table:table-cell>
          <table:table-cell table:style-name="ce44" table:formula="of:=['Score Sheet'.J7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78]);&quot;&quot;;IF(AND(['Score Sheet'.C78]&gt;['Score Sheet'.A78];['Score Sheet'.C78]&gt;['Score Sheet'.B78]);&quot;TABLE&quot;;IF(['Score Sheet'.A78]=['Score Sheet'.B78];&quot;DRAW&quot;;IF(['Score Sheet'.A78]&gt;['Score Sheet'.B78];&quot;SANSOM&quot;;&quot;COOPER&quot;)))))" office:value-type="string">
            <text:p/>
          </table:table-cell>
          <table:table-cell table:style-name="ce44" table:formula="of:=['Score Sheet'.J7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79]);&quot;&quot;;IF(AND(['Score Sheet'.C79]&gt;['Score Sheet'.A79];['Score Sheet'.C79]&gt;['Score Sheet'.B79]);&quot;TABLE&quot;;IF(['Score Sheet'.A79]=['Score Sheet'.B79];&quot;DRAW&quot;;IF(['Score Sheet'.A79]&gt;['Score Sheet'.B79];&quot;SANSOM&quot;;&quot;COOPER&quot;)))))" office:value-type="string">
            <text:p/>
          </table:table-cell>
          <table:table-cell table:style-name="ce44" table:formula="of:=['Score Sheet'.J7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80]);&quot;&quot;;IF(AND(['Score Sheet'.C80]&gt;['Score Sheet'.A80];['Score Sheet'.C80]&gt;['Score Sheet'.B80]);&quot;TABLE&quot;;IF(['Score Sheet'.A80]=['Score Sheet'.B80];&quot;DRAW&quot;;IF(['Score Sheet'.A80]&gt;['Score Sheet'.B80];&quot;SANSOM&quot;;&quot;COOPER&quot;)))))" office:value-type="string">
            <text:p/>
          </table:table-cell>
          <table:table-cell table:style-name="ce44" table:formula="of:=['Score Sheet'.J8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81]);&quot;&quot;;IF(AND(['Score Sheet'.C81]&gt;['Score Sheet'.A81];['Score Sheet'.C81]&gt;['Score Sheet'.B81]);&quot;TABLE&quot;;IF(['Score Sheet'.A81]=['Score Sheet'.B81];&quot;DRAW&quot;;IF(['Score Sheet'.A81]&gt;['Score Sheet'.B81];&quot;SANSOM&quot;;&quot;COOPER&quot;)))))" office:value-type="string">
            <text:p/>
          </table:table-cell>
          <table:table-cell table:style-name="ce44" table:formula="of:=['Score Sheet'.J8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82]);&quot;&quot;;IF(AND(['Score Sheet'.C82]&gt;['Score Sheet'.A82];['Score Sheet'.C82]&gt;['Score Sheet'.B82]);&quot;TABLE&quot;;IF(['Score Sheet'.A82]=['Score Sheet'.B82];&quot;DRAW&quot;;IF(['Score Sheet'.A82]&gt;['Score Sheet'.B82];&quot;SANSOM&quot;;&quot;COOPER&quot;)))))" office:value-type="string">
            <text:p/>
          </table:table-cell>
          <table:table-cell table:style-name="ce44" table:formula="of:=['Score Sheet'.J8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83]);&quot;&quot;;IF(AND(['Score Sheet'.C83]&gt;['Score Sheet'.A83];['Score Sheet'.C83]&gt;['Score Sheet'.B83]);&quot;TABLE&quot;;IF(['Score Sheet'.A83]=['Score Sheet'.B83];&quot;DRAW&quot;;IF(['Score Sheet'.A83]&gt;['Score Sheet'.B83];&quot;SANSOM&quot;;&quot;COOPER&quot;)))))" office:value-type="string">
            <text:p/>
          </table:table-cell>
          <table:table-cell table:style-name="ce44" table:formula="of:=['Score Sheet'.J8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84]);&quot;&quot;;IF(AND(['Score Sheet'.C84]&gt;['Score Sheet'.A84];['Score Sheet'.C84]&gt;['Score Sheet'.B84]);&quot;TABLE&quot;;IF(['Score Sheet'.A84]=['Score Sheet'.B84];&quot;DRAW&quot;;IF(['Score Sheet'.A84]&gt;['Score Sheet'.B84];&quot;SANSOM&quot;;&quot;COOPER&quot;)))))" office:value-type="string">
            <text:p/>
          </table:table-cell>
          <table:table-cell table:style-name="ce44" table:formula="of:=['Score Sheet'.J8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85]);&quot;&quot;;IF(AND(['Score Sheet'.C85]&gt;['Score Sheet'.A85];['Score Sheet'.C85]&gt;['Score Sheet'.B85]);&quot;TABLE&quot;;IF(['Score Sheet'.A85]=['Score Sheet'.B85];&quot;DRAW&quot;;IF(['Score Sheet'.A85]&gt;['Score Sheet'.B85];&quot;SANSOM&quot;;&quot;COOPER&quot;)))))" office:value-type="string">
            <text:p/>
          </table:table-cell>
          <table:table-cell table:style-name="ce44" table:formula="of:=['Score Sheet'.J8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86]);&quot;&quot;;IF(AND(['Score Sheet'.C86]&gt;['Score Sheet'.A86];['Score Sheet'.C86]&gt;['Score Sheet'.B86]);&quot;TABLE&quot;;IF(['Score Sheet'.A86]=['Score Sheet'.B86];&quot;DRAW&quot;;IF(['Score Sheet'.A86]&gt;['Score Sheet'.B86];&quot;SANSOM&quot;;&quot;COOPER&quot;)))))" office:value-type="string">
            <text:p/>
          </table:table-cell>
          <table:table-cell table:style-name="ce44" table:formula="of:=['Score Sheet'.J8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87]);&quot;&quot;;IF(AND(['Score Sheet'.C87]&gt;['Score Sheet'.A87];['Score Sheet'.C87]&gt;['Score Sheet'.B87]);&quot;TABLE&quot;;IF(['Score Sheet'.A87]=['Score Sheet'.B87];&quot;DRAW&quot;;IF(['Score Sheet'.A87]&gt;['Score Sheet'.B87];&quot;SANSOM&quot;;&quot;COOPER&quot;)))))" office:value-type="string">
            <text:p/>
          </table:table-cell>
          <table:table-cell table:style-name="ce44" table:formula="of:=['Score Sheet'.J8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88]);&quot;&quot;;IF(AND(['Score Sheet'.C88]&gt;['Score Sheet'.A88];['Score Sheet'.C88]&gt;['Score Sheet'.B88]);&quot;TABLE&quot;;IF(['Score Sheet'.A88]=['Score Sheet'.B88];&quot;DRAW&quot;;IF(['Score Sheet'.A88]&gt;['Score Sheet'.B88];&quot;SANSOM&quot;;&quot;COOPER&quot;)))))" office:value-type="string">
            <text:p/>
          </table:table-cell>
          <table:table-cell table:style-name="ce44" table:formula="of:=['Score Sheet'.J8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89]);&quot;&quot;;IF(AND(['Score Sheet'.C89]&gt;['Score Sheet'.A89];['Score Sheet'.C89]&gt;['Score Sheet'.B89]);&quot;TABLE&quot;;IF(['Score Sheet'.A89]=['Score Sheet'.B89];&quot;DRAW&quot;;IF(['Score Sheet'.A89]&gt;['Score Sheet'.B89];&quot;SANSOM&quot;;&quot;COOPER&quot;)))))" office:value-type="string">
            <text:p/>
          </table:table-cell>
          <table:table-cell table:style-name="ce44" table:formula="of:=['Score Sheet'.J8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90]);&quot;&quot;;IF(AND(['Score Sheet'.C90]&gt;['Score Sheet'.A90];['Score Sheet'.C90]&gt;['Score Sheet'.B90]);&quot;TABLE&quot;;IF(['Score Sheet'.A90]=['Score Sheet'.B90];&quot;DRAW&quot;;IF(['Score Sheet'.A90]&gt;['Score Sheet'.B90];&quot;SANSOM&quot;;&quot;COOPER&quot;)))))" office:value-type="string">
            <text:p/>
          </table:table-cell>
          <table:table-cell table:style-name="ce44" table:formula="of:=['Score Sheet'.J9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91]);&quot;&quot;;IF(AND(['Score Sheet'.C91]&gt;['Score Sheet'.A91];['Score Sheet'.C91]&gt;['Score Sheet'.B91]);&quot;TABLE&quot;;IF(['Score Sheet'.A91]=['Score Sheet'.B91];&quot;DRAW&quot;;IF(['Score Sheet'.A91]&gt;['Score Sheet'.B91];&quot;SANSOM&quot;;&quot;COOPER&quot;)))))" office:value-type="string">
            <text:p/>
          </table:table-cell>
          <table:table-cell table:style-name="ce44" table:formula="of:=['Score Sheet'.J9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92]);&quot;&quot;;IF(AND(['Score Sheet'.C92]&gt;['Score Sheet'.A92];['Score Sheet'.C92]&gt;['Score Sheet'.B92]);&quot;TABLE&quot;;IF(['Score Sheet'.A92]=['Score Sheet'.B92];&quot;DRAW&quot;;IF(['Score Sheet'.A92]&gt;['Score Sheet'.B92];&quot;SANSOM&quot;;&quot;COOPER&quot;)))))" office:value-type="string">
            <text:p/>
          </table:table-cell>
          <table:table-cell table:style-name="ce44" table:formula="of:=['Score Sheet'.J9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93]);&quot;&quot;;IF(AND(['Score Sheet'.C93]&gt;['Score Sheet'.A93];['Score Sheet'.C93]&gt;['Score Sheet'.B93]);&quot;TABLE&quot;;IF(['Score Sheet'.A93]=['Score Sheet'.B93];&quot;DRAW&quot;;IF(['Score Sheet'.A93]&gt;['Score Sheet'.B93];&quot;SANSOM&quot;;&quot;COOPER&quot;)))))" office:value-type="string">
            <text:p/>
          </table:table-cell>
          <table:table-cell table:style-name="ce44" table:formula="of:=['Score Sheet'.J9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94]);&quot;&quot;;IF(AND(['Score Sheet'.C94]&gt;['Score Sheet'.A94];['Score Sheet'.C94]&gt;['Score Sheet'.B94]);&quot;TABLE&quot;;IF(['Score Sheet'.A94]=['Score Sheet'.B94];&quot;DRAW&quot;;IF(['Score Sheet'.A94]&gt;['Score Sheet'.B94];&quot;SANSOM&quot;;&quot;COOPER&quot;)))))" office:value-type="string">
            <text:p/>
          </table:table-cell>
          <table:table-cell table:style-name="ce44" table:formula="of:=['Score Sheet'.J9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95]);&quot;&quot;;IF(AND(['Score Sheet'.C95]&gt;['Score Sheet'.A95];['Score Sheet'.C95]&gt;['Score Sheet'.B95]);&quot;TABLE&quot;;IF(['Score Sheet'.A95]=['Score Sheet'.B95];&quot;DRAW&quot;;IF(['Score Sheet'.A95]&gt;['Score Sheet'.B95];&quot;SANSOM&quot;;&quot;COOPER&quot;)))))" office:value-type="string">
            <text:p/>
          </table:table-cell>
          <table:table-cell table:style-name="ce44" table:formula="of:=['Score Sheet'.J9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96]);&quot;&quot;;IF(AND(['Score Sheet'.C96]&gt;['Score Sheet'.A96];['Score Sheet'.C96]&gt;['Score Sheet'.B96]);&quot;TABLE&quot;;IF(['Score Sheet'.A96]=['Score Sheet'.B96];&quot;DRAW&quot;;IF(['Score Sheet'.A96]&gt;['Score Sheet'.B96];&quot;SANSOM&quot;;&quot;COOPER&quot;)))))" office:value-type="string">
            <text:p/>
          </table:table-cell>
          <table:table-cell table:style-name="ce44" table:formula="of:=['Score Sheet'.J9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97]);&quot;&quot;;IF(AND(['Score Sheet'.C97]&gt;['Score Sheet'.A97];['Score Sheet'.C97]&gt;['Score Sheet'.B97]);&quot;TABLE&quot;;IF(['Score Sheet'.A97]=['Score Sheet'.B97];&quot;DRAW&quot;;IF(['Score Sheet'.A97]&gt;['Score Sheet'.B97];&quot;SANSOM&quot;;&quot;COOPER&quot;)))))" office:value-type="string">
            <text:p/>
          </table:table-cell>
          <table:table-cell table:style-name="ce44" table:formula="of:=['Score Sheet'.J9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98]);&quot;&quot;;IF(AND(['Score Sheet'.C98]&gt;['Score Sheet'.A98];['Score Sheet'.C98]&gt;['Score Sheet'.B98]);&quot;TABLE&quot;;IF(['Score Sheet'.A98]=['Score Sheet'.B98];&quot;DRAW&quot;;IF(['Score Sheet'.A98]&gt;['Score Sheet'.B98];&quot;SANSOM&quot;;&quot;COOPER&quot;)))))" office:value-type="string">
            <text:p/>
          </table:table-cell>
          <table:table-cell table:style-name="ce44" table:formula="of:=['Score Sheet'.J9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99]);&quot;&quot;;IF(AND(['Score Sheet'.C99]&gt;['Score Sheet'.A99];['Score Sheet'.C99]&gt;['Score Sheet'.B99]);&quot;TABLE&quot;;IF(['Score Sheet'.A99]=['Score Sheet'.B99];&quot;DRAW&quot;;IF(['Score Sheet'.A99]&gt;['Score Sheet'.B99];&quot;SANSOM&quot;;&quot;COOPER&quot;)))))" office:value-type="string">
            <text:p/>
          </table:table-cell>
          <table:table-cell table:style-name="ce44" table:formula="of:=['Score Sheet'.J9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00]);&quot;&quot;;IF(AND(['Score Sheet'.C100]&gt;['Score Sheet'.A100];['Score Sheet'.C100]&gt;['Score Sheet'.B100]);&quot;TABLE&quot;;IF(['Score Sheet'.A100]=['Score Sheet'.B100];&quot;DRAW&quot;;IF(['Score Sheet'.A100]&gt;['Score Sheet'.B100];&quot;SANSOM&quot;;&quot;COOPER&quot;)))))" office:value-type="string">
            <text:p/>
          </table:table-cell>
          <table:table-cell table:style-name="ce44" table:formula="of:=['Score Sheet'.J10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01]);&quot;&quot;;IF(AND(['Score Sheet'.C101]&gt;['Score Sheet'.A101];['Score Sheet'.C101]&gt;['Score Sheet'.B101]);&quot;TABLE&quot;;IF(['Score Sheet'.A101]=['Score Sheet'.B101];&quot;DRAW&quot;;IF(['Score Sheet'.A101]&gt;['Score Sheet'.B101];&quot;SANSOM&quot;;&quot;COOPER&quot;)))))" office:value-type="string">
            <text:p/>
          </table:table-cell>
          <table:table-cell table:style-name="ce44" table:formula="of:=['Score Sheet'.J10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02]);&quot;&quot;;IF(AND(['Score Sheet'.C102]&gt;['Score Sheet'.A102];['Score Sheet'.C102]&gt;['Score Sheet'.B102]);&quot;TABLE&quot;;IF(['Score Sheet'.A102]=['Score Sheet'.B102];&quot;DRAW&quot;;IF(['Score Sheet'.A102]&gt;['Score Sheet'.B102];&quot;SANSOM&quot;;&quot;COOPER&quot;)))))" office:value-type="string">
            <text:p/>
          </table:table-cell>
          <table:table-cell table:style-name="ce44" table:formula="of:=['Score Sheet'.J10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03]);&quot;&quot;;IF(AND(['Score Sheet'.C103]&gt;['Score Sheet'.A103];['Score Sheet'.C103]&gt;['Score Sheet'.B103]);&quot;TABLE&quot;;IF(['Score Sheet'.A103]=['Score Sheet'.B103];&quot;DRAW&quot;;IF(['Score Sheet'.A103]&gt;['Score Sheet'.B103];&quot;SANSOM&quot;;&quot;COOPER&quot;)))))" office:value-type="string">
            <text:p/>
          </table:table-cell>
          <table:table-cell table:style-name="ce44" table:formula="of:=['Score Sheet'.J10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04]);&quot;&quot;;IF(AND(['Score Sheet'.C104]&gt;['Score Sheet'.A104];['Score Sheet'.C104]&gt;['Score Sheet'.B104]);&quot;TABLE&quot;;IF(['Score Sheet'.A104]=['Score Sheet'.B104];&quot;DRAW&quot;;IF(['Score Sheet'.A104]&gt;['Score Sheet'.B104];&quot;SANSOM&quot;;&quot;COOPER&quot;)))))" office:value-type="string">
            <text:p/>
          </table:table-cell>
          <table:table-cell table:style-name="ce44" table:formula="of:=['Score Sheet'.J10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05]);&quot;&quot;;IF(AND(['Score Sheet'.C105]&gt;['Score Sheet'.A105];['Score Sheet'.C105]&gt;['Score Sheet'.B105]);&quot;TABLE&quot;;IF(['Score Sheet'.A105]=['Score Sheet'.B105];&quot;DRAW&quot;;IF(['Score Sheet'.A105]&gt;['Score Sheet'.B105];&quot;SANSOM&quot;;&quot;COOPER&quot;)))))" office:value-type="string">
            <text:p/>
          </table:table-cell>
          <table:table-cell table:style-name="ce44" table:formula="of:=['Score Sheet'.J10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06]);&quot;&quot;;IF(AND(['Score Sheet'.C106]&gt;['Score Sheet'.A106];['Score Sheet'.C106]&gt;['Score Sheet'.B106]);&quot;TABLE&quot;;IF(['Score Sheet'.A106]=['Score Sheet'.B106];&quot;DRAW&quot;;IF(['Score Sheet'.A106]&gt;['Score Sheet'.B106];&quot;SANSOM&quot;;&quot;COOPER&quot;)))))" office:value-type="string">
            <text:p/>
          </table:table-cell>
          <table:table-cell table:style-name="ce44" table:formula="of:=['Score Sheet'.J10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07]);&quot;&quot;;IF(AND(['Score Sheet'.C107]&gt;['Score Sheet'.A107];['Score Sheet'.C107]&gt;['Score Sheet'.B107]);&quot;TABLE&quot;;IF(['Score Sheet'.A107]=['Score Sheet'.B107];&quot;DRAW&quot;;IF(['Score Sheet'.A107]&gt;['Score Sheet'.B107];&quot;SANSOM&quot;;&quot;COOPER&quot;)))))" office:value-type="string">
            <text:p/>
          </table:table-cell>
          <table:table-cell table:style-name="ce44" table:formula="of:=['Score Sheet'.J10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08]);&quot;&quot;;IF(AND(['Score Sheet'.C108]&gt;['Score Sheet'.A108];['Score Sheet'.C108]&gt;['Score Sheet'.B108]);&quot;TABLE&quot;;IF(['Score Sheet'.A108]=['Score Sheet'.B108];&quot;DRAW&quot;;IF(['Score Sheet'.A108]&gt;['Score Sheet'.B108];&quot;SANSOM&quot;;&quot;COOPER&quot;)))))" office:value-type="string">
            <text:p/>
          </table:table-cell>
          <table:table-cell table:style-name="ce44" table:formula="of:=['Score Sheet'.J10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09]);&quot;&quot;;IF(AND(['Score Sheet'.C109]&gt;['Score Sheet'.A109];['Score Sheet'.C109]&gt;['Score Sheet'.B109]);&quot;TABLE&quot;;IF(['Score Sheet'.A109]=['Score Sheet'.B109];&quot;DRAW&quot;;IF(['Score Sheet'.A109]&gt;['Score Sheet'.B109];&quot;SANSOM&quot;;&quot;COOPER&quot;)))))" office:value-type="string">
            <text:p/>
          </table:table-cell>
          <table:table-cell table:style-name="ce44" table:formula="of:=['Score Sheet'.J10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10]);&quot;&quot;;IF(AND(['Score Sheet'.C110]&gt;['Score Sheet'.A110];['Score Sheet'.C110]&gt;['Score Sheet'.B110]);&quot;TABLE&quot;;IF(['Score Sheet'.A110]=['Score Sheet'.B110];&quot;DRAW&quot;;IF(['Score Sheet'.A110]&gt;['Score Sheet'.B110];&quot;SANSOM&quot;;&quot;COOPER&quot;)))))" office:value-type="string">
            <text:p/>
          </table:table-cell>
          <table:table-cell table:style-name="ce44" table:formula="of:=['Score Sheet'.J11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11]);&quot;&quot;;IF(AND(['Score Sheet'.C111]&gt;['Score Sheet'.A111];['Score Sheet'.C111]&gt;['Score Sheet'.B111]);&quot;TABLE&quot;;IF(['Score Sheet'.A111]=['Score Sheet'.B111];&quot;DRAW&quot;;IF(['Score Sheet'.A111]&gt;['Score Sheet'.B111];&quot;SANSOM&quot;;&quot;COOPER&quot;)))))" office:value-type="string">
            <text:p/>
          </table:table-cell>
          <table:table-cell table:style-name="ce44" table:formula="of:=['Score Sheet'.J11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12]);&quot;&quot;;IF(AND(['Score Sheet'.C112]&gt;['Score Sheet'.A112];['Score Sheet'.C112]&gt;['Score Sheet'.B112]);&quot;TABLE&quot;;IF(['Score Sheet'.A112]=['Score Sheet'.B112];&quot;DRAW&quot;;IF(['Score Sheet'.A112]&gt;['Score Sheet'.B112];&quot;SANSOM&quot;;&quot;COOPER&quot;)))))" office:value-type="string">
            <text:p/>
          </table:table-cell>
          <table:table-cell table:style-name="ce44" table:formula="of:=['Score Sheet'.J11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13]);&quot;&quot;;IF(AND(['Score Sheet'.C113]&gt;['Score Sheet'.A113];['Score Sheet'.C113]&gt;['Score Sheet'.B113]);&quot;TABLE&quot;;IF(['Score Sheet'.A113]=['Score Sheet'.B113];&quot;DRAW&quot;;IF(['Score Sheet'.A113]&gt;['Score Sheet'.B113];&quot;SANSOM&quot;;&quot;COOPER&quot;)))))" office:value-type="string">
            <text:p/>
          </table:table-cell>
          <table:table-cell table:style-name="ce44" table:formula="of:=['Score Sheet'.J11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14]);&quot;&quot;;IF(AND(['Score Sheet'.C114]&gt;['Score Sheet'.A114];['Score Sheet'.C114]&gt;['Score Sheet'.B114]);&quot;TABLE&quot;;IF(['Score Sheet'.A114]=['Score Sheet'.B114];&quot;DRAW&quot;;IF(['Score Sheet'.A114]&gt;['Score Sheet'.B114];&quot;SANSOM&quot;;&quot;COOPER&quot;)))))" office:value-type="string">
            <text:p/>
          </table:table-cell>
          <table:table-cell table:style-name="ce44" table:formula="of:=['Score Sheet'.J11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15]);&quot;&quot;;IF(AND(['Score Sheet'.C115]&gt;['Score Sheet'.A115];['Score Sheet'.C115]&gt;['Score Sheet'.B115]);&quot;TABLE&quot;;IF(['Score Sheet'.A115]=['Score Sheet'.B115];&quot;DRAW&quot;;IF(['Score Sheet'.A115]&gt;['Score Sheet'.B115];&quot;SANSOM&quot;;&quot;COOPER&quot;)))))" office:value-type="string">
            <text:p/>
          </table:table-cell>
          <table:table-cell table:style-name="ce44" table:formula="of:=['Score Sheet'.J11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16]);&quot;&quot;;IF(AND(['Score Sheet'.C116]&gt;['Score Sheet'.A116];['Score Sheet'.C116]&gt;['Score Sheet'.B116]);&quot;TABLE&quot;;IF(['Score Sheet'.A116]=['Score Sheet'.B116];&quot;DRAW&quot;;IF(['Score Sheet'.A116]&gt;['Score Sheet'.B116];&quot;SANSOM&quot;;&quot;COOPER&quot;)))))" office:value-type="string">
            <text:p/>
          </table:table-cell>
          <table:table-cell table:style-name="ce44" table:formula="of:=['Score Sheet'.J11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17]);&quot;&quot;;IF(AND(['Score Sheet'.C117]&gt;['Score Sheet'.A117];['Score Sheet'.C117]&gt;['Score Sheet'.B117]);&quot;TABLE&quot;;IF(['Score Sheet'.A117]=['Score Sheet'.B117];&quot;DRAW&quot;;IF(['Score Sheet'.A117]&gt;['Score Sheet'.B117];&quot;SANSOM&quot;;&quot;COOPER&quot;)))))" office:value-type="string">
            <text:p/>
          </table:table-cell>
          <table:table-cell table:style-name="ce44" table:formula="of:=['Score Sheet'.J11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18]);&quot;&quot;;IF(AND(['Score Sheet'.C118]&gt;['Score Sheet'.A118];['Score Sheet'.C118]&gt;['Score Sheet'.B118]);&quot;TABLE&quot;;IF(['Score Sheet'.A118]=['Score Sheet'.B118];&quot;DRAW&quot;;IF(['Score Sheet'.A118]&gt;['Score Sheet'.B118];&quot;SANSOM&quot;;&quot;COOPER&quot;)))))" office:value-type="string">
            <text:p/>
          </table:table-cell>
          <table:table-cell table:style-name="ce44" table:formula="of:=['Score Sheet'.J11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19]);&quot;&quot;;IF(AND(['Score Sheet'.C119]&gt;['Score Sheet'.A119];['Score Sheet'.C119]&gt;['Score Sheet'.B119]);&quot;TABLE&quot;;IF(['Score Sheet'.A119]=['Score Sheet'.B119];&quot;DRAW&quot;;IF(['Score Sheet'.A119]&gt;['Score Sheet'.B119];&quot;SANSOM&quot;;&quot;COOPER&quot;)))))" office:value-type="string">
            <text:p/>
          </table:table-cell>
          <table:table-cell table:style-name="ce44" table:formula="of:=['Score Sheet'.J11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20]);&quot;&quot;;IF(AND(['Score Sheet'.C120]&gt;['Score Sheet'.A120];['Score Sheet'.C120]&gt;['Score Sheet'.B120]);&quot;TABLE&quot;;IF(['Score Sheet'.A120]=['Score Sheet'.B120];&quot;DRAW&quot;;IF(['Score Sheet'.A120]&gt;['Score Sheet'.B120];&quot;SANSOM&quot;;&quot;COOPER&quot;)))))" office:value-type="string">
            <text:p/>
          </table:table-cell>
          <table:table-cell table:style-name="ce44" table:formula="of:=['Score Sheet'.J12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21]);&quot;&quot;;IF(AND(['Score Sheet'.C121]&gt;['Score Sheet'.A121];['Score Sheet'.C121]&gt;['Score Sheet'.B121]);&quot;TABLE&quot;;IF(['Score Sheet'.A121]=['Score Sheet'.B121];&quot;DRAW&quot;;IF(['Score Sheet'.A121]&gt;['Score Sheet'.B121];&quot;SANSOM&quot;;&quot;COOPER&quot;)))))" office:value-type="string">
            <text:p/>
          </table:table-cell>
          <table:table-cell table:style-name="ce44" table:formula="of:=['Score Sheet'.J12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22]);&quot;&quot;;IF(AND(['Score Sheet'.C122]&gt;['Score Sheet'.A122];['Score Sheet'.C122]&gt;['Score Sheet'.B122]);&quot;TABLE&quot;;IF(['Score Sheet'.A122]=['Score Sheet'.B122];&quot;DRAW&quot;;IF(['Score Sheet'.A122]&gt;['Score Sheet'.B122];&quot;SANSOM&quot;;&quot;COOPER&quot;)))))" office:value-type="string">
            <text:p/>
          </table:table-cell>
          <table:table-cell table:style-name="ce44" table:formula="of:=['Score Sheet'.J12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23]);&quot;&quot;;IF(AND(['Score Sheet'.C123]&gt;['Score Sheet'.A123];['Score Sheet'.C123]&gt;['Score Sheet'.B123]);&quot;TABLE&quot;;IF(['Score Sheet'.A123]=['Score Sheet'.B123];&quot;DRAW&quot;;IF(['Score Sheet'.A123]&gt;['Score Sheet'.B123];&quot;SANSOM&quot;;&quot;COOPER&quot;)))))" office:value-type="string">
            <text:p/>
          </table:table-cell>
          <table:table-cell table:style-name="ce44" table:formula="of:=['Score Sheet'.J12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24]);&quot;&quot;;IF(AND(['Score Sheet'.C124]&gt;['Score Sheet'.A124];['Score Sheet'.C124]&gt;['Score Sheet'.B124]);&quot;TABLE&quot;;IF(['Score Sheet'.A124]=['Score Sheet'.B124];&quot;DRAW&quot;;IF(['Score Sheet'.A124]&gt;['Score Sheet'.B124];&quot;SANSOM&quot;;&quot;COOPER&quot;)))))" office:value-type="string">
            <text:p/>
          </table:table-cell>
          <table:table-cell table:style-name="ce44" table:formula="of:=['Score Sheet'.J12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25]);&quot;&quot;;IF(AND(['Score Sheet'.C125]&gt;['Score Sheet'.A125];['Score Sheet'.C125]&gt;['Score Sheet'.B125]);&quot;TABLE&quot;;IF(['Score Sheet'.A125]=['Score Sheet'.B125];&quot;DRAW&quot;;IF(['Score Sheet'.A125]&gt;['Score Sheet'.B125];&quot;SANSOM&quot;;&quot;COOPER&quot;)))))" office:value-type="string">
            <text:p/>
          </table:table-cell>
          <table:table-cell table:style-name="ce44" table:formula="of:=['Score Sheet'.J12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26]);&quot;&quot;;IF(AND(['Score Sheet'.C126]&gt;['Score Sheet'.A126];['Score Sheet'.C126]&gt;['Score Sheet'.B126]);&quot;TABLE&quot;;IF(['Score Sheet'.A126]=['Score Sheet'.B126];&quot;DRAW&quot;;IF(['Score Sheet'.A126]&gt;['Score Sheet'.B126];&quot;SANSOM&quot;;&quot;COOPER&quot;)))))" office:value-type="string">
            <text:p/>
          </table:table-cell>
          <table:table-cell table:style-name="ce44" table:formula="of:=['Score Sheet'.J12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27]);&quot;&quot;;IF(AND(['Score Sheet'.C127]&gt;['Score Sheet'.A127];['Score Sheet'.C127]&gt;['Score Sheet'.B127]);&quot;TABLE&quot;;IF(['Score Sheet'.A127]=['Score Sheet'.B127];&quot;DRAW&quot;;IF(['Score Sheet'.A127]&gt;['Score Sheet'.B127];&quot;SANSOM&quot;;&quot;COOPER&quot;)))))" office:value-type="string">
            <text:p/>
          </table:table-cell>
          <table:table-cell table:style-name="ce44" table:formula="of:=['Score Sheet'.J12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28]);&quot;&quot;;IF(AND(['Score Sheet'.C128]&gt;['Score Sheet'.A128];['Score Sheet'.C128]&gt;['Score Sheet'.B128]);&quot;TABLE&quot;;IF(['Score Sheet'.A128]=['Score Sheet'.B128];&quot;DRAW&quot;;IF(['Score Sheet'.A128]&gt;['Score Sheet'.B128];&quot;SANSOM&quot;;&quot;COOPER&quot;)))))" office:value-type="string">
            <text:p/>
          </table:table-cell>
          <table:table-cell table:style-name="ce44" table:formula="of:=['Score Sheet'.J12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29]);&quot;&quot;;IF(AND(['Score Sheet'.C129]&gt;['Score Sheet'.A129];['Score Sheet'.C129]&gt;['Score Sheet'.B129]);&quot;TABLE&quot;;IF(['Score Sheet'.A129]=['Score Sheet'.B129];&quot;DRAW&quot;;IF(['Score Sheet'.A129]&gt;['Score Sheet'.B129];&quot;SANSOM&quot;;&quot;COOPER&quot;)))))" office:value-type="string">
            <text:p/>
          </table:table-cell>
          <table:table-cell table:style-name="ce44" table:formula="of:=['Score Sheet'.J12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30]);&quot;&quot;;IF(AND(['Score Sheet'.C130]&gt;['Score Sheet'.A130];['Score Sheet'.C130]&gt;['Score Sheet'.B130]);&quot;TABLE&quot;;IF(['Score Sheet'.A130]=['Score Sheet'.B130];&quot;DRAW&quot;;IF(['Score Sheet'.A130]&gt;['Score Sheet'.B130];&quot;SANSOM&quot;;&quot;COOPER&quot;)))))" office:value-type="string">
            <text:p/>
          </table:table-cell>
          <table:table-cell table:style-name="ce44" table:formula="of:=['Score Sheet'.J13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31]);&quot;&quot;;IF(AND(['Score Sheet'.C131]&gt;['Score Sheet'.A131];['Score Sheet'.C131]&gt;['Score Sheet'.B131]);&quot;TABLE&quot;;IF(['Score Sheet'.A131]=['Score Sheet'.B131];&quot;DRAW&quot;;IF(['Score Sheet'.A131]&gt;['Score Sheet'.B131];&quot;SANSOM&quot;;&quot;COOPER&quot;)))))" office:value-type="string">
            <text:p/>
          </table:table-cell>
          <table:table-cell table:style-name="ce44" table:formula="of:=['Score Sheet'.J13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32]);&quot;&quot;;IF(AND(['Score Sheet'.C132]&gt;['Score Sheet'.A132];['Score Sheet'.C132]&gt;['Score Sheet'.B132]);&quot;TABLE&quot;;IF(['Score Sheet'.A132]=['Score Sheet'.B132];&quot;DRAW&quot;;IF(['Score Sheet'.A132]&gt;['Score Sheet'.B132];&quot;SANSOM&quot;;&quot;COOPER&quot;)))))" office:value-type="string">
            <text:p/>
          </table:table-cell>
          <table:table-cell table:style-name="ce44" table:formula="of:=['Score Sheet'.J13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33]);&quot;&quot;;IF(AND(['Score Sheet'.C133]&gt;['Score Sheet'.A133];['Score Sheet'.C133]&gt;['Score Sheet'.B133]);&quot;TABLE&quot;;IF(['Score Sheet'.A133]=['Score Sheet'.B133];&quot;DRAW&quot;;IF(['Score Sheet'.A133]&gt;['Score Sheet'.B133];&quot;SANSOM&quot;;&quot;COOPER&quot;)))))" office:value-type="string">
            <text:p/>
          </table:table-cell>
          <table:table-cell table:style-name="ce44" table:formula="of:=['Score Sheet'.J13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34]);&quot;&quot;;IF(AND(['Score Sheet'.C134]&gt;['Score Sheet'.A134];['Score Sheet'.C134]&gt;['Score Sheet'.B134]);&quot;TABLE&quot;;IF(['Score Sheet'.A134]=['Score Sheet'.B134];&quot;DRAW&quot;;IF(['Score Sheet'.A134]&gt;['Score Sheet'.B134];&quot;SANSOM&quot;;&quot;COOPER&quot;)))))" office:value-type="string">
            <text:p/>
          </table:table-cell>
          <table:table-cell table:style-name="ce44" table:formula="of:=['Score Sheet'.J13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35]);&quot;&quot;;IF(AND(['Score Sheet'.C135]&gt;['Score Sheet'.A135];['Score Sheet'.C135]&gt;['Score Sheet'.B135]);&quot;TABLE&quot;;IF(['Score Sheet'.A135]=['Score Sheet'.B135];&quot;DRAW&quot;;IF(['Score Sheet'.A135]&gt;['Score Sheet'.B135];&quot;SANSOM&quot;;&quot;COOPER&quot;)))))" office:value-type="string">
            <text:p/>
          </table:table-cell>
          <table:table-cell table:style-name="ce44" table:formula="of:=['Score Sheet'.J13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36]);&quot;&quot;;IF(AND(['Score Sheet'.C136]&gt;['Score Sheet'.A136];['Score Sheet'.C136]&gt;['Score Sheet'.B136]);&quot;TABLE&quot;;IF(['Score Sheet'.A136]=['Score Sheet'.B136];&quot;DRAW&quot;;IF(['Score Sheet'.A136]&gt;['Score Sheet'.B136];&quot;SANSOM&quot;;&quot;COOPER&quot;)))))" office:value-type="string">
            <text:p/>
          </table:table-cell>
          <table:table-cell table:style-name="ce44" table:formula="of:=['Score Sheet'.J13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37]);&quot;&quot;;IF(AND(['Score Sheet'.C137]&gt;['Score Sheet'.A137];['Score Sheet'.C137]&gt;['Score Sheet'.B137]);&quot;TABLE&quot;;IF(['Score Sheet'.A137]=['Score Sheet'.B137];&quot;DRAW&quot;;IF(['Score Sheet'.A137]&gt;['Score Sheet'.B137];&quot;SANSOM&quot;;&quot;COOPER&quot;)))))" office:value-type="string">
            <text:p/>
          </table:table-cell>
          <table:table-cell table:style-name="ce44" table:formula="of:=['Score Sheet'.J13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38]);&quot;&quot;;IF(AND(['Score Sheet'.C138]&gt;['Score Sheet'.A138];['Score Sheet'.C138]&gt;['Score Sheet'.B138]);&quot;TABLE&quot;;IF(['Score Sheet'.A138]=['Score Sheet'.B138];&quot;DRAW&quot;;IF(['Score Sheet'.A138]&gt;['Score Sheet'.B138];&quot;SANSOM&quot;;&quot;COOPER&quot;)))))" office:value-type="string">
            <text:p/>
          </table:table-cell>
          <table:table-cell table:style-name="ce44" table:formula="of:=['Score Sheet'.J13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39]);&quot;&quot;;IF(AND(['Score Sheet'.C139]&gt;['Score Sheet'.A139];['Score Sheet'.C139]&gt;['Score Sheet'.B139]);&quot;TABLE&quot;;IF(['Score Sheet'.A139]=['Score Sheet'.B139];&quot;DRAW&quot;;IF(['Score Sheet'.A139]&gt;['Score Sheet'.B139];&quot;SANSOM&quot;;&quot;COOPER&quot;)))))" office:value-type="string">
            <text:p/>
          </table:table-cell>
          <table:table-cell table:style-name="ce44" table:formula="of:=['Score Sheet'.J13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40]);&quot;&quot;;IF(AND(['Score Sheet'.C140]&gt;['Score Sheet'.A140];['Score Sheet'.C140]&gt;['Score Sheet'.B140]);&quot;TABLE&quot;;IF(['Score Sheet'.A140]=['Score Sheet'.B140];&quot;DRAW&quot;;IF(['Score Sheet'.A140]&gt;['Score Sheet'.B140];&quot;SANSOM&quot;;&quot;COOPER&quot;)))))" office:value-type="string">
            <text:p/>
          </table:table-cell>
          <table:table-cell table:style-name="ce44" table:formula="of:=['Score Sheet'.J14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41]);&quot;&quot;;IF(AND(['Score Sheet'.C141]&gt;['Score Sheet'.A141];['Score Sheet'.C141]&gt;['Score Sheet'.B141]);&quot;TABLE&quot;;IF(['Score Sheet'.A141]=['Score Sheet'.B141];&quot;DRAW&quot;;IF(['Score Sheet'.A141]&gt;['Score Sheet'.B141];&quot;SANSOM&quot;;&quot;COOPER&quot;)))))" office:value-type="string">
            <text:p/>
          </table:table-cell>
          <table:table-cell table:style-name="ce44" table:formula="of:=['Score Sheet'.J14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42]);&quot;&quot;;IF(AND(['Score Sheet'.C142]&gt;['Score Sheet'.A142];['Score Sheet'.C142]&gt;['Score Sheet'.B142]);&quot;TABLE&quot;;IF(['Score Sheet'.A142]=['Score Sheet'.B142];&quot;DRAW&quot;;IF(['Score Sheet'.A142]&gt;['Score Sheet'.B142];&quot;SANSOM&quot;;&quot;COOPER&quot;)))))" office:value-type="string">
            <text:p/>
          </table:table-cell>
          <table:table-cell table:style-name="ce44" table:formula="of:=['Score Sheet'.J14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43]);&quot;&quot;;IF(AND(['Score Sheet'.C143]&gt;['Score Sheet'.A143];['Score Sheet'.C143]&gt;['Score Sheet'.B143]);&quot;TABLE&quot;;IF(['Score Sheet'.A143]=['Score Sheet'.B143];&quot;DRAW&quot;;IF(['Score Sheet'.A143]&gt;['Score Sheet'.B143];&quot;SANSOM&quot;;&quot;COOPER&quot;)))))" office:value-type="string">
            <text:p/>
          </table:table-cell>
          <table:table-cell table:style-name="ce44" table:formula="of:=['Score Sheet'.J14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44]);&quot;&quot;;IF(AND(['Score Sheet'.C144]&gt;['Score Sheet'.A144];['Score Sheet'.C144]&gt;['Score Sheet'.B144]);&quot;TABLE&quot;;IF(['Score Sheet'.A144]=['Score Sheet'.B144];&quot;DRAW&quot;;IF(['Score Sheet'.A144]&gt;['Score Sheet'.B144];&quot;SANSOM&quot;;&quot;COOPER&quot;)))))" office:value-type="string">
            <text:p/>
          </table:table-cell>
          <table:table-cell table:style-name="ce44" table:formula="of:=['Score Sheet'.J14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45]);&quot;&quot;;IF(AND(['Score Sheet'.C145]&gt;['Score Sheet'.A145];['Score Sheet'.C145]&gt;['Score Sheet'.B145]);&quot;TABLE&quot;;IF(['Score Sheet'.A145]=['Score Sheet'.B145];&quot;DRAW&quot;;IF(['Score Sheet'.A145]&gt;['Score Sheet'.B145];&quot;SANSOM&quot;;&quot;COOPER&quot;)))))" office:value-type="string">
            <text:p/>
          </table:table-cell>
          <table:table-cell table:style-name="ce44" table:formula="of:=['Score Sheet'.J14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46]);&quot;&quot;;IF(AND(['Score Sheet'.C146]&gt;['Score Sheet'.A146];['Score Sheet'.C146]&gt;['Score Sheet'.B146]);&quot;TABLE&quot;;IF(['Score Sheet'.A146]=['Score Sheet'.B146];&quot;DRAW&quot;;IF(['Score Sheet'.A146]&gt;['Score Sheet'.B146];&quot;SANSOM&quot;;&quot;COOPER&quot;)))))" office:value-type="string">
            <text:p/>
          </table:table-cell>
          <table:table-cell table:style-name="ce44" table:formula="of:=['Score Sheet'.J14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47]);&quot;&quot;;IF(AND(['Score Sheet'.C147]&gt;['Score Sheet'.A147];['Score Sheet'.C147]&gt;['Score Sheet'.B147]);&quot;TABLE&quot;;IF(['Score Sheet'.A147]=['Score Sheet'.B147];&quot;DRAW&quot;;IF(['Score Sheet'.A147]&gt;['Score Sheet'.B147];&quot;SANSOM&quot;;&quot;COOPER&quot;)))))" office:value-type="string">
            <text:p/>
          </table:table-cell>
          <table:table-cell table:style-name="ce44" table:formula="of:=['Score Sheet'.J14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48]);&quot;&quot;;IF(AND(['Score Sheet'.C148]&gt;['Score Sheet'.A148];['Score Sheet'.C148]&gt;['Score Sheet'.B148]);&quot;TABLE&quot;;IF(['Score Sheet'.A148]=['Score Sheet'.B148];&quot;DRAW&quot;;IF(['Score Sheet'.A148]&gt;['Score Sheet'.B148];&quot;SANSOM&quot;;&quot;COOPER&quot;)))))" office:value-type="string">
            <text:p/>
          </table:table-cell>
          <table:table-cell table:style-name="ce44" table:formula="of:=['Score Sheet'.J14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49]);&quot;&quot;;IF(AND(['Score Sheet'.C149]&gt;['Score Sheet'.A149];['Score Sheet'.C149]&gt;['Score Sheet'.B149]);&quot;TABLE&quot;;IF(['Score Sheet'.A149]=['Score Sheet'.B149];&quot;DRAW&quot;;IF(['Score Sheet'.A149]&gt;['Score Sheet'.B149];&quot;SANSOM&quot;;&quot;COOPER&quot;)))))" office:value-type="string">
            <text:p/>
          </table:table-cell>
          <table:table-cell table:style-name="ce44" table:formula="of:=['Score Sheet'.J14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50]);&quot;&quot;;IF(AND(['Score Sheet'.C150]&gt;['Score Sheet'.A150];['Score Sheet'.C150]&gt;['Score Sheet'.B150]);&quot;TABLE&quot;;IF(['Score Sheet'.A150]=['Score Sheet'.B150];&quot;DRAW&quot;;IF(['Score Sheet'.A150]&gt;['Score Sheet'.B150];&quot;SANSOM&quot;;&quot;COOPER&quot;)))))" office:value-type="string">
            <text:p/>
          </table:table-cell>
          <table:table-cell table:style-name="ce44" table:formula="of:=['Score Sheet'.J15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51]);&quot;&quot;;IF(AND(['Score Sheet'.C151]&gt;['Score Sheet'.A151];['Score Sheet'.C151]&gt;['Score Sheet'.B151]);&quot;TABLE&quot;;IF(['Score Sheet'.A151]=['Score Sheet'.B151];&quot;DRAW&quot;;IF(['Score Sheet'.A151]&gt;['Score Sheet'.B151];&quot;SANSOM&quot;;&quot;COOPER&quot;)))))" office:value-type="string">
            <text:p/>
          </table:table-cell>
          <table:table-cell table:style-name="ce44" table:formula="of:=['Score Sheet'.J15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52]);&quot;&quot;;IF(AND(['Score Sheet'.C152]&gt;['Score Sheet'.A152];['Score Sheet'.C152]&gt;['Score Sheet'.B152]);&quot;TABLE&quot;;IF(['Score Sheet'.A152]=['Score Sheet'.B152];&quot;DRAW&quot;;IF(['Score Sheet'.A152]&gt;['Score Sheet'.B152];&quot;SANSOM&quot;;&quot;COOPER&quot;)))))" office:value-type="string">
            <text:p/>
          </table:table-cell>
          <table:table-cell table:style-name="ce44" table:formula="of:=['Score Sheet'.J15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53]);&quot;&quot;;IF(AND(['Score Sheet'.C153]&gt;['Score Sheet'.A153];['Score Sheet'.C153]&gt;['Score Sheet'.B153]);&quot;TABLE&quot;;IF(['Score Sheet'.A153]=['Score Sheet'.B153];&quot;DRAW&quot;;IF(['Score Sheet'.A153]&gt;['Score Sheet'.B153];&quot;SANSOM&quot;;&quot;COOPER&quot;)))))" office:value-type="string">
            <text:p/>
          </table:table-cell>
          <table:table-cell table:style-name="ce44" table:formula="of:=['Score Sheet'.J15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54]);&quot;&quot;;IF(AND(['Score Sheet'.C154]&gt;['Score Sheet'.A154];['Score Sheet'.C154]&gt;['Score Sheet'.B154]);&quot;TABLE&quot;;IF(['Score Sheet'.A154]=['Score Sheet'.B154];&quot;DRAW&quot;;IF(['Score Sheet'.A154]&gt;['Score Sheet'.B154];&quot;SANSOM&quot;;&quot;COOPER&quot;)))))" office:value-type="string">
            <text:p/>
          </table:table-cell>
          <table:table-cell table:style-name="ce44" table:formula="of:=['Score Sheet'.J15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55]);&quot;&quot;;IF(AND(['Score Sheet'.C155]&gt;['Score Sheet'.A155];['Score Sheet'.C155]&gt;['Score Sheet'.B155]);&quot;TABLE&quot;;IF(['Score Sheet'.A155]=['Score Sheet'.B155];&quot;DRAW&quot;;IF(['Score Sheet'.A155]&gt;['Score Sheet'.B155];&quot;SANSOM&quot;;&quot;COOPER&quot;)))))" office:value-type="string">
            <text:p/>
          </table:table-cell>
          <table:table-cell table:style-name="ce44" table:formula="of:=['Score Sheet'.J15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56]);&quot;&quot;;IF(AND(['Score Sheet'.C156]&gt;['Score Sheet'.A156];['Score Sheet'.C156]&gt;['Score Sheet'.B156]);&quot;TABLE&quot;;IF(['Score Sheet'.A156]=['Score Sheet'.B156];&quot;DRAW&quot;;IF(['Score Sheet'.A156]&gt;['Score Sheet'.B156];&quot;SANSOM&quot;;&quot;COOPER&quot;)))))" office:value-type="string">
            <text:p/>
          </table:table-cell>
          <table:table-cell table:style-name="ce44" table:formula="of:=['Score Sheet'.J15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57]);&quot;&quot;;IF(AND(['Score Sheet'.C157]&gt;['Score Sheet'.A157];['Score Sheet'.C157]&gt;['Score Sheet'.B157]);&quot;TABLE&quot;;IF(['Score Sheet'.A157]=['Score Sheet'.B157];&quot;DRAW&quot;;IF(['Score Sheet'.A157]&gt;['Score Sheet'.B157];&quot;SANSOM&quot;;&quot;COOPER&quot;)))))" office:value-type="string">
            <text:p/>
          </table:table-cell>
          <table:table-cell table:style-name="ce44" table:formula="of:=['Score Sheet'.J15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58]);&quot;&quot;;IF(AND(['Score Sheet'.C158]&gt;['Score Sheet'.A158];['Score Sheet'.C158]&gt;['Score Sheet'.B158]);&quot;TABLE&quot;;IF(['Score Sheet'.A158]=['Score Sheet'.B158];&quot;DRAW&quot;;IF(['Score Sheet'.A158]&gt;['Score Sheet'.B158];&quot;SANSOM&quot;;&quot;COOPER&quot;)))))" office:value-type="string">
            <text:p/>
          </table:table-cell>
          <table:table-cell table:style-name="ce44" table:formula="of:=['Score Sheet'.J15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59]);&quot;&quot;;IF(AND(['Score Sheet'.C159]&gt;['Score Sheet'.A159];['Score Sheet'.C159]&gt;['Score Sheet'.B159]);&quot;TABLE&quot;;IF(['Score Sheet'.A159]=['Score Sheet'.B159];&quot;DRAW&quot;;IF(['Score Sheet'.A159]&gt;['Score Sheet'.B159];&quot;SANSOM&quot;;&quot;COOPER&quot;)))))" office:value-type="string">
            <text:p/>
          </table:table-cell>
          <table:table-cell table:style-name="ce44" table:formula="of:=['Score Sheet'.J15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60]);&quot;&quot;;IF(AND(['Score Sheet'.C160]&gt;['Score Sheet'.A160];['Score Sheet'.C160]&gt;['Score Sheet'.B160]);&quot;TABLE&quot;;IF(['Score Sheet'.A160]=['Score Sheet'.B160];&quot;DRAW&quot;;IF(['Score Sheet'.A160]&gt;['Score Sheet'.B160];&quot;SANSOM&quot;;&quot;COOPER&quot;)))))" office:value-type="string">
            <text:p/>
          </table:table-cell>
          <table:table-cell table:style-name="ce44" table:formula="of:=['Score Sheet'.J16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61]);&quot;&quot;;IF(AND(['Score Sheet'.C161]&gt;['Score Sheet'.A161];['Score Sheet'.C161]&gt;['Score Sheet'.B161]);&quot;TABLE&quot;;IF(['Score Sheet'.A161]=['Score Sheet'.B161];&quot;DRAW&quot;;IF(['Score Sheet'.A161]&gt;['Score Sheet'.B161];&quot;SANSOM&quot;;&quot;COOPER&quot;)))))" office:value-type="string">
            <text:p/>
          </table:table-cell>
          <table:table-cell table:style-name="ce44" table:formula="of:=['Score Sheet'.J16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62]);&quot;&quot;;IF(AND(['Score Sheet'.C162]&gt;['Score Sheet'.A162];['Score Sheet'.C162]&gt;['Score Sheet'.B162]);&quot;TABLE&quot;;IF(['Score Sheet'.A162]=['Score Sheet'.B162];&quot;DRAW&quot;;IF(['Score Sheet'.A162]&gt;['Score Sheet'.B162];&quot;SANSOM&quot;;&quot;COOPER&quot;)))))" office:value-type="string">
            <text:p/>
          </table:table-cell>
          <table:table-cell table:style-name="ce44" table:formula="of:=['Score Sheet'.J16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63]);&quot;&quot;;IF(AND(['Score Sheet'.C163]&gt;['Score Sheet'.A163];['Score Sheet'.C163]&gt;['Score Sheet'.B163]);&quot;TABLE&quot;;IF(['Score Sheet'.A163]=['Score Sheet'.B163];&quot;DRAW&quot;;IF(['Score Sheet'.A163]&gt;['Score Sheet'.B163];&quot;SANSOM&quot;;&quot;COOPER&quot;)))))" office:value-type="string">
            <text:p/>
          </table:table-cell>
          <table:table-cell table:style-name="ce44" table:formula="of:=['Score Sheet'.J16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64]);&quot;&quot;;IF(AND(['Score Sheet'.C164]&gt;['Score Sheet'.A164];['Score Sheet'.C164]&gt;['Score Sheet'.B164]);&quot;TABLE&quot;;IF(['Score Sheet'.A164]=['Score Sheet'.B164];&quot;DRAW&quot;;IF(['Score Sheet'.A164]&gt;['Score Sheet'.B164];&quot;SANSOM&quot;;&quot;COOPER&quot;)))))" office:value-type="string">
            <text:p/>
          </table:table-cell>
          <table:table-cell table:style-name="ce44" table:formula="of:=['Score Sheet'.J16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65]);&quot;&quot;;IF(AND(['Score Sheet'.C165]&gt;['Score Sheet'.A165];['Score Sheet'.C165]&gt;['Score Sheet'.B165]);&quot;TABLE&quot;;IF(['Score Sheet'.A165]=['Score Sheet'.B165];&quot;DRAW&quot;;IF(['Score Sheet'.A165]&gt;['Score Sheet'.B165];&quot;SANSOM&quot;;&quot;COOPER&quot;)))))" office:value-type="string">
            <text:p/>
          </table:table-cell>
          <table:table-cell table:style-name="ce44" table:formula="of:=['Score Sheet'.J16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66]);&quot;&quot;;IF(AND(['Score Sheet'.C166]&gt;['Score Sheet'.A166];['Score Sheet'.C166]&gt;['Score Sheet'.B166]);&quot;TABLE&quot;;IF(['Score Sheet'.A166]=['Score Sheet'.B166];&quot;DRAW&quot;;IF(['Score Sheet'.A166]&gt;['Score Sheet'.B166];&quot;SANSOM&quot;;&quot;COOPER&quot;)))))" office:value-type="string">
            <text:p/>
          </table:table-cell>
          <table:table-cell table:style-name="ce44" table:formula="of:=['Score Sheet'.J16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67]);&quot;&quot;;IF(AND(['Score Sheet'.C167]&gt;['Score Sheet'.A167];['Score Sheet'.C167]&gt;['Score Sheet'.B167]);&quot;TABLE&quot;;IF(['Score Sheet'.A167]=['Score Sheet'.B167];&quot;DRAW&quot;;IF(['Score Sheet'.A167]&gt;['Score Sheet'.B167];&quot;SANSOM&quot;;&quot;COOPER&quot;)))))" office:value-type="string">
            <text:p/>
          </table:table-cell>
          <table:table-cell table:style-name="ce44" table:formula="of:=['Score Sheet'.J16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68]);&quot;&quot;;IF(AND(['Score Sheet'.C168]&gt;['Score Sheet'.A168];['Score Sheet'.C168]&gt;['Score Sheet'.B168]);&quot;TABLE&quot;;IF(['Score Sheet'.A168]=['Score Sheet'.B168];&quot;DRAW&quot;;IF(['Score Sheet'.A168]&gt;['Score Sheet'.B168];&quot;SANSOM&quot;;&quot;COOPER&quot;)))))" office:value-type="string">
            <text:p/>
          </table:table-cell>
          <table:table-cell table:style-name="ce44" table:formula="of:=['Score Sheet'.J16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69]);&quot;&quot;;IF(AND(['Score Sheet'.C169]&gt;['Score Sheet'.A169];['Score Sheet'.C169]&gt;['Score Sheet'.B169]);&quot;TABLE&quot;;IF(['Score Sheet'.A169]=['Score Sheet'.B169];&quot;DRAW&quot;;IF(['Score Sheet'.A169]&gt;['Score Sheet'.B169];&quot;SANSOM&quot;;&quot;COOPER&quot;)))))" office:value-type="string">
            <text:p/>
          </table:table-cell>
          <table:table-cell table:style-name="ce44" table:formula="of:=['Score Sheet'.J16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70]);&quot;&quot;;IF(AND(['Score Sheet'.C170]&gt;['Score Sheet'.A170];['Score Sheet'.C170]&gt;['Score Sheet'.B170]);&quot;TABLE&quot;;IF(['Score Sheet'.A170]=['Score Sheet'.B170];&quot;DRAW&quot;;IF(['Score Sheet'.A170]&gt;['Score Sheet'.B170];&quot;SANSOM&quot;;&quot;COOPER&quot;)))))" office:value-type="string">
            <text:p/>
          </table:table-cell>
          <table:table-cell table:style-name="ce44" table:formula="of:=['Score Sheet'.J17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71]);&quot;&quot;;IF(AND(['Score Sheet'.C171]&gt;['Score Sheet'.A171];['Score Sheet'.C171]&gt;['Score Sheet'.B171]);&quot;TABLE&quot;;IF(['Score Sheet'.A171]=['Score Sheet'.B171];&quot;DRAW&quot;;IF(['Score Sheet'.A171]&gt;['Score Sheet'.B171];&quot;SANSOM&quot;;&quot;COOPER&quot;)))))" office:value-type="string">
            <text:p/>
          </table:table-cell>
          <table:table-cell table:style-name="ce44" table:formula="of:=['Score Sheet'.J17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72]);&quot;&quot;;IF(AND(['Score Sheet'.C172]&gt;['Score Sheet'.A172];['Score Sheet'.C172]&gt;['Score Sheet'.B172]);&quot;TABLE&quot;;IF(['Score Sheet'.A172]=['Score Sheet'.B172];&quot;DRAW&quot;;IF(['Score Sheet'.A172]&gt;['Score Sheet'.B172];&quot;SANSOM&quot;;&quot;COOPER&quot;)))))" office:value-type="string">
            <text:p/>
          </table:table-cell>
          <table:table-cell table:style-name="ce44" table:formula="of:=['Score Sheet'.J17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73]);&quot;&quot;;IF(AND(['Score Sheet'.C173]&gt;['Score Sheet'.A173];['Score Sheet'.C173]&gt;['Score Sheet'.B173]);&quot;TABLE&quot;;IF(['Score Sheet'.A173]=['Score Sheet'.B173];&quot;DRAW&quot;;IF(['Score Sheet'.A173]&gt;['Score Sheet'.B173];&quot;SANSOM&quot;;&quot;COOPER&quot;)))))" office:value-type="string">
            <text:p/>
          </table:table-cell>
          <table:table-cell table:style-name="ce44" table:formula="of:=['Score Sheet'.J17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74]);&quot;&quot;;IF(AND(['Score Sheet'.C174]&gt;['Score Sheet'.A174];['Score Sheet'.C174]&gt;['Score Sheet'.B174]);&quot;TABLE&quot;;IF(['Score Sheet'.A174]=['Score Sheet'.B174];&quot;DRAW&quot;;IF(['Score Sheet'.A174]&gt;['Score Sheet'.B174];&quot;SANSOM&quot;;&quot;COOPER&quot;)))))" office:value-type="string">
            <text:p/>
          </table:table-cell>
          <table:table-cell table:style-name="ce44" table:formula="of:=['Score Sheet'.J17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75]);&quot;&quot;;IF(AND(['Score Sheet'.C175]&gt;['Score Sheet'.A175];['Score Sheet'.C175]&gt;['Score Sheet'.B175]);&quot;TABLE&quot;;IF(['Score Sheet'.A175]=['Score Sheet'.B175];&quot;DRAW&quot;;IF(['Score Sheet'.A175]&gt;['Score Sheet'.B175];&quot;SANSOM&quot;;&quot;COOPER&quot;)))))" office:value-type="string">
            <text:p/>
          </table:table-cell>
          <table:table-cell table:style-name="ce44" table:formula="of:=['Score Sheet'.J175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76]);&quot;&quot;;IF(AND(['Score Sheet'.C176]&gt;['Score Sheet'.A176];['Score Sheet'.C176]&gt;['Score Sheet'.B176]);&quot;TABLE&quot;;IF(['Score Sheet'.A176]=['Score Sheet'.B176];&quot;DRAW&quot;;IF(['Score Sheet'.A176]&gt;['Score Sheet'.B176];&quot;SANSOM&quot;;&quot;COOPER&quot;)))))" office:value-type="string">
            <text:p/>
          </table:table-cell>
          <table:table-cell table:style-name="ce44" table:formula="of:=['Score Sheet'.J176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77]);&quot;&quot;;IF(AND(['Score Sheet'.C177]&gt;['Score Sheet'.A177];['Score Sheet'.C177]&gt;['Score Sheet'.B177]);&quot;TABLE&quot;;IF(['Score Sheet'.A177]=['Score Sheet'.B177];&quot;DRAW&quot;;IF(['Score Sheet'.A177]&gt;['Score Sheet'.B177];&quot;SANSOM&quot;;&quot;COOPER&quot;)))))" office:value-type="string">
            <text:p/>
          </table:table-cell>
          <table:table-cell table:style-name="ce44" table:formula="of:=['Score Sheet'.J177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78]);&quot;&quot;;IF(AND(['Score Sheet'.C178]&gt;['Score Sheet'.A178];['Score Sheet'.C178]&gt;['Score Sheet'.B178]);&quot;TABLE&quot;;IF(['Score Sheet'.A178]=['Score Sheet'.B178];&quot;DRAW&quot;;IF(['Score Sheet'.A178]&gt;['Score Sheet'.B178];&quot;SANSOM&quot;;&quot;COOPER&quot;)))))" office:value-type="string">
            <text:p/>
          </table:table-cell>
          <table:table-cell table:style-name="ce44" table:formula="of:=['Score Sheet'.J178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79]);&quot;&quot;;IF(AND(['Score Sheet'.C179]&gt;['Score Sheet'.A179];['Score Sheet'.C179]&gt;['Score Sheet'.B179]);&quot;TABLE&quot;;IF(['Score Sheet'.A179]=['Score Sheet'.B179];&quot;DRAW&quot;;IF(['Score Sheet'.A179]&gt;['Score Sheet'.B179];&quot;SANSOM&quot;;&quot;COOPER&quot;)))))" office:value-type="string">
            <text:p/>
          </table:table-cell>
          <table:table-cell table:style-name="ce44" table:formula="of:=['Score Sheet'.J179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80]);&quot;&quot;;IF(AND(['Score Sheet'.C180]&gt;['Score Sheet'.A180];['Score Sheet'.C180]&gt;['Score Sheet'.B180]);&quot;TABLE&quot;;IF(['Score Sheet'.A180]=['Score Sheet'.B180];&quot;DRAW&quot;;IF(['Score Sheet'.A180]&gt;['Score Sheet'.B180];&quot;SANSOM&quot;;&quot;COOPER&quot;)))))" office:value-type="string">
            <text:p/>
          </table:table-cell>
          <table:table-cell table:style-name="ce44" table:formula="of:=['Score Sheet'.J180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81]);&quot;&quot;;IF(AND(['Score Sheet'.C181]&gt;['Score Sheet'.A181];['Score Sheet'.C181]&gt;['Score Sheet'.B181]);&quot;TABLE&quot;;IF(['Score Sheet'.A181]=['Score Sheet'.B181];&quot;DRAW&quot;;IF(['Score Sheet'.A181]&gt;['Score Sheet'.B181];&quot;SANSOM&quot;;&quot;COOPER&quot;)))))" office:value-type="string">
            <text:p/>
          </table:table-cell>
          <table:table-cell table:style-name="ce44" table:formula="of:=['Score Sheet'.J181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82]);&quot;&quot;;IF(AND(['Score Sheet'.C182]&gt;['Score Sheet'.A182];['Score Sheet'.C182]&gt;['Score Sheet'.B182]);&quot;TABLE&quot;;IF(['Score Sheet'.A182]=['Score Sheet'.B182];&quot;DRAW&quot;;IF(['Score Sheet'.A182]&gt;['Score Sheet'.B182];&quot;SANSOM&quot;;&quot;COOPER&quot;)))))" office:value-type="string">
            <text:p/>
          </table:table-cell>
          <table:table-cell table:style-name="ce44" table:formula="of:=['Score Sheet'.J182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83]);&quot;&quot;;IF(AND(['Score Sheet'.C183]&gt;['Score Sheet'.A183];['Score Sheet'.C183]&gt;['Score Sheet'.B183]);&quot;TABLE&quot;;IF(['Score Sheet'.A183]=['Score Sheet'.B183];&quot;DRAW&quot;;IF(['Score Sheet'.A183]&gt;['Score Sheet'.B183];&quot;SANSOM&quot;;&quot;COOPER&quot;)))))" office:value-type="string">
            <text:p/>
          </table:table-cell>
          <table:table-cell table:style-name="ce44" table:formula="of:=['Score Sheet'.J183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84]);&quot;&quot;;IF(AND(['Score Sheet'.C184]&gt;['Score Sheet'.A184];['Score Sheet'.C184]&gt;['Score Sheet'.B184]);&quot;TABLE&quot;;IF(['Score Sheet'.A184]=['Score Sheet'.B184];&quot;DRAW&quot;;IF(['Score Sheet'.A184]&gt;['Score Sheet'.B184];&quot;SANSOM&quot;;&quot;COOPER&quot;)))))" office:value-type="string">
            <text:p/>
          </table:table-cell>
          <table:table-cell table:style-name="ce44" table:formula="of:=['Score Sheet'.J184]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85]);&quot;&quot;;IF(AND(['Score Sheet'.C185]&gt;['Score Sheet'.A185];['Score Sheet'.C185]&gt;['Score Sheet'.B185]);&quot;TABLE&quot;;IF(['Score Sheet'.A185]=['Score Sheet'.B185];&quot;DRAW&quot;;IF(['Score Sheet'.A185]&gt;['Score Sheet'.B18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86]);&quot;&quot;;IF(AND(['Score Sheet'.C186]&gt;['Score Sheet'.A186];['Score Sheet'.C186]&gt;['Score Sheet'.B186]);&quot;TABLE&quot;;IF(['Score Sheet'.A186]=['Score Sheet'.B186];&quot;DRAW&quot;;IF(['Score Sheet'.A186]&gt;['Score Sheet'.B18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87]);&quot;&quot;;IF(AND(['Score Sheet'.C187]&gt;['Score Sheet'.A187];['Score Sheet'.C187]&gt;['Score Sheet'.B187]);&quot;TABLE&quot;;IF(['Score Sheet'.A187]=['Score Sheet'.B187];&quot;DRAW&quot;;IF(['Score Sheet'.A187]&gt;['Score Sheet'.B18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88]);&quot;&quot;;IF(AND(['Score Sheet'.C188]&gt;['Score Sheet'.A188];['Score Sheet'.C188]&gt;['Score Sheet'.B188]);&quot;TABLE&quot;;IF(['Score Sheet'.A188]=['Score Sheet'.B188];&quot;DRAW&quot;;IF(['Score Sheet'.A188]&gt;['Score Sheet'.B18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89]);&quot;&quot;;IF(AND(['Score Sheet'.C189]&gt;['Score Sheet'.A189];['Score Sheet'.C189]&gt;['Score Sheet'.B189]);&quot;TABLE&quot;;IF(['Score Sheet'.A189]=['Score Sheet'.B189];&quot;DRAW&quot;;IF(['Score Sheet'.A189]&gt;['Score Sheet'.B18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90]);&quot;&quot;;IF(AND(['Score Sheet'.C190]&gt;['Score Sheet'.A190];['Score Sheet'.C190]&gt;['Score Sheet'.B190]);&quot;TABLE&quot;;IF(['Score Sheet'.A190]=['Score Sheet'.B190];&quot;DRAW&quot;;IF(['Score Sheet'.A190]&gt;['Score Sheet'.B19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91]);&quot;&quot;;IF(AND(['Score Sheet'.C191]&gt;['Score Sheet'.A191];['Score Sheet'.C191]&gt;['Score Sheet'.B191]);&quot;TABLE&quot;;IF(['Score Sheet'.A191]=['Score Sheet'.B191];&quot;DRAW&quot;;IF(['Score Sheet'.A191]&gt;['Score Sheet'.B19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92]);&quot;&quot;;IF(AND(['Score Sheet'.C192]&gt;['Score Sheet'.A192];['Score Sheet'.C192]&gt;['Score Sheet'.B192]);&quot;TABLE&quot;;IF(['Score Sheet'.A192]=['Score Sheet'.B192];&quot;DRAW&quot;;IF(['Score Sheet'.A192]&gt;['Score Sheet'.B19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93]);&quot;&quot;;IF(AND(['Score Sheet'.C193]&gt;['Score Sheet'.A193];['Score Sheet'.C193]&gt;['Score Sheet'.B193]);&quot;TABLE&quot;;IF(['Score Sheet'.A193]=['Score Sheet'.B193];&quot;DRAW&quot;;IF(['Score Sheet'.A193]&gt;['Score Sheet'.B19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94]);&quot;&quot;;IF(AND(['Score Sheet'.C194]&gt;['Score Sheet'.A194];['Score Sheet'.C194]&gt;['Score Sheet'.B194]);&quot;TABLE&quot;;IF(['Score Sheet'.A194]=['Score Sheet'.B194];&quot;DRAW&quot;;IF(['Score Sheet'.A194]&gt;['Score Sheet'.B19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95]);&quot;&quot;;IF(AND(['Score Sheet'.C195]&gt;['Score Sheet'.A195];['Score Sheet'.C195]&gt;['Score Sheet'.B195]);&quot;TABLE&quot;;IF(['Score Sheet'.A195]=['Score Sheet'.B195];&quot;DRAW&quot;;IF(['Score Sheet'.A195]&gt;['Score Sheet'.B19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96]);&quot;&quot;;IF(AND(['Score Sheet'.C196]&gt;['Score Sheet'.A196];['Score Sheet'.C196]&gt;['Score Sheet'.B196]);&quot;TABLE&quot;;IF(['Score Sheet'.A196]=['Score Sheet'.B196];&quot;DRAW&quot;;IF(['Score Sheet'.A196]&gt;['Score Sheet'.B19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97]);&quot;&quot;;IF(AND(['Score Sheet'.C197]&gt;['Score Sheet'.A197];['Score Sheet'.C197]&gt;['Score Sheet'.B197]);&quot;TABLE&quot;;IF(['Score Sheet'.A197]=['Score Sheet'.B197];&quot;DRAW&quot;;IF(['Score Sheet'.A197]&gt;['Score Sheet'.B19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98]);&quot;&quot;;IF(AND(['Score Sheet'.C198]&gt;['Score Sheet'.A198];['Score Sheet'.C198]&gt;['Score Sheet'.B198]);&quot;TABLE&quot;;IF(['Score Sheet'.A198]=['Score Sheet'.B198];&quot;DRAW&quot;;IF(['Score Sheet'.A198]&gt;['Score Sheet'.B19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199]);&quot;&quot;;IF(AND(['Score Sheet'.C199]&gt;['Score Sheet'.A199];['Score Sheet'.C199]&gt;['Score Sheet'.B199]);&quot;TABLE&quot;;IF(['Score Sheet'.A199]=['Score Sheet'.B199];&quot;DRAW&quot;;IF(['Score Sheet'.A199]&gt;['Score Sheet'.B19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00]);&quot;&quot;;IF(AND(['Score Sheet'.C200]&gt;['Score Sheet'.A200];['Score Sheet'.C200]&gt;['Score Sheet'.B200]);&quot;TABLE&quot;;IF(['Score Sheet'.A200]=['Score Sheet'.B200];&quot;DRAW&quot;;IF(['Score Sheet'.A200]&gt;['Score Sheet'.B20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01]);&quot;&quot;;IF(AND(['Score Sheet'.C201]&gt;['Score Sheet'.A201];['Score Sheet'.C201]&gt;['Score Sheet'.B201]);&quot;TABLE&quot;;IF(['Score Sheet'.A201]=['Score Sheet'.B201];&quot;DRAW&quot;;IF(['Score Sheet'.A201]&gt;['Score Sheet'.B20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02]);&quot;&quot;;IF(AND(['Score Sheet'.C202]&gt;['Score Sheet'.A202];['Score Sheet'.C202]&gt;['Score Sheet'.B202]);&quot;TABLE&quot;;IF(['Score Sheet'.A202]=['Score Sheet'.B202];&quot;DRAW&quot;;IF(['Score Sheet'.A202]&gt;['Score Sheet'.B20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03]);&quot;&quot;;IF(AND(['Score Sheet'.C203]&gt;['Score Sheet'.A203];['Score Sheet'.C203]&gt;['Score Sheet'.B203]);&quot;TABLE&quot;;IF(['Score Sheet'.A203]=['Score Sheet'.B203];&quot;DRAW&quot;;IF(['Score Sheet'.A203]&gt;['Score Sheet'.B20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04]);&quot;&quot;;IF(AND(['Score Sheet'.C204]&gt;['Score Sheet'.A204];['Score Sheet'.C204]&gt;['Score Sheet'.B204]);&quot;TABLE&quot;;IF(['Score Sheet'.A204]=['Score Sheet'.B204];&quot;DRAW&quot;;IF(['Score Sheet'.A204]&gt;['Score Sheet'.B20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05]);&quot;&quot;;IF(AND(['Score Sheet'.C205]&gt;['Score Sheet'.A205];['Score Sheet'.C205]&gt;['Score Sheet'.B205]);&quot;TABLE&quot;;IF(['Score Sheet'.A205]=['Score Sheet'.B205];&quot;DRAW&quot;;IF(['Score Sheet'.A205]&gt;['Score Sheet'.B20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06]);&quot;&quot;;IF(AND(['Score Sheet'.C206]&gt;['Score Sheet'.A206];['Score Sheet'.C206]&gt;['Score Sheet'.B206]);&quot;TABLE&quot;;IF(['Score Sheet'.A206]=['Score Sheet'.B206];&quot;DRAW&quot;;IF(['Score Sheet'.A206]&gt;['Score Sheet'.B20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07]);&quot;&quot;;IF(AND(['Score Sheet'.C207]&gt;['Score Sheet'.A207];['Score Sheet'.C207]&gt;['Score Sheet'.B207]);&quot;TABLE&quot;;IF(['Score Sheet'.A207]=['Score Sheet'.B207];&quot;DRAW&quot;;IF(['Score Sheet'.A207]&gt;['Score Sheet'.B20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08]);&quot;&quot;;IF(AND(['Score Sheet'.C208]&gt;['Score Sheet'.A208];['Score Sheet'.C208]&gt;['Score Sheet'.B208]);&quot;TABLE&quot;;IF(['Score Sheet'.A208]=['Score Sheet'.B208];&quot;DRAW&quot;;IF(['Score Sheet'.A208]&gt;['Score Sheet'.B20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09]);&quot;&quot;;IF(AND(['Score Sheet'.C209]&gt;['Score Sheet'.A209];['Score Sheet'.C209]&gt;['Score Sheet'.B209]);&quot;TABLE&quot;;IF(['Score Sheet'.A209]=['Score Sheet'.B209];&quot;DRAW&quot;;IF(['Score Sheet'.A209]&gt;['Score Sheet'.B20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10]);&quot;&quot;;IF(AND(['Score Sheet'.C210]&gt;['Score Sheet'.A210];['Score Sheet'.C210]&gt;['Score Sheet'.B210]);&quot;TABLE&quot;;IF(['Score Sheet'.A210]=['Score Sheet'.B210];&quot;DRAW&quot;;IF(['Score Sheet'.A210]&gt;['Score Sheet'.B21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11]);&quot;&quot;;IF(AND(['Score Sheet'.C211]&gt;['Score Sheet'.A211];['Score Sheet'.C211]&gt;['Score Sheet'.B211]);&quot;TABLE&quot;;IF(['Score Sheet'.A211]=['Score Sheet'.B211];&quot;DRAW&quot;;IF(['Score Sheet'.A211]&gt;['Score Sheet'.B21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12]);&quot;&quot;;IF(AND(['Score Sheet'.C212]&gt;['Score Sheet'.A212];['Score Sheet'.C212]&gt;['Score Sheet'.B212]);&quot;TABLE&quot;;IF(['Score Sheet'.A212]=['Score Sheet'.B212];&quot;DRAW&quot;;IF(['Score Sheet'.A212]&gt;['Score Sheet'.B21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13]);&quot;&quot;;IF(AND(['Score Sheet'.C213]&gt;['Score Sheet'.A213];['Score Sheet'.C213]&gt;['Score Sheet'.B213]);&quot;TABLE&quot;;IF(['Score Sheet'.A213]=['Score Sheet'.B213];&quot;DRAW&quot;;IF(['Score Sheet'.A213]&gt;['Score Sheet'.B21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14]);&quot;&quot;;IF(AND(['Score Sheet'.C214]&gt;['Score Sheet'.A214];['Score Sheet'.C214]&gt;['Score Sheet'.B214]);&quot;TABLE&quot;;IF(['Score Sheet'.A214]=['Score Sheet'.B214];&quot;DRAW&quot;;IF(['Score Sheet'.A214]&gt;['Score Sheet'.B21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15]);&quot;&quot;;IF(AND(['Score Sheet'.C215]&gt;['Score Sheet'.A215];['Score Sheet'.C215]&gt;['Score Sheet'.B215]);&quot;TABLE&quot;;IF(['Score Sheet'.A215]=['Score Sheet'.B215];&quot;DRAW&quot;;IF(['Score Sheet'.A215]&gt;['Score Sheet'.B21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16]);&quot;&quot;;IF(AND(['Score Sheet'.C216]&gt;['Score Sheet'.A216];['Score Sheet'.C216]&gt;['Score Sheet'.B216]);&quot;TABLE&quot;;IF(['Score Sheet'.A216]=['Score Sheet'.B216];&quot;DRAW&quot;;IF(['Score Sheet'.A216]&gt;['Score Sheet'.B21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17]);&quot;&quot;;IF(AND(['Score Sheet'.C217]&gt;['Score Sheet'.A217];['Score Sheet'.C217]&gt;['Score Sheet'.B217]);&quot;TABLE&quot;;IF(['Score Sheet'.A217]=['Score Sheet'.B217];&quot;DRAW&quot;;IF(['Score Sheet'.A217]&gt;['Score Sheet'.B21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18]);&quot;&quot;;IF(AND(['Score Sheet'.C218]&gt;['Score Sheet'.A218];['Score Sheet'.C218]&gt;['Score Sheet'.B218]);&quot;TABLE&quot;;IF(['Score Sheet'.A218]=['Score Sheet'.B218];&quot;DRAW&quot;;IF(['Score Sheet'.A218]&gt;['Score Sheet'.B21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19]);&quot;&quot;;IF(AND(['Score Sheet'.C219]&gt;['Score Sheet'.A219];['Score Sheet'.C219]&gt;['Score Sheet'.B219]);&quot;TABLE&quot;;IF(['Score Sheet'.A219]=['Score Sheet'.B219];&quot;DRAW&quot;;IF(['Score Sheet'.A219]&gt;['Score Sheet'.B21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0]);&quot;&quot;;IF(AND(['Score Sheet'.C220]&gt;['Score Sheet'.A220];['Score Sheet'.C220]&gt;['Score Sheet'.B220]);&quot;TABLE&quot;;IF(['Score Sheet'.A220]=['Score Sheet'.B220];&quot;DRAW&quot;;IF(['Score Sheet'.A220]&gt;['Score Sheet'.B22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1]);&quot;&quot;;IF(AND(['Score Sheet'.C221]&gt;['Score Sheet'.A221];['Score Sheet'.C221]&gt;['Score Sheet'.B221]);&quot;TABLE&quot;;IF(['Score Sheet'.A221]=['Score Sheet'.B221];&quot;DRAW&quot;;IF(['Score Sheet'.A221]&gt;['Score Sheet'.B22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2]);&quot;&quot;;IF(AND(['Score Sheet'.C222]&gt;['Score Sheet'.A222];['Score Sheet'.C222]&gt;['Score Sheet'.B222]);&quot;TABLE&quot;;IF(['Score Sheet'.A222]=['Score Sheet'.B222];&quot;DRAW&quot;;IF(['Score Sheet'.A222]&gt;['Score Sheet'.B22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3]);&quot;&quot;;IF(AND(['Score Sheet'.C223]&gt;['Score Sheet'.A223];['Score Sheet'.C223]&gt;['Score Sheet'.B223]);&quot;TABLE&quot;;IF(['Score Sheet'.A223]=['Score Sheet'.B223];&quot;DRAW&quot;;IF(['Score Sheet'.A223]&gt;['Score Sheet'.B22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4]);&quot;&quot;;IF(AND(['Score Sheet'.C224]&gt;['Score Sheet'.A224];['Score Sheet'.C224]&gt;['Score Sheet'.B224]);&quot;TABLE&quot;;IF(['Score Sheet'.A224]=['Score Sheet'.B224];&quot;DRAW&quot;;IF(['Score Sheet'.A224]&gt;['Score Sheet'.B22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5]);&quot;&quot;;IF(AND(['Score Sheet'.C225]&gt;['Score Sheet'.A225];['Score Sheet'.C225]&gt;['Score Sheet'.B225]);&quot;TABLE&quot;;IF(['Score Sheet'.A225]=['Score Sheet'.B225];&quot;DRAW&quot;;IF(['Score Sheet'.A225]&gt;['Score Sheet'.B22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6]);&quot;&quot;;IF(AND(['Score Sheet'.C226]&gt;['Score Sheet'.A226];['Score Sheet'.C226]&gt;['Score Sheet'.B226]);&quot;TABLE&quot;;IF(['Score Sheet'.A226]=['Score Sheet'.B226];&quot;DRAW&quot;;IF(['Score Sheet'.A226]&gt;['Score Sheet'.B22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7]);&quot;&quot;;IF(AND(['Score Sheet'.C227]&gt;['Score Sheet'.A227];['Score Sheet'.C227]&gt;['Score Sheet'.B227]);&quot;TABLE&quot;;IF(['Score Sheet'.A227]=['Score Sheet'.B227];&quot;DRAW&quot;;IF(['Score Sheet'.A227]&gt;['Score Sheet'.B22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8]);&quot;&quot;;IF(AND(['Score Sheet'.C228]&gt;['Score Sheet'.A228];['Score Sheet'.C228]&gt;['Score Sheet'.B228]);&quot;TABLE&quot;;IF(['Score Sheet'.A228]=['Score Sheet'.B228];&quot;DRAW&quot;;IF(['Score Sheet'.A228]&gt;['Score Sheet'.B22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29]);&quot;&quot;;IF(AND(['Score Sheet'.C229]&gt;['Score Sheet'.A229];['Score Sheet'.C229]&gt;['Score Sheet'.B229]);&quot;TABLE&quot;;IF(['Score Sheet'.A229]=['Score Sheet'.B229];&quot;DRAW&quot;;IF(['Score Sheet'.A229]&gt;['Score Sheet'.B22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0]);&quot;&quot;;IF(AND(['Score Sheet'.C230]&gt;['Score Sheet'.A230];['Score Sheet'.C230]&gt;['Score Sheet'.B230]);&quot;TABLE&quot;;IF(['Score Sheet'.A230]=['Score Sheet'.B230];&quot;DRAW&quot;;IF(['Score Sheet'.A230]&gt;['Score Sheet'.B23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1]);&quot;&quot;;IF(AND(['Score Sheet'.C231]&gt;['Score Sheet'.A231];['Score Sheet'.C231]&gt;['Score Sheet'.B231]);&quot;TABLE&quot;;IF(['Score Sheet'.A231]=['Score Sheet'.B231];&quot;DRAW&quot;;IF(['Score Sheet'.A231]&gt;['Score Sheet'.B23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2]);&quot;&quot;;IF(AND(['Score Sheet'.C232]&gt;['Score Sheet'.A232];['Score Sheet'.C232]&gt;['Score Sheet'.B232]);&quot;TABLE&quot;;IF(['Score Sheet'.A232]=['Score Sheet'.B232];&quot;DRAW&quot;;IF(['Score Sheet'.A232]&gt;['Score Sheet'.B23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3]);&quot;&quot;;IF(AND(['Score Sheet'.C233]&gt;['Score Sheet'.A233];['Score Sheet'.C233]&gt;['Score Sheet'.B233]);&quot;TABLE&quot;;IF(['Score Sheet'.A233]=['Score Sheet'.B233];&quot;DRAW&quot;;IF(['Score Sheet'.A233]&gt;['Score Sheet'.B23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4]);&quot;&quot;;IF(AND(['Score Sheet'.C234]&gt;['Score Sheet'.A234];['Score Sheet'.C234]&gt;['Score Sheet'.B234]);&quot;TABLE&quot;;IF(['Score Sheet'.A234]=['Score Sheet'.B234];&quot;DRAW&quot;;IF(['Score Sheet'.A234]&gt;['Score Sheet'.B23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5]);&quot;&quot;;IF(AND(['Score Sheet'.C235]&gt;['Score Sheet'.A235];['Score Sheet'.C235]&gt;['Score Sheet'.B235]);&quot;TABLE&quot;;IF(['Score Sheet'.A235]=['Score Sheet'.B235];&quot;DRAW&quot;;IF(['Score Sheet'.A235]&gt;['Score Sheet'.B23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6]);&quot;&quot;;IF(AND(['Score Sheet'.C236]&gt;['Score Sheet'.A236];['Score Sheet'.C236]&gt;['Score Sheet'.B236]);&quot;TABLE&quot;;IF(['Score Sheet'.A236]=['Score Sheet'.B236];&quot;DRAW&quot;;IF(['Score Sheet'.A236]&gt;['Score Sheet'.B23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7]);&quot;&quot;;IF(AND(['Score Sheet'.C237]&gt;['Score Sheet'.A237];['Score Sheet'.C237]&gt;['Score Sheet'.B237]);&quot;TABLE&quot;;IF(['Score Sheet'.A237]=['Score Sheet'.B237];&quot;DRAW&quot;;IF(['Score Sheet'.A237]&gt;['Score Sheet'.B23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8]);&quot;&quot;;IF(AND(['Score Sheet'.C238]&gt;['Score Sheet'.A238];['Score Sheet'.C238]&gt;['Score Sheet'.B238]);&quot;TABLE&quot;;IF(['Score Sheet'.A238]=['Score Sheet'.B238];&quot;DRAW&quot;;IF(['Score Sheet'.A238]&gt;['Score Sheet'.B23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39]);&quot;&quot;;IF(AND(['Score Sheet'.C239]&gt;['Score Sheet'.A239];['Score Sheet'.C239]&gt;['Score Sheet'.B239]);&quot;TABLE&quot;;IF(['Score Sheet'.A239]=['Score Sheet'.B239];&quot;DRAW&quot;;IF(['Score Sheet'.A239]&gt;['Score Sheet'.B23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0]);&quot;&quot;;IF(AND(['Score Sheet'.C240]&gt;['Score Sheet'.A240];['Score Sheet'.C240]&gt;['Score Sheet'.B240]);&quot;TABLE&quot;;IF(['Score Sheet'.A240]=['Score Sheet'.B240];&quot;DRAW&quot;;IF(['Score Sheet'.A240]&gt;['Score Sheet'.B24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1]);&quot;&quot;;IF(AND(['Score Sheet'.C241]&gt;['Score Sheet'.A241];['Score Sheet'.C241]&gt;['Score Sheet'.B241]);&quot;TABLE&quot;;IF(['Score Sheet'.A241]=['Score Sheet'.B241];&quot;DRAW&quot;;IF(['Score Sheet'.A241]&gt;['Score Sheet'.B24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2]);&quot;&quot;;IF(AND(['Score Sheet'.C242]&gt;['Score Sheet'.A242];['Score Sheet'.C242]&gt;['Score Sheet'.B242]);&quot;TABLE&quot;;IF(['Score Sheet'.A242]=['Score Sheet'.B242];&quot;DRAW&quot;;IF(['Score Sheet'.A242]&gt;['Score Sheet'.B24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3]);&quot;&quot;;IF(AND(['Score Sheet'.C243]&gt;['Score Sheet'.A243];['Score Sheet'.C243]&gt;['Score Sheet'.B243]);&quot;TABLE&quot;;IF(['Score Sheet'.A243]=['Score Sheet'.B243];&quot;DRAW&quot;;IF(['Score Sheet'.A243]&gt;['Score Sheet'.B24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4]);&quot;&quot;;IF(AND(['Score Sheet'.C244]&gt;['Score Sheet'.A244];['Score Sheet'.C244]&gt;['Score Sheet'.B244]);&quot;TABLE&quot;;IF(['Score Sheet'.A244]=['Score Sheet'.B244];&quot;DRAW&quot;;IF(['Score Sheet'.A244]&gt;['Score Sheet'.B24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5]);&quot;&quot;;IF(AND(['Score Sheet'.C245]&gt;['Score Sheet'.A245];['Score Sheet'.C245]&gt;['Score Sheet'.B245]);&quot;TABLE&quot;;IF(['Score Sheet'.A245]=['Score Sheet'.B245];&quot;DRAW&quot;;IF(['Score Sheet'.A245]&gt;['Score Sheet'.B24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6]);&quot;&quot;;IF(AND(['Score Sheet'.C246]&gt;['Score Sheet'.A246];['Score Sheet'.C246]&gt;['Score Sheet'.B246]);&quot;TABLE&quot;;IF(['Score Sheet'.A246]=['Score Sheet'.B246];&quot;DRAW&quot;;IF(['Score Sheet'.A246]&gt;['Score Sheet'.B24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7]);&quot;&quot;;IF(AND(['Score Sheet'.C247]&gt;['Score Sheet'.A247];['Score Sheet'.C247]&gt;['Score Sheet'.B247]);&quot;TABLE&quot;;IF(['Score Sheet'.A247]=['Score Sheet'.B247];&quot;DRAW&quot;;IF(['Score Sheet'.A247]&gt;['Score Sheet'.B24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8]);&quot;&quot;;IF(AND(['Score Sheet'.C248]&gt;['Score Sheet'.A248];['Score Sheet'.C248]&gt;['Score Sheet'.B248]);&quot;TABLE&quot;;IF(['Score Sheet'.A248]=['Score Sheet'.B248];&quot;DRAW&quot;;IF(['Score Sheet'.A248]&gt;['Score Sheet'.B24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49]);&quot;&quot;;IF(AND(['Score Sheet'.C249]&gt;['Score Sheet'.A249];['Score Sheet'.C249]&gt;['Score Sheet'.B249]);&quot;TABLE&quot;;IF(['Score Sheet'.A249]=['Score Sheet'.B249];&quot;DRAW&quot;;IF(['Score Sheet'.A249]&gt;['Score Sheet'.B24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0]);&quot;&quot;;IF(AND(['Score Sheet'.C250]&gt;['Score Sheet'.A250];['Score Sheet'.C250]&gt;['Score Sheet'.B250]);&quot;TABLE&quot;;IF(['Score Sheet'.A250]=['Score Sheet'.B250];&quot;DRAW&quot;;IF(['Score Sheet'.A250]&gt;['Score Sheet'.B25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1]);&quot;&quot;;IF(AND(['Score Sheet'.C251]&gt;['Score Sheet'.A251];['Score Sheet'.C251]&gt;['Score Sheet'.B251]);&quot;TABLE&quot;;IF(['Score Sheet'.A251]=['Score Sheet'.B251];&quot;DRAW&quot;;IF(['Score Sheet'.A251]&gt;['Score Sheet'.B25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2]);&quot;&quot;;IF(AND(['Score Sheet'.C252]&gt;['Score Sheet'.A252];['Score Sheet'.C252]&gt;['Score Sheet'.B252]);&quot;TABLE&quot;;IF(['Score Sheet'.A252]=['Score Sheet'.B252];&quot;DRAW&quot;;IF(['Score Sheet'.A252]&gt;['Score Sheet'.B25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3]);&quot;&quot;;IF(AND(['Score Sheet'.C253]&gt;['Score Sheet'.A253];['Score Sheet'.C253]&gt;['Score Sheet'.B253]);&quot;TABLE&quot;;IF(['Score Sheet'.A253]=['Score Sheet'.B253];&quot;DRAW&quot;;IF(['Score Sheet'.A253]&gt;['Score Sheet'.B25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4]);&quot;&quot;;IF(AND(['Score Sheet'.C254]&gt;['Score Sheet'.A254];['Score Sheet'.C254]&gt;['Score Sheet'.B254]);&quot;TABLE&quot;;IF(['Score Sheet'.A254]=['Score Sheet'.B254];&quot;DRAW&quot;;IF(['Score Sheet'.A254]&gt;['Score Sheet'.B25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5]);&quot;&quot;;IF(AND(['Score Sheet'.C255]&gt;['Score Sheet'.A255];['Score Sheet'.C255]&gt;['Score Sheet'.B255]);&quot;TABLE&quot;;IF(['Score Sheet'.A255]=['Score Sheet'.B255];&quot;DRAW&quot;;IF(['Score Sheet'.A255]&gt;['Score Sheet'.B25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6]);&quot;&quot;;IF(AND(['Score Sheet'.C256]&gt;['Score Sheet'.A256];['Score Sheet'.C256]&gt;['Score Sheet'.B256]);&quot;TABLE&quot;;IF(['Score Sheet'.A256]=['Score Sheet'.B256];&quot;DRAW&quot;;IF(['Score Sheet'.A256]&gt;['Score Sheet'.B25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7]);&quot;&quot;;IF(AND(['Score Sheet'.C257]&gt;['Score Sheet'.A257];['Score Sheet'.C257]&gt;['Score Sheet'.B257]);&quot;TABLE&quot;;IF(['Score Sheet'.A257]=['Score Sheet'.B257];&quot;DRAW&quot;;IF(['Score Sheet'.A257]&gt;['Score Sheet'.B25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8]);&quot;&quot;;IF(AND(['Score Sheet'.C258]&gt;['Score Sheet'.A258];['Score Sheet'.C258]&gt;['Score Sheet'.B258]);&quot;TABLE&quot;;IF(['Score Sheet'.A258]=['Score Sheet'.B258];&quot;DRAW&quot;;IF(['Score Sheet'.A258]&gt;['Score Sheet'.B25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59]);&quot;&quot;;IF(AND(['Score Sheet'.C259]&gt;['Score Sheet'.A259];['Score Sheet'.C259]&gt;['Score Sheet'.B259]);&quot;TABLE&quot;;IF(['Score Sheet'.A259]=['Score Sheet'.B259];&quot;DRAW&quot;;IF(['Score Sheet'.A259]&gt;['Score Sheet'.B25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0]);&quot;&quot;;IF(AND(['Score Sheet'.C260]&gt;['Score Sheet'.A260];['Score Sheet'.C260]&gt;['Score Sheet'.B260]);&quot;TABLE&quot;;IF(['Score Sheet'.A260]=['Score Sheet'.B260];&quot;DRAW&quot;;IF(['Score Sheet'.A260]&gt;['Score Sheet'.B26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1]);&quot;&quot;;IF(AND(['Score Sheet'.C261]&gt;['Score Sheet'.A261];['Score Sheet'.C261]&gt;['Score Sheet'.B261]);&quot;TABLE&quot;;IF(['Score Sheet'.A261]=['Score Sheet'.B261];&quot;DRAW&quot;;IF(['Score Sheet'.A261]&gt;['Score Sheet'.B26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2]);&quot;&quot;;IF(AND(['Score Sheet'.C262]&gt;['Score Sheet'.A262];['Score Sheet'.C262]&gt;['Score Sheet'.B262]);&quot;TABLE&quot;;IF(['Score Sheet'.A262]=['Score Sheet'.B262];&quot;DRAW&quot;;IF(['Score Sheet'.A262]&gt;['Score Sheet'.B26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3]);&quot;&quot;;IF(AND(['Score Sheet'.C263]&gt;['Score Sheet'.A263];['Score Sheet'.C263]&gt;['Score Sheet'.B263]);&quot;TABLE&quot;;IF(['Score Sheet'.A263]=['Score Sheet'.B263];&quot;DRAW&quot;;IF(['Score Sheet'.A263]&gt;['Score Sheet'.B26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4]);&quot;&quot;;IF(AND(['Score Sheet'.C264]&gt;['Score Sheet'.A264];['Score Sheet'.C264]&gt;['Score Sheet'.B264]);&quot;TABLE&quot;;IF(['Score Sheet'.A264]=['Score Sheet'.B264];&quot;DRAW&quot;;IF(['Score Sheet'.A264]&gt;['Score Sheet'.B26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5]);&quot;&quot;;IF(AND(['Score Sheet'.C265]&gt;['Score Sheet'.A265];['Score Sheet'.C265]&gt;['Score Sheet'.B265]);&quot;TABLE&quot;;IF(['Score Sheet'.A265]=['Score Sheet'.B265];&quot;DRAW&quot;;IF(['Score Sheet'.A265]&gt;['Score Sheet'.B26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6]);&quot;&quot;;IF(AND(['Score Sheet'.C266]&gt;['Score Sheet'.A266];['Score Sheet'.C266]&gt;['Score Sheet'.B266]);&quot;TABLE&quot;;IF(['Score Sheet'.A266]=['Score Sheet'.B266];&quot;DRAW&quot;;IF(['Score Sheet'.A266]&gt;['Score Sheet'.B26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7]);&quot;&quot;;IF(AND(['Score Sheet'.C267]&gt;['Score Sheet'.A267];['Score Sheet'.C267]&gt;['Score Sheet'.B267]);&quot;TABLE&quot;;IF(['Score Sheet'.A267]=['Score Sheet'.B267];&quot;DRAW&quot;;IF(['Score Sheet'.A267]&gt;['Score Sheet'.B26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8]);&quot;&quot;;IF(AND(['Score Sheet'.C268]&gt;['Score Sheet'.A268];['Score Sheet'.C268]&gt;['Score Sheet'.B268]);&quot;TABLE&quot;;IF(['Score Sheet'.A268]=['Score Sheet'.B268];&quot;DRAW&quot;;IF(['Score Sheet'.A268]&gt;['Score Sheet'.B26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69]);&quot;&quot;;IF(AND(['Score Sheet'.C269]&gt;['Score Sheet'.A269];['Score Sheet'.C269]&gt;['Score Sheet'.B269]);&quot;TABLE&quot;;IF(['Score Sheet'.A269]=['Score Sheet'.B269];&quot;DRAW&quot;;IF(['Score Sheet'.A269]&gt;['Score Sheet'.B26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0]);&quot;&quot;;IF(AND(['Score Sheet'.C270]&gt;['Score Sheet'.A270];['Score Sheet'.C270]&gt;['Score Sheet'.B270]);&quot;TABLE&quot;;IF(['Score Sheet'.A270]=['Score Sheet'.B270];&quot;DRAW&quot;;IF(['Score Sheet'.A270]&gt;['Score Sheet'.B27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1]);&quot;&quot;;IF(AND(['Score Sheet'.C271]&gt;['Score Sheet'.A271];['Score Sheet'.C271]&gt;['Score Sheet'.B271]);&quot;TABLE&quot;;IF(['Score Sheet'.A271]=['Score Sheet'.B271];&quot;DRAW&quot;;IF(['Score Sheet'.A271]&gt;['Score Sheet'.B27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2]);&quot;&quot;;IF(AND(['Score Sheet'.C272]&gt;['Score Sheet'.A272];['Score Sheet'.C272]&gt;['Score Sheet'.B272]);&quot;TABLE&quot;;IF(['Score Sheet'.A272]=['Score Sheet'.B272];&quot;DRAW&quot;;IF(['Score Sheet'.A272]&gt;['Score Sheet'.B27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3]);&quot;&quot;;IF(AND(['Score Sheet'.C273]&gt;['Score Sheet'.A273];['Score Sheet'.C273]&gt;['Score Sheet'.B273]);&quot;TABLE&quot;;IF(['Score Sheet'.A273]=['Score Sheet'.B273];&quot;DRAW&quot;;IF(['Score Sheet'.A273]&gt;['Score Sheet'.B27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4]);&quot;&quot;;IF(AND(['Score Sheet'.C274]&gt;['Score Sheet'.A274];['Score Sheet'.C274]&gt;['Score Sheet'.B274]);&quot;TABLE&quot;;IF(['Score Sheet'.A274]=['Score Sheet'.B274];&quot;DRAW&quot;;IF(['Score Sheet'.A274]&gt;['Score Sheet'.B27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5]);&quot;&quot;;IF(AND(['Score Sheet'.C275]&gt;['Score Sheet'.A275];['Score Sheet'.C275]&gt;['Score Sheet'.B275]);&quot;TABLE&quot;;IF(['Score Sheet'.A275]=['Score Sheet'.B275];&quot;DRAW&quot;;IF(['Score Sheet'.A275]&gt;['Score Sheet'.B27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6]);&quot;&quot;;IF(AND(['Score Sheet'.C276]&gt;['Score Sheet'.A276];['Score Sheet'.C276]&gt;['Score Sheet'.B276]);&quot;TABLE&quot;;IF(['Score Sheet'.A276]=['Score Sheet'.B276];&quot;DRAW&quot;;IF(['Score Sheet'.A276]&gt;['Score Sheet'.B27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7]);&quot;&quot;;IF(AND(['Score Sheet'.C277]&gt;['Score Sheet'.A277];['Score Sheet'.C277]&gt;['Score Sheet'.B277]);&quot;TABLE&quot;;IF(['Score Sheet'.A277]=['Score Sheet'.B277];&quot;DRAW&quot;;IF(['Score Sheet'.A277]&gt;['Score Sheet'.B27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8]);&quot;&quot;;IF(AND(['Score Sheet'.C278]&gt;['Score Sheet'.A278];['Score Sheet'.C278]&gt;['Score Sheet'.B278]);&quot;TABLE&quot;;IF(['Score Sheet'.A278]=['Score Sheet'.B278];&quot;DRAW&quot;;IF(['Score Sheet'.A278]&gt;['Score Sheet'.B27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79]);&quot;&quot;;IF(AND(['Score Sheet'.C279]&gt;['Score Sheet'.A279];['Score Sheet'.C279]&gt;['Score Sheet'.B279]);&quot;TABLE&quot;;IF(['Score Sheet'.A279]=['Score Sheet'.B279];&quot;DRAW&quot;;IF(['Score Sheet'.A279]&gt;['Score Sheet'.B27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0]);&quot;&quot;;IF(AND(['Score Sheet'.C280]&gt;['Score Sheet'.A280];['Score Sheet'.C280]&gt;['Score Sheet'.B280]);&quot;TABLE&quot;;IF(['Score Sheet'.A280]=['Score Sheet'.B280];&quot;DRAW&quot;;IF(['Score Sheet'.A280]&gt;['Score Sheet'.B28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1]);&quot;&quot;;IF(AND(['Score Sheet'.C281]&gt;['Score Sheet'.A281];['Score Sheet'.C281]&gt;['Score Sheet'.B281]);&quot;TABLE&quot;;IF(['Score Sheet'.A281]=['Score Sheet'.B281];&quot;DRAW&quot;;IF(['Score Sheet'.A281]&gt;['Score Sheet'.B28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2]);&quot;&quot;;IF(AND(['Score Sheet'.C282]&gt;['Score Sheet'.A282];['Score Sheet'.C282]&gt;['Score Sheet'.B282]);&quot;TABLE&quot;;IF(['Score Sheet'.A282]=['Score Sheet'.B282];&quot;DRAW&quot;;IF(['Score Sheet'.A282]&gt;['Score Sheet'.B28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3]);&quot;&quot;;IF(AND(['Score Sheet'.C283]&gt;['Score Sheet'.A283];['Score Sheet'.C283]&gt;['Score Sheet'.B283]);&quot;TABLE&quot;;IF(['Score Sheet'.A283]=['Score Sheet'.B283];&quot;DRAW&quot;;IF(['Score Sheet'.A283]&gt;['Score Sheet'.B28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4]);&quot;&quot;;IF(AND(['Score Sheet'.C284]&gt;['Score Sheet'.A284];['Score Sheet'.C284]&gt;['Score Sheet'.B284]);&quot;TABLE&quot;;IF(['Score Sheet'.A284]=['Score Sheet'.B284];&quot;DRAW&quot;;IF(['Score Sheet'.A284]&gt;['Score Sheet'.B28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5]);&quot;&quot;;IF(AND(['Score Sheet'.C285]&gt;['Score Sheet'.A285];['Score Sheet'.C285]&gt;['Score Sheet'.B285]);&quot;TABLE&quot;;IF(['Score Sheet'.A285]=['Score Sheet'.B285];&quot;DRAW&quot;;IF(['Score Sheet'.A285]&gt;['Score Sheet'.B28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6]);&quot;&quot;;IF(AND(['Score Sheet'.C286]&gt;['Score Sheet'.A286];['Score Sheet'.C286]&gt;['Score Sheet'.B286]);&quot;TABLE&quot;;IF(['Score Sheet'.A286]=['Score Sheet'.B286];&quot;DRAW&quot;;IF(['Score Sheet'.A286]&gt;['Score Sheet'.B28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7]);&quot;&quot;;IF(AND(['Score Sheet'.C287]&gt;['Score Sheet'.A287];['Score Sheet'.C287]&gt;['Score Sheet'.B287]);&quot;TABLE&quot;;IF(['Score Sheet'.A287]=['Score Sheet'.B287];&quot;DRAW&quot;;IF(['Score Sheet'.A287]&gt;['Score Sheet'.B28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8]);&quot;&quot;;IF(AND(['Score Sheet'.C288]&gt;['Score Sheet'.A288];['Score Sheet'.C288]&gt;['Score Sheet'.B288]);&quot;TABLE&quot;;IF(['Score Sheet'.A288]=['Score Sheet'.B288];&quot;DRAW&quot;;IF(['Score Sheet'.A288]&gt;['Score Sheet'.B28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89]);&quot;&quot;;IF(AND(['Score Sheet'.C289]&gt;['Score Sheet'.A289];['Score Sheet'.C289]&gt;['Score Sheet'.B289]);&quot;TABLE&quot;;IF(['Score Sheet'.A289]=['Score Sheet'.B289];&quot;DRAW&quot;;IF(['Score Sheet'.A289]&gt;['Score Sheet'.B28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0]);&quot;&quot;;IF(AND(['Score Sheet'.C290]&gt;['Score Sheet'.A290];['Score Sheet'.C290]&gt;['Score Sheet'.B290]);&quot;TABLE&quot;;IF(['Score Sheet'.A290]=['Score Sheet'.B290];&quot;DRAW&quot;;IF(['Score Sheet'.A290]&gt;['Score Sheet'.B29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1]);&quot;&quot;;IF(AND(['Score Sheet'.C291]&gt;['Score Sheet'.A291];['Score Sheet'.C291]&gt;['Score Sheet'.B291]);&quot;TABLE&quot;;IF(['Score Sheet'.A291]=['Score Sheet'.B291];&quot;DRAW&quot;;IF(['Score Sheet'.A291]&gt;['Score Sheet'.B29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2]);&quot;&quot;;IF(AND(['Score Sheet'.C292]&gt;['Score Sheet'.A292];['Score Sheet'.C292]&gt;['Score Sheet'.B292]);&quot;TABLE&quot;;IF(['Score Sheet'.A292]=['Score Sheet'.B292];&quot;DRAW&quot;;IF(['Score Sheet'.A292]&gt;['Score Sheet'.B29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3]);&quot;&quot;;IF(AND(['Score Sheet'.C293]&gt;['Score Sheet'.A293];['Score Sheet'.C293]&gt;['Score Sheet'.B293]);&quot;TABLE&quot;;IF(['Score Sheet'.A293]=['Score Sheet'.B293];&quot;DRAW&quot;;IF(['Score Sheet'.A293]&gt;['Score Sheet'.B29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4]);&quot;&quot;;IF(AND(['Score Sheet'.C294]&gt;['Score Sheet'.A294];['Score Sheet'.C294]&gt;['Score Sheet'.B294]);&quot;TABLE&quot;;IF(['Score Sheet'.A294]=['Score Sheet'.B294];&quot;DRAW&quot;;IF(['Score Sheet'.A294]&gt;['Score Sheet'.B29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5]);&quot;&quot;;IF(AND(['Score Sheet'.C295]&gt;['Score Sheet'.A295];['Score Sheet'.C295]&gt;['Score Sheet'.B295]);&quot;TABLE&quot;;IF(['Score Sheet'.A295]=['Score Sheet'.B295];&quot;DRAW&quot;;IF(['Score Sheet'.A295]&gt;['Score Sheet'.B29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6]);&quot;&quot;;IF(AND(['Score Sheet'.C296]&gt;['Score Sheet'.A296];['Score Sheet'.C296]&gt;['Score Sheet'.B296]);&quot;TABLE&quot;;IF(['Score Sheet'.A296]=['Score Sheet'.B296];&quot;DRAW&quot;;IF(['Score Sheet'.A296]&gt;['Score Sheet'.B29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7]);&quot;&quot;;IF(AND(['Score Sheet'.C297]&gt;['Score Sheet'.A297];['Score Sheet'.C297]&gt;['Score Sheet'.B297]);&quot;TABLE&quot;;IF(['Score Sheet'.A297]=['Score Sheet'.B297];&quot;DRAW&quot;;IF(['Score Sheet'.A297]&gt;['Score Sheet'.B297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8]);&quot;&quot;;IF(AND(['Score Sheet'.C298]&gt;['Score Sheet'.A298];['Score Sheet'.C298]&gt;['Score Sheet'.B298]);&quot;TABLE&quot;;IF(['Score Sheet'.A298]=['Score Sheet'.B298];&quot;DRAW&quot;;IF(['Score Sheet'.A298]&gt;['Score Sheet'.B298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299]);&quot;&quot;;IF(AND(['Score Sheet'.C299]&gt;['Score Sheet'.A299];['Score Sheet'.C299]&gt;['Score Sheet'.B299]);&quot;TABLE&quot;;IF(['Score Sheet'.A299]=['Score Sheet'.B299];&quot;DRAW&quot;;IF(['Score Sheet'.A299]&gt;['Score Sheet'.B299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00]);&quot;&quot;;IF(AND(['Score Sheet'.C300]&gt;['Score Sheet'.A300];['Score Sheet'.C300]&gt;['Score Sheet'.B300]);&quot;TABLE&quot;;IF(['Score Sheet'.A300]=['Score Sheet'.B300];&quot;DRAW&quot;;IF(['Score Sheet'.A300]&gt;['Score Sheet'.B300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01]);&quot;&quot;;IF(AND(['Score Sheet'.C301]&gt;['Score Sheet'.A301];['Score Sheet'.C301]&gt;['Score Sheet'.B301]);&quot;TABLE&quot;;IF(['Score Sheet'.A301]=['Score Sheet'.B301];&quot;DRAW&quot;;IF(['Score Sheet'.A301]&gt;['Score Sheet'.B301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02]);&quot;&quot;;IF(AND(['Score Sheet'.C302]&gt;['Score Sheet'.A302];['Score Sheet'.C302]&gt;['Score Sheet'.B302]);&quot;TABLE&quot;;IF(['Score Sheet'.A302]=['Score Sheet'.B302];&quot;DRAW&quot;;IF(['Score Sheet'.A302]&gt;['Score Sheet'.B302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03]);&quot;&quot;;IF(AND(['Score Sheet'.C303]&gt;['Score Sheet'.A303];['Score Sheet'.C303]&gt;['Score Sheet'.B303]);&quot;TABLE&quot;;IF(['Score Sheet'.A303]=['Score Sheet'.B303];&quot;DRAW&quot;;IF(['Score Sheet'.A303]&gt;['Score Sheet'.B303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04]);&quot;&quot;;IF(AND(['Score Sheet'.C304]&gt;['Score Sheet'.A304];['Score Sheet'.C304]&gt;['Score Sheet'.B304]);&quot;TABLE&quot;;IF(['Score Sheet'.A304]=['Score Sheet'.B304];&quot;DRAW&quot;;IF(['Score Sheet'.A304]&gt;['Score Sheet'.B304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05]);&quot;&quot;;IF(AND(['Score Sheet'.C305]&gt;['Score Sheet'.A305];['Score Sheet'.C305]&gt;['Score Sheet'.B305]);&quot;TABLE&quot;;IF(['Score Sheet'.A305]=['Score Sheet'.B305];&quot;DRAW&quot;;IF(['Score Sheet'.A305]&gt;['Score Sheet'.B305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  <table:table-cell/>
          <table:table-cell table:style-name="ce43" table:formula="of:=(IF(ISBLANK(['Score Sheet'.A306]);&quot;&quot;;IF(AND(['Score Sheet'.C306]&gt;['Score Sheet'.A306];['Score Sheet'.C306]&gt;['Score Sheet'.B306]);&quot;TABLE&quot;;IF(['Score Sheet'.A306]=['Score Sheet'.B306];&quot;DRAW&quot;;IF(['Score Sheet'.A306]&gt;['Score Sheet'.B306];&quot;SANSOM&quot;;&quot;COOPER&quot;)))))" office:value-type="string">
            <text:p/>
          </table:table-cell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  <table:table-row table:style-name="ro2">
          <table:table-cell/>
          <table:table-cell table:style-name="ce39"/>
        </table:table-row>
      </table:table>
      <table:table table:name="The Deck" table:style-name="ta3" table:print="false">
        <office:forms form:automatic-focus="false" form:apply-design-mode="false"/>
        <table:table-column table:style-name="co10" table:default-cell-style-name="ce15"/>
        <table:table-column table:style-name="co11" table:number-columns-repeated="3" table:default-cell-style-name="ce15"/>
        <table:table-column table:style-name="co9" table:default-cell-style-name="ce15"/>
        <table:table-column table:style-name="co12" table:default-cell-style-name="ce15"/>
        <table:table-column table:style-name="co9" table:default-cell-style-name="ce15" table:number-columns-repeated="250"/>
        <table:table-row table:style-name="ro2">
          <table:table-cell table:style-name="ce54"/>
          <table:table-cell table:style-name="ce55" office:value-type="string">
            <text:p>Blue</text:p>
          </table:table-cell>
          <table:table-cell table:style-name="ce55" office:value-type="string">
            <text:p>Red</text:p>
          </table:table-cell>
          <table:table-cell table:style-name="ce36" office:value-type="string">
            <text:p>Total</text:p>
          </table:table-cell>
          <table:table-cell/>
          <table:table-cell table:style-name="ce37"/>
        </table:table-row>
        <table:table-row table:style-name="ro2">
          <table:table-cell table:style-name="ce54" office:value-type="string">
            <text:p>Ace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6" table:formula="of:=SUM([.B2:.C2])" office:value-type="string">
            <text:p>6</text:p>
          </table:table-cell>
          <table:table-cell/>
          <table:table-cell table:style-name="ce37"/>
        </table:table-row>
        <table:table-row table:style-name="ro2">
          <table:table-cell table:style-name="ce54" office:value-type="string">
            <text:p>Two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6" table:formula="of:=SUM([.B3:.C3])" office:value-type="string">
            <text:p>6</text:p>
          </table:table-cell>
        </table:table-row>
        <table:table-row table:style-name="ro2">
          <table:table-cell table:style-name="ce54" office:value-type="string">
            <text:p>Three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6">
            <text:p>6</text:p>
          </table:table-cell>
          <table:table-cell table:style-name="ce56" table:formula="of:=SUM([.B4:.C4])" office:value-type="string">
            <text:p>10</text:p>
          </table:table-cell>
        </table:table-row>
        <table:table-row table:style-name="ro2">
          <table:table-cell table:style-name="ce54" office:value-type="string">
            <text:p>Four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6" table:formula="of:=SUM([.B5:.C5])" office:value-type="string">
            <text:p>6</text:p>
          </table:table-cell>
        </table:table-row>
        <table:table-row table:style-name="ro2">
          <table:table-cell table:style-name="ce54" office:value-type="string">
            <text:p>Five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7">
            <text:p>7</text:p>
          </table:table-cell>
          <table:table-cell table:style-name="ce56" table:formula="of:=SUM([.B6:.C6])" office:value-type="string">
            <text:p>7</text:p>
          </table:table-cell>
        </table:table-row>
        <table:table-row table:style-name="ro2">
          <table:table-cell table:style-name="ce54" office:value-type="string">
            <text:p>Six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7">
            <text:p>7</text:p>
          </table:table-cell>
          <table:table-cell table:style-name="ce56" table:formula="of:=SUM([.B7:.C7])" office:value-type="string">
            <text:p>7</text:p>
          </table:table-cell>
        </table:table-row>
        <table:table-row table:style-name="ro2">
          <table:table-cell table:style-name="ce54" office:value-type="string">
            <text:p>Seven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4">
            <text:p>4</text:p>
          </table:table-cell>
          <table:table-cell table:style-name="ce56" table:formula="of:=SUM([.B8:.C8])" office:value-type="string">
            <text:p>4</text:p>
          </table:table-cell>
        </table:table-row>
        <table:table-row table:style-name="ro2">
          <table:table-cell table:style-name="ce54" office:value-type="string">
            <text:p>Eight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5">
            <text:p>5</text:p>
          </table:table-cell>
          <table:table-cell table:style-name="ce56" table:formula="of:=SUM([.B9:.C9])" office:value-type="string">
            <text:p>9</text:p>
          </table:table-cell>
        </table:table-row>
        <table:table-row table:style-name="ro2">
          <table:table-cell table:style-name="ce54" office:value-type="string">
            <text:p>Nine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7">
            <text:p>7</text:p>
          </table:table-cell>
          <table:table-cell table:style-name="ce56" table:formula="of:=SUM([.B10:.C10])" office:value-type="string">
            <text:p>7</text:p>
          </table:table-cell>
        </table:table-row>
        <table:table-row table:style-name="ro2">
          <table:table-cell table:style-name="ce54" office:value-type="string">
            <text:p>Ten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5">
            <text:p>5</text:p>
          </table:table-cell>
          <table:table-cell table:style-name="ce56" table:formula="of:=SUM([.B11:.C11])" office:value-type="string">
            <text:p>9</text:p>
          </table:table-cell>
        </table:table-row>
        <table:table-row table:style-name="ro2">
          <table:table-cell table:style-name="ce54" office:value-type="string">
            <text:p>Jack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6" table:formula="of:=SUM([.B12:.C12])" office:value-type="string">
            <text:p>6</text:p>
          </table:table-cell>
        </table:table-row>
        <table:table-row table:style-name="ro2">
          <table:table-cell table:style-name="ce54" office:value-type="string">
            <text:p>Queen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5">
            <text:p>5</text:p>
          </table:table-cell>
          <table:table-cell table:style-name="ce56" table:formula="of:=SUM([.B13:.C13])" office:value-type="string">
            <text:p>5</text:p>
          </table:table-cell>
        </table:table-row>
        <table:table-row table:style-name="ro2">
          <table:table-cell table:style-name="ce54" office:value-type="string">
            <text:p>King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5">
            <text:p>5</text:p>
          </table:table-cell>
          <table:table-cell table:style-name="ce56" table:formula="of:=SUM([.B14:.C14])" office:value-type="string">
            <text:p>5</text:p>
          </table:table-cell>
        </table:table-row>
        <table:table-row table:style-name="ro2">
          <table:table-cell table:style-name="ce54" office:value-type="string">
            <text:p>Joker</text:p>
          </table:table-cell>
          <table:table-cell table:style-name="ce55" office:value-type="float" office:value="0">
            <text:p>0</text:p>
          </table:table-cell>
          <table:table-cell table:style-name="ce57" office:value-type="float" office:value="2">
            <text:p>2</text:p>
          </table:table-cell>
          <table:table-cell table:style-name="ce56" table:formula="of:=SUM([.B15:.C15])" office:value-type="string">
            <text:p>2</text:p>
          </table:table-cell>
        </table:table-row>
        <table:table-row table:style-name="ro2">
          <table:table-cell table:style-name="ce58" office:value-type="string">
            <text:p>Joker (King)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56" table:formula="of:=SUM([.B16:.C16])" office:value-type="string">
            <text:p>1</text:p>
          </table:table-cell>
        </table:table-row>
        <table:table-row table:style-name="ro2">
          <table:table-cell table:style-name="ce54" office:value-type="string">
            <text:p>Bridge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6" table:formula="of:=SUM([.B17:.C17])" office:value-type="string">
            <text:p>1</text:p>
          </table:table-cell>
        </table:table-row>
        <table:table-row table:style-name="ro2">
          <table:table-cell table:style-name="ce59" table:number-columns-spanned="3" table:number-rows-spanned="1" office:value-type="string">
            <text:p>Total:</text:p>
          </table:table-cell>
          <table:covered-table-cell table:number-columns-repeated="2"/>
          <table:table-cell table:style-name="ce56" table:formula="of:=SUM([.D2:.D17])" office:value-type="string">
            <text:p>91</text:p>
          </table:table-cell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  <table:table-row table:style-name="ro2">
          <table:table-cell table:style-name="ce60"/>
          <table:table-cell table:number-columns-repeated="3"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core Sheet" style:display-name="PageStyle_Score Shee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The Deck" style:display-name="PageStyle_The Deck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